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3.9701in"/>
    </style:style>
    <style:style style:name="co3" style:family="table-column">
      <style:table-column-properties fo:break-before="auto" style:column-width="0.6402in"/>
    </style:style>
    <style:style style:name="co4" style:family="table-column">
      <style:table-column-properties fo:break-before="auto" style:column-width="0.9209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in"/>
    </style:style>
    <style:style style:name="co12" style:family="table-column">
      <style:table-column-properties fo:break-before="auto" style:column-width="1.1445in"/>
    </style:style>
    <style:style style:name="co13" style:family="table-column">
      <style:table-column-properties fo:break-before="auto" style:column-width="1.256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Calc_20_Text_20__28_Copy_20_This_29_" style:data-style-name="N0"/>
    <style:style style:name="ce10" style:family="table-cell" style:parent-style-name="Calc_20_Text_20__28_Static_29_" style:data-style-name="N2"/>
    <style:style style:name="ce11" style:family="table-cell" style:parent-style-name="Calc_20_Text_20__28_Static_29_" style:data-style-name="N100">
      <style:paragraph-properties fo:margin-left="0in"/>
    </style:style>
  </office:automatic-styles>
  <office:body>
    <office:spreadsheet>
      <table:calculation-settings table:use-regular-expressions="false"/>
      <table:table table:name="Calc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alc_20_Text"/>
        <table:table-column table:style-name="co4" table:default-cell-style-name="ce11"/>
        <table:table-column table:style-name="co5" table:number-columns-repeated="3" table:default-cell-style-name="Calc_20_Text"/>
        <table:table-column table:style-name="co6" table:default-cell-style-name="Calc_20_Text_20__28_Alt_29_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1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e9" table:formula="of:=COM.MICROSOFT.TEXTJOIN(CHAR(13)&amp;CHAR(10); TRUE(); [.B5:.B23])" office:value-type="string" office:string-value="  'BlueV1+9': 'rgb(224, 233, 243)',&#9;/* #e0e9f3 */&#13;&#10;  'BlueV1+8': 'rgb(193, 212, 231)',&#9;/* #c1d4e7 */&#13;&#10;  'BlueV1+7': 'rgb(161, 190, 219)',&#9;/* #a1bedb */&#13;&#10;  'BlueV1+6': 'rgb(130, 168, 206)',&#9;/* #82a8ce */&#13;&#10;  'BlueV1+5': 'rgb(99, 147, 194)',&#9;/* #6393c2 */&#13;&#10;  'BlueV1+4': 'rgb(70, 125, 180)',&#9;/* #467db4 */&#13;&#10;  'BlueV1+3': 'rgb(58, 103, 149)',&#9;/* #3a6795 */&#13;&#10;  'BlueV1+2': 'rgb(46, 82, 118)',&#9;/* #2e5276 */&#13;&#10;  'BlueV1+1': 'rgb(34, 60, 86)',&#9;/* #223c56 */&#13;&#10;  'BlueV1+0': 'rgb(21, 38, 55)',&#9;/* #152637 */&#13;&#10;  'BlueV1-1': 'rgb(19, 34, 50)',&#9;/* #132232 */&#13;&#10;  'BlueV1-2': 'rgb(17, 31, 44)',&#9;/* #111f2c */&#13;&#10;  'BlueV1-3': 'rgb(15, 27, 39)',&#9;/* #0f1b27 */&#13;&#10;  'BlueV1-4': 'rgb(13, 23, 33)',&#9;/* #0d1721 */&#13;&#10;  'BlueV1-5': 'rgb(11, 19, 28)',&#9;/* #0b131c */&#13;&#10;  'BlueV1-6': 'rgb(9, 15, 22)',&#9;/* #090f16 */&#13;&#10;  'BlueV1-7': 'rgb(6, 11, 17)',&#9;/* #060b11 */&#13;&#10;  'BlueV1-8': 'rgb(4, 8, 11)',&#9;/* #04080b */&#13;&#10;  'BlueV1-9': 'rgb(2, 4, 6)',&#9;/* #020406 */" calcext:value-type="string">
            <text:p>  'BlueV1+9': 'rgb(224, 233, 243)',	/* #e0e9f3 */</text:p>
            <text:p>  'BlueV1+8': 'rgb(193, 212, 231)',	/* #c1d4e7 */</text:p>
            <text:p>  'BlueV1+7': 'rgb(161, 190, 219)',	/* #a1bedb */</text:p>
            <text:p>  'BlueV1+6': 'rgb(130, 168, 206)',	/* #82a8ce */</text:p>
            <text:p>  'BlueV1+5': 'rgb(99, 147, 194)',	/* #6393c2 */</text:p>
            <text:p>  'BlueV1+4': 'rgb(70, 125, 180)',	/* #467db4 */</text:p>
            <text:p>  'BlueV1+3': 'rgb(58, 103, 149)',	/* #3a6795 */</text:p>
            <text:p>  'BlueV1+2': 'rgb(46, 82, 118)',	/* #2e5276 */</text:p>
            <text:p>  'BlueV1+1': 'rgb(34, 60, 86)',	/* #223c56 */</text:p>
            <text:p>  'BlueV1+0': 'rgb(21, 38, 55)',	/* #152637 */</text:p>
            <text:p>  'BlueV1-1': 'rgb(19, 34, 50)',	/* #132232 */</text:p>
            <text:p>  'BlueV1-2': 'rgb(17, 31, 44)',	/* #111f2c */</text:p>
            <text:p>  'BlueV1-3': 'rgb(15, 27, 39)',	/* #0f1b27 */</text:p>
            <text:p>  'BlueV1-4': 'rgb(13, 23, 33)',	/* #0d1721 */</text:p>
            <text:p>  'BlueV1-5': 'rgb(11, 19, 28)',	/* #0b131c */</text:p>
            <text:p>  'BlueV1-6': 'rgb(9, 15, 22)',	/* #090f16 */</text:p>
            <text:p>  'BlueV1-7': 'rgb(6, 11, 17)',	/* #060b11 */</text:p>
            <text:p>  'BlueV1-8': 'rgb(4, 8, 11)',	/* #04080b */</text:p>
            <text:p>  'BlueV1-9': 'rgb(2, 4, 6)',	/* #020406 */</text:p>
          </table:table-cell>
          <table:table-cell table:formula="of:=&quot;  '&quot;&amp;[.A4]&amp;IF([.C5]&gt;=0; &quot;+&quot;; &quot;&quot;)&amp;[.C5]&amp;&quot;': 'rgb&quot;&amp;[.H5]&amp;&quot;',&quot;&amp;CHAR(9)&amp;&quot;/* #&quot;&amp;LOWER([.D5])&amp;&quot; */&quot;" office:value-type="string" office:string-value="  'BlueV1+9': 'rgb(224, 233, 243)',&#9;/* #e0e9f3 */" calcext:value-type="string">
            <text:p><text:s text:c="2"/>'BlueV1+9': 'rgb(224, 233, 243)',<text:tab/>/* #e0e9f3 */</text:p>
          </table:table-cell>
          <table:table-cell table:formula="of:=[.C6]+([.C6]-[.C7])" office:value-type="float" office:value="9" calcext:value-type="float">
            <text:p>9</text:p>
          </table:table-cell>
          <table:table-cell office:value-type="string" calcext:value-type="string">
            <text:p>E0E9F3</text:p>
          </table:table-cell>
          <table:table-cell table:formula="of:=HEX2DEC(MID([.D5]; 1; 2))" office:value-type="float" office:value="224" calcext:value-type="float">
            <text:p>224</text:p>
          </table:table-cell>
          <table:table-cell table:formula="of:=HEX2DEC(MID([.D5]; 3; 2))" office:value-type="float" office:value="233" calcext:value-type="float">
            <text:p>233</text:p>
          </table:table-cell>
          <table:table-cell table:formula="of:=HEX2DEC(MID([.D5]; 5; 2))" office:value-type="float" office:value="243" calcext:value-type="float">
            <text:p>243</text:p>
          </table:table-cell>
          <table:table-cell table:formula="of:=&quot;(&quot;&amp;[.E5]&amp;&quot;, &quot;&amp;[.F5]&amp;&quot;, &quot;&amp;[.G5]&amp;&quot;)&quot;" office:value-type="string" office:string-value="(224, 233, 243)" calcext:value-type="string">
            <text:p>(224, 233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6]&gt;=0; &quot;+&quot;; &quot;&quot;)&amp;[.C6]&amp;&quot;': 'rgb&quot;&amp;[.H6]&amp;&quot;',&quot;&amp;CHAR(9)&amp;&quot;/* #&quot;&amp;LOWER([.D6])&amp;&quot; */&quot;" office:value-type="string" office:string-value="  'BlueV1+8': 'rgb(193, 212, 231)',&#9;/* #c1d4e7 */" calcext:value-type="string">
            <text:p><text:s text:c="2"/>'BlueV1+8': 'rgb(193, 212, 231)',<text:tab/>/* #c1d4e7 */</text:p>
          </table:table-cell>
          <table:table-cell table:formula="of:=[.C7]+([.C7]-[.C8])" office:value-type="float" office:value="8" calcext:value-type="float">
            <text:p>8</text:p>
          </table:table-cell>
          <table:table-cell office:value-type="string" calcext:value-type="string">
            <text:p>C1D4E7</text:p>
          </table:table-cell>
          <table:table-cell table:formula="of:=HEX2DEC(MID([.D6]; 1; 2))" office:value-type="float" office:value="193" calcext:value-type="float">
            <text:p>193</text:p>
          </table:table-cell>
          <table:table-cell table:formula="of:=HEX2DEC(MID([.D6]; 3; 2))" office:value-type="float" office:value="212" calcext:value-type="float">
            <text:p>212</text:p>
          </table:table-cell>
          <table:table-cell table:formula="of:=HEX2DEC(MID([.D6]; 5; 2))" office:value-type="float" office:value="231" calcext:value-type="float">
            <text:p>231</text:p>
          </table:table-cell>
          <table:table-cell table:formula="of:=&quot;(&quot;&amp;[.E6]&amp;&quot;, &quot;&amp;[.F6]&amp;&quot;, &quot;&amp;[.G6]&amp;&quot;)&quot;" office:value-type="string" office:string-value="(193, 212, 231)" calcext:value-type="string">
            <text:p>(193, 212, 23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7]&gt;=0; &quot;+&quot;; &quot;&quot;)&amp;[.C7]&amp;&quot;': 'rgb&quot;&amp;[.H7]&amp;&quot;',&quot;&amp;CHAR(9)&amp;&quot;/* #&quot;&amp;LOWER([.D7])&amp;&quot; */&quot;" office:value-type="string" office:string-value="  'BlueV1+7': 'rgb(161, 190, 219)',&#9;/* #a1bedb */" calcext:value-type="string">
            <text:p><text:s text:c="2"/>'BlueV1+7': 'rgb(161, 190, 219)',<text:tab/>/* #a1bedb */</text:p>
          </table:table-cell>
          <table:table-cell table:formula="of:=[.C8]+([.C8]-[.C9])" office:value-type="float" office:value="7" calcext:value-type="float">
            <text:p>7</text:p>
          </table:table-cell>
          <table:table-cell office:value-type="string" calcext:value-type="string">
            <text:p>A1BEDB</text:p>
          </table:table-cell>
          <table:table-cell table:formula="of:=HEX2DEC(MID([.D7]; 1; 2))" office:value-type="float" office:value="161" calcext:value-type="float">
            <text:p>161</text:p>
          </table:table-cell>
          <table:table-cell table:formula="of:=HEX2DEC(MID([.D7]; 3; 2))" office:value-type="float" office:value="190" calcext:value-type="float">
            <text:p>190</text:p>
          </table:table-cell>
          <table:table-cell table:formula="of:=HEX2DEC(MID([.D7]; 5; 2))" office:value-type="float" office:value="219" calcext:value-type="float">
            <text:p>219</text:p>
          </table:table-cell>
          <table:table-cell table:formula="of:=&quot;(&quot;&amp;[.E7]&amp;&quot;, &quot;&amp;[.F7]&amp;&quot;, &quot;&amp;[.G7]&amp;&quot;)&quot;" office:value-type="string" office:string-value="(161, 190, 219)" calcext:value-type="string">
            <text:p>(161, 190, 2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8]&gt;=0; &quot;+&quot;; &quot;&quot;)&amp;[.C8]&amp;&quot;': 'rgb&quot;&amp;[.H8]&amp;&quot;',&quot;&amp;CHAR(9)&amp;&quot;/* #&quot;&amp;LOWER([.D8])&amp;&quot; */&quot;" office:value-type="string" office:string-value="  'BlueV1+6': 'rgb(130, 168, 206)',&#9;/* #82a8ce */" calcext:value-type="string">
            <text:p><text:s text:c="2"/>'BlueV1+6': 'rgb(130, 168, 206)',<text:tab/>/* #82a8ce */</text:p>
          </table:table-cell>
          <table:table-cell table:formula="of:=[.C9]+([.C9]-[.C10])" office:value-type="float" office:value="6" calcext:value-type="float">
            <text:p>6</text:p>
          </table:table-cell>
          <table:table-cell office:value-type="string" calcext:value-type="string">
            <text:p>82A8CE</text:p>
          </table:table-cell>
          <table:table-cell table:formula="of:=HEX2DEC(MID([.D8]; 1; 2))" office:value-type="float" office:value="130" calcext:value-type="float">
            <text:p>130</text:p>
          </table:table-cell>
          <table:table-cell table:formula="of:=HEX2DEC(MID([.D8]; 3; 2))" office:value-type="float" office:value="168" calcext:value-type="float">
            <text:p>168</text:p>
          </table:table-cell>
          <table:table-cell table:formula="of:=HEX2DEC(MID([.D8]; 5; 2))" office:value-type="float" office:value="206" calcext:value-type="float">
            <text:p>206</text:p>
          </table:table-cell>
          <table:table-cell table:formula="of:=&quot;(&quot;&amp;[.E8]&amp;&quot;, &quot;&amp;[.F8]&amp;&quot;, &quot;&amp;[.G8]&amp;&quot;)&quot;" office:value-type="string" office:string-value="(130, 168, 206)" calcext:value-type="string">
            <text:p>(130, 168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9]&gt;=0; &quot;+&quot;; &quot;&quot;)&amp;[.C9]&amp;&quot;': 'rgb&quot;&amp;[.H9]&amp;&quot;',&quot;&amp;CHAR(9)&amp;&quot;/* #&quot;&amp;LOWER([.D9])&amp;&quot; */&quot;" office:value-type="string" office:string-value="  'BlueV1+5': 'rgb(99, 147, 194)',&#9;/* #6393c2 */" calcext:value-type="string">
            <text:p><text:s text:c="2"/>'BlueV1+5': 'rgb(99, 147, 194)',<text:tab/>/* #6393c2 */</text:p>
          </table:table-cell>
          <table:table-cell table:formula="of:=[.C10]+([.C10]-[.C11])" office:value-type="float" office:value="5" calcext:value-type="float">
            <text:p>5</text:p>
          </table:table-cell>
          <table:table-cell office:value-type="string" calcext:value-type="string">
            <text:p>6393C2</text:p>
          </table:table-cell>
          <table:table-cell table:formula="of:=HEX2DEC(MID([.D9]; 1; 2))" office:value-type="float" office:value="99" calcext:value-type="float">
            <text:p>99</text:p>
          </table:table-cell>
          <table:table-cell table:formula="of:=HEX2DEC(MID([.D9]; 3; 2))" office:value-type="float" office:value="147" calcext:value-type="float">
            <text:p>147</text:p>
          </table:table-cell>
          <table:table-cell table:formula="of:=HEX2DEC(MID([.D9]; 5; 2))" office:value-type="float" office:value="194" calcext:value-type="float">
            <text:p>194</text:p>
          </table:table-cell>
          <table:table-cell table:formula="of:=&quot;(&quot;&amp;[.E9]&amp;&quot;, &quot;&amp;[.F9]&amp;&quot;, &quot;&amp;[.G9]&amp;&quot;)&quot;" office:value-type="string" office:string-value="(99, 147, 194)" calcext:value-type="string">
            <text:p>(99, 147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0]&gt;=0; &quot;+&quot;; &quot;&quot;)&amp;[.C10]&amp;&quot;': 'rgb&quot;&amp;[.H10]&amp;&quot;',&quot;&amp;CHAR(9)&amp;&quot;/* #&quot;&amp;LOWER([.D10])&amp;&quot; */&quot;" office:value-type="string" office:string-value="  'BlueV1+4': 'rgb(70, 125, 180)',&#9;/* #467db4 */" calcext:value-type="string">
            <text:p><text:s text:c="2"/>'BlueV1+4': 'rgb(70, 125, 180)',<text:tab/>/* #467db4 */</text:p>
          </table:table-cell>
          <table:table-cell table:formula="of:=[.C11]+([.C11]-[.C12])" office:value-type="float" office:value="4" calcext:value-type="float">
            <text:p>4</text:p>
          </table:table-cell>
          <table:table-cell office:value-type="string" calcext:value-type="string">
            <text:p>467DB4</text:p>
          </table:table-cell>
          <table:table-cell table:formula="of:=HEX2DEC(MID([.D10]; 1; 2))" office:value-type="float" office:value="70" calcext:value-type="float">
            <text:p>70</text:p>
          </table:table-cell>
          <table:table-cell table:formula="of:=HEX2DEC(MID([.D10]; 3; 2))" office:value-type="float" office:value="125" calcext:value-type="float">
            <text:p>125</text:p>
          </table:table-cell>
          <table:table-cell table:formula="of:=HEX2DEC(MID([.D10]; 5; 2))" office:value-type="float" office:value="180" calcext:value-type="float">
            <text:p>180</text:p>
          </table:table-cell>
          <table:table-cell table:formula="of:=&quot;(&quot;&amp;[.E10]&amp;&quot;, &quot;&amp;[.F10]&amp;&quot;, &quot;&amp;[.G10]&amp;&quot;)&quot;" office:value-type="string" office:string-value="(70, 125, 180)" calcext:value-type="string">
            <text:p>(70, 125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1]&gt;=0; &quot;+&quot;; &quot;&quot;)&amp;[.C11]&amp;&quot;': 'rgb&quot;&amp;[.H11]&amp;&quot;',&quot;&amp;CHAR(9)&amp;&quot;/* #&quot;&amp;LOWER([.D11])&amp;&quot; */&quot;" office:value-type="string" office:string-value="  'BlueV1+3': 'rgb(58, 103, 149)',&#9;/* #3a6795 */" calcext:value-type="string">
            <text:p><text:s text:c="2"/>'BlueV1+3': 'rgb(58, 103, 149)',<text:tab/>/* #3a6795 */</text:p>
          </table:table-cell>
          <table:table-cell table:formula="of:=[.C12]+([.C12]-[.C13])" office:value-type="float" office:value="3" calcext:value-type="float">
            <text:p>3</text:p>
          </table:table-cell>
          <table:table-cell office:value-type="string" calcext:value-type="string">
            <text:p>3A6795</text:p>
          </table:table-cell>
          <table:table-cell table:formula="of:=HEX2DEC(MID([.D11]; 1; 2))" office:value-type="float" office:value="58" calcext:value-type="float">
            <text:p>58</text:p>
          </table:table-cell>
          <table:table-cell table:formula="of:=HEX2DEC(MID([.D11]; 3; 2))" office:value-type="float" office:value="103" calcext:value-type="float">
            <text:p>103</text:p>
          </table:table-cell>
          <table:table-cell table:formula="of:=HEX2DEC(MID([.D11]; 5; 2))" office:value-type="float" office:value="149" calcext:value-type="float">
            <text:p>149</text:p>
          </table:table-cell>
          <table:table-cell table:formula="of:=&quot;(&quot;&amp;[.E11]&amp;&quot;, &quot;&amp;[.F11]&amp;&quot;, &quot;&amp;[.G11]&amp;&quot;)&quot;" office:value-type="string" office:string-value="(58, 103, 149)" calcext:value-type="string">
            <text:p>(58, 103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2]&gt;=0; &quot;+&quot;; &quot;&quot;)&amp;[.C12]&amp;&quot;': 'rgb&quot;&amp;[.H12]&amp;&quot;',&quot;&amp;CHAR(9)&amp;&quot;/* #&quot;&amp;LOWER([.D12])&amp;&quot; */&quot;" office:value-type="string" office:string-value="  'BlueV1+2': 'rgb(46, 82, 118)',&#9;/* #2e5276 */" calcext:value-type="string">
            <text:p><text:s text:c="2"/>'BlueV1+2': 'rgb(46, 82, 118)',<text:tab/>/* #2e5276 */</text:p>
          </table:table-cell>
          <table:table-cell table:formula="of:=[.C13]+([.C13]-[.C14])" office:value-type="float" office:value="2" calcext:value-type="float">
            <text:p>2</text:p>
          </table:table-cell>
          <table:table-cell office:value-type="string" calcext:value-type="string">
            <text:p>2E5276</text:p>
          </table:table-cell>
          <table:table-cell table:formula="of:=HEX2DEC(MID([.D12]; 1; 2))" office:value-type="float" office:value="46" calcext:value-type="float">
            <text:p>46</text:p>
          </table:table-cell>
          <table:table-cell table:formula="of:=HEX2DEC(MID([.D12]; 3; 2))" office:value-type="float" office:value="82" calcext:value-type="float">
            <text:p>82</text:p>
          </table:table-cell>
          <table:table-cell table:formula="of:=HEX2DEC(MID([.D12]; 5; 2))" office:value-type="float" office:value="118" calcext:value-type="float">
            <text:p>118</text:p>
          </table:table-cell>
          <table:table-cell table:formula="of:=&quot;(&quot;&amp;[.E12]&amp;&quot;, &quot;&amp;[.F12]&amp;&quot;, &quot;&amp;[.G12]&amp;&quot;)&quot;" office:value-type="string" office:string-value="(46, 82, 118)" calcext:value-type="string">
            <text:p>(46, 82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3]&gt;=0; &quot;+&quot;; &quot;&quot;)&amp;[.C13]&amp;&quot;': 'rgb&quot;&amp;[.H13]&amp;&quot;',&quot;&amp;CHAR(9)&amp;&quot;/* #&quot;&amp;LOWER([.D13])&amp;&quot; */&quot;" office:value-type="string" office:string-value="  'BlueV1+1': 'rgb(34, 60, 86)',&#9;/* #223c56 */" calcext:value-type="string">
            <text:p><text:s text:c="2"/>'BlueV1+1': 'rgb(34, 60, 86)',<text:tab/>/* #223c56 */</text:p>
          </table:table-cell>
          <table:table-cell table:formula="of:=[.C14]+([.C14]-[.C15])" office:value-type="float" office:value="1" calcext:value-type="float">
            <text:p>1</text:p>
          </table:table-cell>
          <table:table-cell office:value-type="string" calcext:value-type="string">
            <text:p>223C56</text:p>
          </table:table-cell>
          <table:table-cell table:formula="of:=HEX2DEC(MID([.D13]; 1; 2))" office:value-type="float" office:value="34" calcext:value-type="float">
            <text:p>34</text:p>
          </table:table-cell>
          <table:table-cell table:formula="of:=HEX2DEC(MID([.D13]; 3; 2))" office:value-type="float" office:value="60" calcext:value-type="float">
            <text:p>60</text:p>
          </table:table-cell>
          <table:table-cell table:formula="of:=HEX2DEC(MID([.D13]; 5; 2))" office:value-type="float" office:value="86" calcext:value-type="float">
            <text:p>86</text:p>
          </table:table-cell>
          <table:table-cell table:formula="of:=&quot;(&quot;&amp;[.E13]&amp;&quot;, &quot;&amp;[.F13]&amp;&quot;, &quot;&amp;[.G13]&amp;&quot;)&quot;" office:value-type="string" office:string-value="(34, 60, 86)" calcext:value-type="string">
            <text:p>(34, 60, 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4]&gt;=0; &quot;+&quot;; &quot;&quot;)&amp;[.C14]&amp;&quot;': 'rgb&quot;&amp;[.H14]&amp;&quot;',&quot;&amp;CHAR(9)&amp;&quot;/* #&quot;&amp;LOWER([.D14])&amp;&quot; */&quot;" office:value-type="string" office:string-value="  'BlueV1+0': 'rgb(21, 38, 55)',&#9;/* #152637 */" calcext:value-type="string">
            <text:p><text:s text:c="2"/>'BlueV1+0': 'rgb(21, 38, 55)',<text:tab/>/* #152637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152637</text:p>
          </table:table-cell>
          <table:table-cell table:formula="of:=HEX2DEC(MID([.D14]; 1; 2))" office:value-type="float" office:value="21" calcext:value-type="float">
            <text:p>21</text:p>
          </table:table-cell>
          <table:table-cell table:formula="of:=HEX2DEC(MID([.D14]; 3; 2))" office:value-type="float" office:value="38" calcext:value-type="float">
            <text:p>38</text:p>
          </table:table-cell>
          <table:table-cell table:formula="of:=HEX2DEC(MID([.D14]; 5; 2))" office:value-type="float" office:value="55" calcext:value-type="float">
            <text:p>55</text:p>
          </table:table-cell>
          <table:table-cell table:formula="of:=&quot;(&quot;&amp;[.E14]&amp;&quot;, &quot;&amp;[.F14]&amp;&quot;, &quot;&amp;[.G14]&amp;&quot;)&quot;" office:value-type="string" office:string-value="(21, 38, 55)" calcext:value-type="string">
            <text:p>(21, 38, 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5]&gt;=0; &quot;+&quot;; &quot;&quot;)&amp;[.C15]&amp;&quot;': 'rgb&quot;&amp;[.H15]&amp;&quot;',&quot;&amp;CHAR(9)&amp;&quot;/* #&quot;&amp;LOWER([.D15])&amp;&quot; */&quot;" office:value-type="string" office:string-value="  'BlueV1-1': 'rgb(19, 34, 50)',&#9;/* #132232 */" calcext:value-type="string">
            <text:p><text:s text:c="2"/>'BlueV1-1': 'rgb(19, 34, 50)',<text:tab/>/* #132232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132232</text:p>
          </table:table-cell>
          <table:table-cell table:formula="of:=HEX2DEC(MID([.D15]; 1; 2))" office:value-type="float" office:value="19" calcext:value-type="float">
            <text:p>19</text:p>
          </table:table-cell>
          <table:table-cell table:formula="of:=HEX2DEC(MID([.D15]; 3; 2))" office:value-type="float" office:value="34" calcext:value-type="float">
            <text:p>34</text:p>
          </table:table-cell>
          <table:table-cell table:formula="of:=HEX2DEC(MID([.D15]; 5; 2))" office:value-type="float" office:value="50" calcext:value-type="float">
            <text:p>50</text:p>
          </table:table-cell>
          <table:table-cell table:formula="of:=&quot;(&quot;&amp;[.E15]&amp;&quot;, &quot;&amp;[.F15]&amp;&quot;, &quot;&amp;[.G15]&amp;&quot;)&quot;" office:value-type="string" office:string-value="(19, 34, 50)" calcext:value-type="string">
            <text:p>(19, 34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6]&gt;=0; &quot;+&quot;; &quot;&quot;)&amp;[.C16]&amp;&quot;': 'rgb&quot;&amp;[.H16]&amp;&quot;',&quot;&amp;CHAR(9)&amp;&quot;/* #&quot;&amp;LOWER([.D16])&amp;&quot; */&quot;" office:value-type="string" office:string-value="  'BlueV1-2': 'rgb(17, 31, 44)',&#9;/* #111f2c */" calcext:value-type="string">
            <text:p><text:s text:c="2"/>'BlueV1-2': 'rgb(17, 31, 44)',<text:tab/>/* #111f2c */</text:p>
          </table:table-cell>
          <table:table-cell table:formula="of:=[.C15]+([.C15]-[.C14])" office:value-type="float" office:value="-2" calcext:value-type="float">
            <text:p>-2</text:p>
          </table:table-cell>
          <table:table-cell office:value-type="string" calcext:value-type="string">
            <text:p>111F2C</text:p>
          </table:table-cell>
          <table:table-cell table:formula="of:=HEX2DEC(MID([.D16]; 1; 2))" office:value-type="float" office:value="17" calcext:value-type="float">
            <text:p>17</text:p>
          </table:table-cell>
          <table:table-cell table:formula="of:=HEX2DEC(MID([.D16]; 3; 2))" office:value-type="float" office:value="31" calcext:value-type="float">
            <text:p>31</text:p>
          </table:table-cell>
          <table:table-cell table:formula="of:=HEX2DEC(MID([.D16]; 5; 2))" office:value-type="float" office:value="44" calcext:value-type="float">
            <text:p>44</text:p>
          </table:table-cell>
          <table:table-cell table:formula="of:=&quot;(&quot;&amp;[.E16]&amp;&quot;, &quot;&amp;[.F16]&amp;&quot;, &quot;&amp;[.G16]&amp;&quot;)&quot;" office:value-type="string" office:string-value="(17, 31, 44)" calcext:value-type="string">
            <text:p>(17, 31, 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7]&gt;=0; &quot;+&quot;; &quot;&quot;)&amp;[.C17]&amp;&quot;': 'rgb&quot;&amp;[.H17]&amp;&quot;',&quot;&amp;CHAR(9)&amp;&quot;/* #&quot;&amp;LOWER([.D17])&amp;&quot; */&quot;" office:value-type="string" office:string-value="  'BlueV1-3': 'rgb(15, 27, 39)',&#9;/* #0f1b27 */" calcext:value-type="string">
            <text:p><text:s text:c="2"/>'BlueV1-3': 'rgb(15, 27, 39)',<text:tab/>/* #0f1b27 */</text:p>
          </table:table-cell>
          <table:table-cell table:formula="of:=[.C16]+([.C16]-[.C15])" office:value-type="float" office:value="-3" calcext:value-type="float">
            <text:p>-3</text:p>
          </table:table-cell>
          <table:table-cell office:value-type="string" calcext:value-type="string">
            <text:p>0F1B27</text:p>
          </table:table-cell>
          <table:table-cell table:formula="of:=HEX2DEC(MID([.D17]; 1; 2))" office:value-type="float" office:value="15" calcext:value-type="float">
            <text:p>15</text:p>
          </table:table-cell>
          <table:table-cell table:formula="of:=HEX2DEC(MID([.D17]; 3; 2))" office:value-type="float" office:value="27" calcext:value-type="float">
            <text:p>27</text:p>
          </table:table-cell>
          <table:table-cell table:formula="of:=HEX2DEC(MID([.D17]; 5; 2))" office:value-type="float" office:value="39" calcext:value-type="float">
            <text:p>39</text:p>
          </table:table-cell>
          <table:table-cell table:formula="of:=&quot;(&quot;&amp;[.E17]&amp;&quot;, &quot;&amp;[.F17]&amp;&quot;, &quot;&amp;[.G17]&amp;&quot;)&quot;" office:value-type="string" office:string-value="(15, 27, 39)" calcext:value-type="string">
            <text:p>(15, 27, 3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8]&gt;=0; &quot;+&quot;; &quot;&quot;)&amp;[.C18]&amp;&quot;': 'rgb&quot;&amp;[.H18]&amp;&quot;',&quot;&amp;CHAR(9)&amp;&quot;/* #&quot;&amp;LOWER([.D18])&amp;&quot; */&quot;" office:value-type="string" office:string-value="  'BlueV1-4': 'rgb(13, 23, 33)',&#9;/* #0d1721 */" calcext:value-type="string">
            <text:p><text:s text:c="2"/>'BlueV1-4': 'rgb(13, 23, 33)',<text:tab/>/* #0d1721 */</text:p>
          </table:table-cell>
          <table:table-cell table:formula="of:=[.C17]+([.C17]-[.C16])" office:value-type="float" office:value="-4" calcext:value-type="float">
            <text:p>-4</text:p>
          </table:table-cell>
          <table:table-cell office:value-type="string" calcext:value-type="string">
            <text:p>0D1721</text:p>
          </table:table-cell>
          <table:table-cell table:formula="of:=HEX2DEC(MID([.D18]; 1; 2))" office:value-type="float" office:value="13" calcext:value-type="float">
            <text:p>13</text:p>
          </table:table-cell>
          <table:table-cell table:formula="of:=HEX2DEC(MID([.D18]; 3; 2))" office:value-type="float" office:value="23" calcext:value-type="float">
            <text:p>23</text:p>
          </table:table-cell>
          <table:table-cell table:formula="of:=HEX2DEC(MID([.D18]; 5; 2))" office:value-type="float" office:value="33" calcext:value-type="float">
            <text:p>33</text:p>
          </table:table-cell>
          <table:table-cell table:formula="of:=&quot;(&quot;&amp;[.E18]&amp;&quot;, &quot;&amp;[.F18]&amp;&quot;, &quot;&amp;[.G18]&amp;&quot;)&quot;" office:value-type="string" office:string-value="(13, 23, 33)" calcext:value-type="string">
            <text:p>(13, 23, 3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9]&gt;=0; &quot;+&quot;; &quot;&quot;)&amp;[.C19]&amp;&quot;': 'rgb&quot;&amp;[.H19]&amp;&quot;',&quot;&amp;CHAR(9)&amp;&quot;/* #&quot;&amp;LOWER([.D19])&amp;&quot; */&quot;" office:value-type="string" office:string-value="  'BlueV1-5': 'rgb(11, 19, 28)',&#9;/* #0b131c */" calcext:value-type="string">
            <text:p><text:s text:c="2"/>'BlueV1-5': 'rgb(11, 19, 28)',<text:tab/>/* #0b131c */</text:p>
          </table:table-cell>
          <table:table-cell table:formula="of:=[.C18]+([.C18]-[.C17])" office:value-type="float" office:value="-5" calcext:value-type="float">
            <text:p>-5</text:p>
          </table:table-cell>
          <table:table-cell office:value-type="string" calcext:value-type="string">
            <text:p>0B131C</text:p>
          </table:table-cell>
          <table:table-cell table:formula="of:=HEX2DEC(MID([.D19]; 1; 2))" office:value-type="float" office:value="11" calcext:value-type="float">
            <text:p>11</text:p>
          </table:table-cell>
          <table:table-cell table:formula="of:=HEX2DEC(MID([.D19]; 3; 2))" office:value-type="float" office:value="19" calcext:value-type="float">
            <text:p>19</text:p>
          </table:table-cell>
          <table:table-cell table:formula="of:=HEX2DEC(MID([.D19]; 5; 2))" office:value-type="float" office:value="28" calcext:value-type="float">
            <text:p>28</text:p>
          </table:table-cell>
          <table:table-cell table:formula="of:=&quot;(&quot;&amp;[.E19]&amp;&quot;, &quot;&amp;[.F19]&amp;&quot;, &quot;&amp;[.G19]&amp;&quot;)&quot;" office:value-type="string" office:string-value="(11, 19, 28)" calcext:value-type="string">
            <text:p>(11, 19, 2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0]&gt;=0; &quot;+&quot;; &quot;&quot;)&amp;[.C20]&amp;&quot;': 'rgb&quot;&amp;[.H20]&amp;&quot;',&quot;&amp;CHAR(9)&amp;&quot;/* #&quot;&amp;LOWER([.D20])&amp;&quot; */&quot;" office:value-type="string" office:string-value="  'BlueV1-6': 'rgb(9, 15, 22)',&#9;/* #090f16 */" calcext:value-type="string">
            <text:p><text:s text:c="2"/>'BlueV1-6': 'rgb(9, 15, 22)',<text:tab/>/* #090f16 */</text:p>
          </table:table-cell>
          <table:table-cell table:formula="of:=[.C19]+([.C19]-[.C18])" office:value-type="float" office:value="-6" calcext:value-type="float">
            <text:p>-6</text:p>
          </table:table-cell>
          <table:table-cell office:value-type="string" calcext:value-type="string">
            <text:p>090F16</text:p>
          </table:table-cell>
          <table:table-cell table:formula="of:=HEX2DEC(MID([.D20]; 1; 2))" office:value-type="float" office:value="9" calcext:value-type="float">
            <text:p>9</text:p>
          </table:table-cell>
          <table:table-cell table:formula="of:=HEX2DEC(MID([.D20]; 3; 2))" office:value-type="float" office:value="15" calcext:value-type="float">
            <text:p>15</text:p>
          </table:table-cell>
          <table:table-cell table:formula="of:=HEX2DEC(MID([.D20]; 5; 2))" office:value-type="float" office:value="22" calcext:value-type="float">
            <text:p>22</text:p>
          </table:table-cell>
          <table:table-cell table:formula="of:=&quot;(&quot;&amp;[.E20]&amp;&quot;, &quot;&amp;[.F20]&amp;&quot;, &quot;&amp;[.G20]&amp;&quot;)&quot;" office:value-type="string" office:string-value="(9, 15, 22)" calcext:value-type="string">
            <text:p>(9, 15, 2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1]&gt;=0; &quot;+&quot;; &quot;&quot;)&amp;[.C21]&amp;&quot;': 'rgb&quot;&amp;[.H21]&amp;&quot;',&quot;&amp;CHAR(9)&amp;&quot;/* #&quot;&amp;LOWER([.D21])&amp;&quot; */&quot;" office:value-type="string" office:string-value="  'BlueV1-7': 'rgb(6, 11, 17)',&#9;/* #060b11 */" calcext:value-type="string">
            <text:p><text:s text:c="2"/>'BlueV1-7': 'rgb(6, 11, 17)',<text:tab/>/* #060b11 */</text:p>
          </table:table-cell>
          <table:table-cell table:formula="of:=[.C20]+([.C20]-[.C19])" office:value-type="float" office:value="-7" calcext:value-type="float">
            <text:p>-7</text:p>
          </table:table-cell>
          <table:table-cell office:value-type="string" calcext:value-type="string">
            <text:p>060B11</text:p>
          </table:table-cell>
          <table:table-cell table:formula="of:=HEX2DEC(MID([.D21]; 1; 2))" office:value-type="float" office:value="6" calcext:value-type="float">
            <text:p>6</text:p>
          </table:table-cell>
          <table:table-cell table:formula="of:=HEX2DEC(MID([.D21]; 3; 2))" office:value-type="float" office:value="11" calcext:value-type="float">
            <text:p>11</text:p>
          </table:table-cell>
          <table:table-cell table:formula="of:=HEX2DEC(MID([.D21]; 5; 2))" office:value-type="float" office:value="17" calcext:value-type="float">
            <text:p>17</text:p>
          </table:table-cell>
          <table:table-cell table:formula="of:=&quot;(&quot;&amp;[.E21]&amp;&quot;, &quot;&amp;[.F21]&amp;&quot;, &quot;&amp;[.G21]&amp;&quot;)&quot;" office:value-type="string" office:string-value="(6, 11, 17)" calcext:value-type="string">
            <text:p>(6, 11, 1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2]&gt;=0; &quot;+&quot;; &quot;&quot;)&amp;[.C22]&amp;&quot;': 'rgb&quot;&amp;[.H22]&amp;&quot;',&quot;&amp;CHAR(9)&amp;&quot;/* #&quot;&amp;LOWER([.D22])&amp;&quot; */&quot;" office:value-type="string" office:string-value="  'BlueV1-8': 'rgb(4, 8, 11)',&#9;/* #04080b */" calcext:value-type="string">
            <text:p><text:s text:c="2"/>'BlueV1-8': 'rgb(4, 8, 11)',<text:tab/>/* #04080b */</text:p>
          </table:table-cell>
          <table:table-cell table:formula="of:=[.C21]+([.C21]-[.C20])" office:value-type="float" office:value="-8" calcext:value-type="float">
            <text:p>-8</text:p>
          </table:table-cell>
          <table:table-cell office:value-type="string" calcext:value-type="string">
            <text:p>04080B</text:p>
          </table:table-cell>
          <table:table-cell table:formula="of:=HEX2DEC(MID([.D22]; 1; 2))" office:value-type="float" office:value="4" calcext:value-type="float">
            <text:p>4</text:p>
          </table:table-cell>
          <table:table-cell table:formula="of:=HEX2DEC(MID([.D22]; 3; 2))" office:value-type="float" office:value="8" calcext:value-type="float">
            <text:p>8</text:p>
          </table:table-cell>
          <table:table-cell table:formula="of:=HEX2DEC(MID([.D22]; 5; 2))" office:value-type="float" office:value="11" calcext:value-type="float">
            <text:p>11</text:p>
          </table:table-cell>
          <table:table-cell table:formula="of:=&quot;(&quot;&amp;[.E22]&amp;&quot;, &quot;&amp;[.F22]&amp;&quot;, &quot;&amp;[.G22]&amp;&quot;)&quot;" office:value-type="string" office:string-value="(4, 8, 11)" calcext:value-type="string">
            <text:p>(4, 8, 1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3]&gt;=0; &quot;+&quot;; &quot;&quot;)&amp;[.C23]&amp;&quot;': 'rgb&quot;&amp;[.H23]&amp;&quot;',&quot;&amp;CHAR(9)&amp;&quot;/* #&quot;&amp;LOWER([.D23])&amp;&quot; */&quot;" office:value-type="string" office:string-value="  'BlueV1-9': 'rgb(2, 4, 6)',&#9;/* #020406 */" calcext:value-type="string">
            <text:p><text:s text:c="2"/>'BlueV1-9': 'rgb(2, 4, 6)',<text:tab/>/* #020406 */</text:p>
          </table:table-cell>
          <table:table-cell table:formula="of:=[.C22]+([.C22]-[.C21])" office:value-type="float" office:value="-9" calcext:value-type="float">
            <text:p>-9</text:p>
          </table:table-cell>
          <table:table-cell office:value-type="string" calcext:value-type="string">
            <text:p>020406</text:p>
          </table:table-cell>
          <table:table-cell table:formula="of:=HEX2DEC(MID([.D23]; 1; 2))" office:value-type="float" office:value="2" calcext:value-type="float">
            <text:p>2</text:p>
          </table:table-cell>
          <table:table-cell table:formula="of:=HEX2DEC(MID([.D23]; 3; 2))" office:value-type="float" office:value="4" calcext:value-type="float">
            <text:p>4</text:p>
          </table:table-cell>
          <table:table-cell table:formula="of:=HEX2DEC(MID([.D23]; 5; 2))" office:value-type="float" office:value="6" calcext:value-type="float">
            <text:p>6</text:p>
          </table:table-cell>
          <table:table-cell table:formula="of:=&quot;(&quot;&amp;[.E23]&amp;&quot;, &quot;&amp;[.F23]&amp;&quot;, &quot;&amp;[.G23]&amp;&quot;)&quot;" office:value-type="string" office:string-value="(2, 4, 6)" calcext:value-type="string">
            <text:p>(2, 4, 6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2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27:.B45])" office:value-type="string" office:string-value="  'BlueV2+9': 'rgb(226, 239, 253)',&#9;/* #e2effd */&#13;&#10;  'BlueV2+8': 'rgb(197, 223, 250)',&#9;/* #c5dffa */&#13;&#10;  'BlueV2+7': 'rgb(167, 208, 248)',&#9;/* #a7d0f8 */&#13;&#10;  'BlueV2+6': 'rgb(138, 192, 246)',&#9;/* #8ac0f6 */&#13;&#10;  'BlueV2+5': 'rgb(109, 176, 243)',&#9;/* #6db0f3 */&#13;&#10;  'BlueV2+4': 'rgb(80, 160, 241)',&#9;/* #50a0f1 */&#13;&#10;  'BlueV2+3': 'rgb(50, 144, 238)',&#9;/* #3290ee */&#13;&#10;  'BlueV2+2': 'rgb(21, 129, 236)',&#9;/* #1581ec */&#13;&#10;  'BlueV2+1': 'rgb(17, 113, 209)',&#9;/* #1171d1 */&#13;&#10;  'BlueV2+0': 'rgb(15, 97, 179)',&#9;/* #0f61b3 */&#13;&#10;  'BlueV2-1': 'rgb(13, 87, 161)',&#9;/* #0d57a1 */&#13;&#10;  'BlueV2-2': 'rgb(12, 78, 143)',&#9;/* #0c4e8f */&#13;&#10;  'BlueV2-3': 'rgb(10, 68, 125)',&#9;/* #0a447d */&#13;&#10;  'BlueV2-4': 'rgb(9, 58, 108)',&#9;/* #093a6c */&#13;&#10;  'BlueV2-5': 'rgb(7, 48, 90)',&#9;/* #07305a */&#13;&#10;  'BlueV2-6': 'rgb(6, 39, 72)',&#9;/* #062748 */&#13;&#10;  'BlueV2-7': 'rgb(4, 29, 54)',&#9;/* #041d36 */&#13;&#10;  'BlueV2-8': 'rgb(3, 19, 36)',&#9;/* #031324 */&#13;&#10;  'BlueV2-9': 'rgb(1, 10, 18)',&#9;/* #010a12 */" calcext:value-type="string">
            <text:p>  'BlueV2+9': 'rgb(226, 239, 253)',	/* #e2effd */</text:p>
            <text:p>  'BlueV2+8': 'rgb(197, 223, 250)',	/* #c5dffa */</text:p>
            <text:p>  'BlueV2+7': 'rgb(167, 208, 248)',	/* #a7d0f8 */</text:p>
            <text:p>  'BlueV2+6': 'rgb(138, 192, 246)',	/* #8ac0f6 */</text:p>
            <text:p>  'BlueV2+5': 'rgb(109, 176, 243)',	/* #6db0f3 */</text:p>
            <text:p>  'BlueV2+4': 'rgb(80, 160, 241)',	/* #50a0f1 */</text:p>
            <text:p>  'BlueV2+3': 'rgb(50, 144, 238)',	/* #3290ee */</text:p>
            <text:p>  'BlueV2+2': 'rgb(21, 129, 236)',	/* #1581ec */</text:p>
            <text:p>  'BlueV2+1': 'rgb(17, 113, 209)',	/* #1171d1 */</text:p>
            <text:p>  'BlueV2+0': 'rgb(15, 97, 179)',	/* #0f61b3 */</text:p>
            <text:p>  'BlueV2-1': 'rgb(13, 87, 161)',	/* #0d57a1 */</text:p>
            <text:p>  'BlueV2-2': 'rgb(12, 78, 143)',	/* #0c4e8f */</text:p>
            <text:p>  'BlueV2-3': 'rgb(10, 68, 125)',	/* #0a447d */</text:p>
            <text:p>  'BlueV2-4': 'rgb(9, 58, 108)',	/* #093a6c */</text:p>
            <text:p>  'BlueV2-5': 'rgb(7, 48, 90)',	/* #07305a */</text:p>
            <text:p>  'BlueV2-6': 'rgb(6, 39, 72)',	/* #062748 */</text:p>
            <text:p>  'BlueV2-7': 'rgb(4, 29, 54)',	/* #041d36 */</text:p>
            <text:p>  'BlueV2-8': 'rgb(3, 19, 36)',	/* #031324 */</text:p>
            <text:p>  'BlueV2-9': 'rgb(1, 10, 18)',	/* #010a12 */</text:p>
          </table:table-cell>
          <table:table-cell table:formula="of:=&quot;  '&quot;&amp;[.A26]&amp;IF([.C27]&gt;=0; &quot;+&quot;; &quot;&quot;)&amp;[.C27]&amp;&quot;': 'rgb&quot;&amp;[.H27]&amp;&quot;',&quot;&amp;CHAR(9)&amp;&quot;/* #&quot;&amp;LOWER([.D27])&amp;&quot; */&quot;" office:value-type="string" office:string-value="  'BlueV2+9': 'rgb(226, 239, 253)',&#9;/* #e2effd */" calcext:value-type="string">
            <text:p><text:s text:c="2"/>'BlueV2+9': 'rgb(226, 239, 253)',<text:tab/>/* #e2effd */</text:p>
          </table:table-cell>
          <table:table-cell table:formula="of:=[.C28]+([.C28]-[.C29])" office:value-type="float" office:value="9" calcext:value-type="float">
            <text:p>9</text:p>
          </table:table-cell>
          <table:table-cell office:value-type="string" calcext:value-type="string">
            <text:p>E2EFFD</text:p>
          </table:table-cell>
          <table:table-cell table:formula="of:=HEX2DEC(MID([.D27]; 1; 2))" office:value-type="float" office:value="226" calcext:value-type="float">
            <text:p>226</text:p>
          </table:table-cell>
          <table:table-cell table:formula="of:=HEX2DEC(MID([.D27]; 3; 2))" office:value-type="float" office:value="239" calcext:value-type="float">
            <text:p>239</text:p>
          </table:table-cell>
          <table:table-cell table:formula="of:=HEX2DEC(MID([.D27]; 5; 2))" office:value-type="float" office:value="253" calcext:value-type="float">
            <text:p>253</text:p>
          </table:table-cell>
          <table:table-cell table:formula="of:=&quot;(&quot;&amp;[.E27]&amp;&quot;, &quot;&amp;[.F27]&amp;&quot;, &quot;&amp;[.G27]&amp;&quot;)&quot;" office:value-type="string" office:string-value="(226, 239, 253)" calcext:value-type="string">
            <text:p>(226, 239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8]&gt;=0; &quot;+&quot;; &quot;&quot;)&amp;[.C28]&amp;&quot;': 'rgb&quot;&amp;[.H28]&amp;&quot;',&quot;&amp;CHAR(9)&amp;&quot;/* #&quot;&amp;LOWER([.D28])&amp;&quot; */&quot;" office:value-type="string" office:string-value="  'BlueV2+8': 'rgb(197, 223, 250)',&#9;/* #c5dffa */" calcext:value-type="string">
            <text:p><text:s text:c="2"/>'BlueV2+8': 'rgb(197, 223, 250)',<text:tab/>/* #c5dffa */</text:p>
          </table:table-cell>
          <table:table-cell table:formula="of:=[.C29]+([.C29]-[.C30])" office:value-type="float" office:value="8" calcext:value-type="float">
            <text:p>8</text:p>
          </table:table-cell>
          <table:table-cell office:value-type="string" calcext:value-type="string">
            <text:p>C5DFFA</text:p>
          </table:table-cell>
          <table:table-cell table:formula="of:=HEX2DEC(MID([.D28]; 1; 2))" office:value-type="float" office:value="197" calcext:value-type="float">
            <text:p>197</text:p>
          </table:table-cell>
          <table:table-cell table:formula="of:=HEX2DEC(MID([.D28]; 3; 2))" office:value-type="float" office:value="223" calcext:value-type="float">
            <text:p>223</text:p>
          </table:table-cell>
          <table:table-cell table:formula="of:=HEX2DEC(MID([.D28]; 5; 2))" office:value-type="float" office:value="250" calcext:value-type="float">
            <text:p>250</text:p>
          </table:table-cell>
          <table:table-cell table:formula="of:=&quot;(&quot;&amp;[.E28]&amp;&quot;, &quot;&amp;[.F28]&amp;&quot;, &quot;&amp;[.G28]&amp;&quot;)&quot;" office:value-type="string" office:string-value="(197, 223, 250)" calcext:value-type="string">
            <text:p>(197, 223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9]&gt;=0; &quot;+&quot;; &quot;&quot;)&amp;[.C29]&amp;&quot;': 'rgb&quot;&amp;[.H29]&amp;&quot;',&quot;&amp;CHAR(9)&amp;&quot;/* #&quot;&amp;LOWER([.D29])&amp;&quot; */&quot;" office:value-type="string" office:string-value="  'BlueV2+7': 'rgb(167, 208, 248)',&#9;/* #a7d0f8 */" calcext:value-type="string">
            <text:p><text:s text:c="2"/>'BlueV2+7': 'rgb(167, 208, 248)',<text:tab/>/* #a7d0f8 */</text:p>
          </table:table-cell>
          <table:table-cell table:formula="of:=[.C30]+([.C30]-[.C31])" office:value-type="float" office:value="7" calcext:value-type="float">
            <text:p>7</text:p>
          </table:table-cell>
          <table:table-cell office:value-type="string" calcext:value-type="string">
            <text:p>A7D0F8</text:p>
          </table:table-cell>
          <table:table-cell table:formula="of:=HEX2DEC(MID([.D29]; 1; 2))" office:value-type="float" office:value="167" calcext:value-type="float">
            <text:p>167</text:p>
          </table:table-cell>
          <table:table-cell table:formula="of:=HEX2DEC(MID([.D29]; 3; 2))" office:value-type="float" office:value="208" calcext:value-type="float">
            <text:p>208</text:p>
          </table:table-cell>
          <table:table-cell table:formula="of:=HEX2DEC(MID([.D29]; 5; 2))" office:value-type="float" office:value="248" calcext:value-type="float">
            <text:p>248</text:p>
          </table:table-cell>
          <table:table-cell table:formula="of:=&quot;(&quot;&amp;[.E29]&amp;&quot;, &quot;&amp;[.F29]&amp;&quot;, &quot;&amp;[.G29]&amp;&quot;)&quot;" office:value-type="string" office:string-value="(167, 208, 248)" calcext:value-type="string">
            <text:p>(167, 208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0]&gt;=0; &quot;+&quot;; &quot;&quot;)&amp;[.C30]&amp;&quot;': 'rgb&quot;&amp;[.H30]&amp;&quot;',&quot;&amp;CHAR(9)&amp;&quot;/* #&quot;&amp;LOWER([.D30])&amp;&quot; */&quot;" office:value-type="string" office:string-value="  'BlueV2+6': 'rgb(138, 192, 246)',&#9;/* #8ac0f6 */" calcext:value-type="string">
            <text:p><text:s text:c="2"/>'BlueV2+6': 'rgb(138, 192, 246)',<text:tab/>/* #8ac0f6 */</text:p>
          </table:table-cell>
          <table:table-cell table:formula="of:=[.C31]+([.C31]-[.C32])" office:value-type="float" office:value="6" calcext:value-type="float">
            <text:p>6</text:p>
          </table:table-cell>
          <table:table-cell office:value-type="string" calcext:value-type="string">
            <text:p>8AC0F6</text:p>
          </table:table-cell>
          <table:table-cell table:formula="of:=HEX2DEC(MID([.D30]; 1; 2))" office:value-type="float" office:value="138" calcext:value-type="float">
            <text:p>138</text:p>
          </table:table-cell>
          <table:table-cell table:formula="of:=HEX2DEC(MID([.D30]; 3; 2))" office:value-type="float" office:value="192" calcext:value-type="float">
            <text:p>192</text:p>
          </table:table-cell>
          <table:table-cell table:formula="of:=HEX2DEC(MID([.D30]; 5; 2))" office:value-type="float" office:value="246" calcext:value-type="float">
            <text:p>246</text:p>
          </table:table-cell>
          <table:table-cell table:formula="of:=&quot;(&quot;&amp;[.E30]&amp;&quot;, &quot;&amp;[.F30]&amp;&quot;, &quot;&amp;[.G30]&amp;&quot;)&quot;" office:value-type="string" office:string-value="(138, 192, 246)" calcext:value-type="string">
            <text:p>(138, 19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1]&gt;=0; &quot;+&quot;; &quot;&quot;)&amp;[.C31]&amp;&quot;': 'rgb&quot;&amp;[.H31]&amp;&quot;',&quot;&amp;CHAR(9)&amp;&quot;/* #&quot;&amp;LOWER([.D31])&amp;&quot; */&quot;" office:value-type="string" office:string-value="  'BlueV2+5': 'rgb(109, 176, 243)',&#9;/* #6db0f3 */" calcext:value-type="string">
            <text:p><text:s text:c="2"/>'BlueV2+5': 'rgb(109, 176, 243)',<text:tab/>/* #6db0f3 */</text:p>
          </table:table-cell>
          <table:table-cell table:formula="of:=[.C32]+([.C32]-[.C33])" office:value-type="float" office:value="5" calcext:value-type="float">
            <text:p>5</text:p>
          </table:table-cell>
          <table:table-cell office:value-type="string" calcext:value-type="string">
            <text:p>6DB0F3</text:p>
          </table:table-cell>
          <table:table-cell table:formula="of:=HEX2DEC(MID([.D31]; 1; 2))" office:value-type="float" office:value="109" calcext:value-type="float">
            <text:p>109</text:p>
          </table:table-cell>
          <table:table-cell table:formula="of:=HEX2DEC(MID([.D31]; 3; 2))" office:value-type="float" office:value="176" calcext:value-type="float">
            <text:p>176</text:p>
          </table:table-cell>
          <table:table-cell table:formula="of:=HEX2DEC(MID([.D31]; 5; 2))" office:value-type="float" office:value="243" calcext:value-type="float">
            <text:p>243</text:p>
          </table:table-cell>
          <table:table-cell table:formula="of:=&quot;(&quot;&amp;[.E31]&amp;&quot;, &quot;&amp;[.F31]&amp;&quot;, &quot;&amp;[.G31]&amp;&quot;)&quot;" office:value-type="string" office:string-value="(109, 176, 243)" calcext:value-type="string">
            <text:p>(109, 176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2]&gt;=0; &quot;+&quot;; &quot;&quot;)&amp;[.C32]&amp;&quot;': 'rgb&quot;&amp;[.H32]&amp;&quot;',&quot;&amp;CHAR(9)&amp;&quot;/* #&quot;&amp;LOWER([.D32])&amp;&quot; */&quot;" office:value-type="string" office:string-value="  'BlueV2+4': 'rgb(80, 160, 241)',&#9;/* #50a0f1 */" calcext:value-type="string">
            <text:p><text:s text:c="2"/>'BlueV2+4': 'rgb(80, 160, 241)',<text:tab/>/* #50a0f1 */</text:p>
          </table:table-cell>
          <table:table-cell table:formula="of:=[.C33]+([.C33]-[.C34])" office:value-type="float" office:value="4" calcext:value-type="float">
            <text:p>4</text:p>
          </table:table-cell>
          <table:table-cell office:value-type="string" calcext:value-type="string">
            <text:p>50A0F1</text:p>
          </table:table-cell>
          <table:table-cell table:formula="of:=HEX2DEC(MID([.D32]; 1; 2))" office:value-type="float" office:value="80" calcext:value-type="float">
            <text:p>80</text:p>
          </table:table-cell>
          <table:table-cell table:formula="of:=HEX2DEC(MID([.D32]; 3; 2))" office:value-type="float" office:value="160" calcext:value-type="float">
            <text:p>160</text:p>
          </table:table-cell>
          <table:table-cell table:formula="of:=HEX2DEC(MID([.D32]; 5; 2))" office:value-type="float" office:value="241" calcext:value-type="float">
            <text:p>241</text:p>
          </table:table-cell>
          <table:table-cell table:formula="of:=&quot;(&quot;&amp;[.E32]&amp;&quot;, &quot;&amp;[.F32]&amp;&quot;, &quot;&amp;[.G32]&amp;&quot;)&quot;" office:value-type="string" office:string-value="(80, 160, 241)" calcext:value-type="string">
            <text:p>(80, 160, 24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3]&gt;=0; &quot;+&quot;; &quot;&quot;)&amp;[.C33]&amp;&quot;': 'rgb&quot;&amp;[.H33]&amp;&quot;',&quot;&amp;CHAR(9)&amp;&quot;/* #&quot;&amp;LOWER([.D33])&amp;&quot; */&quot;" office:value-type="string" office:string-value="  'BlueV2+3': 'rgb(50, 144, 238)',&#9;/* #3290ee */" calcext:value-type="string">
            <text:p><text:s text:c="2"/>'BlueV2+3': 'rgb(50, 144, 238)',<text:tab/>/* #3290ee */</text:p>
          </table:table-cell>
          <table:table-cell table:formula="of:=[.C34]+([.C34]-[.C35])" office:value-type="float" office:value="3" calcext:value-type="float">
            <text:p>3</text:p>
          </table:table-cell>
          <table:table-cell office:value-type="string" calcext:value-type="string">
            <text:p>3290EE</text:p>
          </table:table-cell>
          <table:table-cell table:formula="of:=HEX2DEC(MID([.D33]; 1; 2))" office:value-type="float" office:value="50" calcext:value-type="float">
            <text:p>50</text:p>
          </table:table-cell>
          <table:table-cell table:formula="of:=HEX2DEC(MID([.D33]; 3; 2))" office:value-type="float" office:value="144" calcext:value-type="float">
            <text:p>144</text:p>
          </table:table-cell>
          <table:table-cell table:formula="of:=HEX2DEC(MID([.D33]; 5; 2))" office:value-type="float" office:value="238" calcext:value-type="float">
            <text:p>238</text:p>
          </table:table-cell>
          <table:table-cell table:formula="of:=&quot;(&quot;&amp;[.E33]&amp;&quot;, &quot;&amp;[.F33]&amp;&quot;, &quot;&amp;[.G33]&amp;&quot;)&quot;" office:value-type="string" office:string-value="(50, 144, 238)" calcext:value-type="string">
            <text:p>(50, 144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4]&gt;=0; &quot;+&quot;; &quot;&quot;)&amp;[.C34]&amp;&quot;': 'rgb&quot;&amp;[.H34]&amp;&quot;',&quot;&amp;CHAR(9)&amp;&quot;/* #&quot;&amp;LOWER([.D34])&amp;&quot; */&quot;" office:value-type="string" office:string-value="  'BlueV2+2': 'rgb(21, 129, 236)',&#9;/* #1581ec */" calcext:value-type="string">
            <text:p><text:s text:c="2"/>'BlueV2+2': 'rgb(21, 129, 236)',<text:tab/>/* #1581ec */</text:p>
          </table:table-cell>
          <table:table-cell table:formula="of:=[.C35]+([.C35]-[.C36])" office:value-type="float" office:value="2" calcext:value-type="float">
            <text:p>2</text:p>
          </table:table-cell>
          <table:table-cell office:value-type="string" calcext:value-type="string">
            <text:p>1581EC</text:p>
          </table:table-cell>
          <table:table-cell table:formula="of:=HEX2DEC(MID([.D34]; 1; 2))" office:value-type="float" office:value="21" calcext:value-type="float">
            <text:p>21</text:p>
          </table:table-cell>
          <table:table-cell table:formula="of:=HEX2DEC(MID([.D34]; 3; 2))" office:value-type="float" office:value="129" calcext:value-type="float">
            <text:p>129</text:p>
          </table:table-cell>
          <table:table-cell table:formula="of:=HEX2DEC(MID([.D34]; 5; 2))" office:value-type="float" office:value="236" calcext:value-type="float">
            <text:p>236</text:p>
          </table:table-cell>
          <table:table-cell table:formula="of:=&quot;(&quot;&amp;[.E34]&amp;&quot;, &quot;&amp;[.F34]&amp;&quot;, &quot;&amp;[.G34]&amp;&quot;)&quot;" office:value-type="string" office:string-value="(21, 129, 236)" calcext:value-type="string">
            <text:p>(21, 129, 2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5]&gt;=0; &quot;+&quot;; &quot;&quot;)&amp;[.C35]&amp;&quot;': 'rgb&quot;&amp;[.H35]&amp;&quot;',&quot;&amp;CHAR(9)&amp;&quot;/* #&quot;&amp;LOWER([.D35])&amp;&quot; */&quot;" office:value-type="string" office:string-value="  'BlueV2+1': 'rgb(17, 113, 209)',&#9;/* #1171d1 */" calcext:value-type="string">
            <text:p><text:s text:c="2"/>'BlueV2+1': 'rgb(17, 113, 209)',<text:tab/>/* #1171d1 */</text:p>
          </table:table-cell>
          <table:table-cell table:formula="of:=[.C36]+([.C36]-[.C37])" office:value-type="float" office:value="1" calcext:value-type="float">
            <text:p>1</text:p>
          </table:table-cell>
          <table:table-cell office:value-type="string" calcext:value-type="string">
            <text:p>1171D1</text:p>
          </table:table-cell>
          <table:table-cell table:formula="of:=HEX2DEC(MID([.D35]; 1; 2))" office:value-type="float" office:value="17" calcext:value-type="float">
            <text:p>17</text:p>
          </table:table-cell>
          <table:table-cell table:formula="of:=HEX2DEC(MID([.D35]; 3; 2))" office:value-type="float" office:value="113" calcext:value-type="float">
            <text:p>113</text:p>
          </table:table-cell>
          <table:table-cell table:formula="of:=HEX2DEC(MID([.D35]; 5; 2))" office:value-type="float" office:value="209" calcext:value-type="float">
            <text:p>209</text:p>
          </table:table-cell>
          <table:table-cell table:formula="of:=&quot;(&quot;&amp;[.E35]&amp;&quot;, &quot;&amp;[.F35]&amp;&quot;, &quot;&amp;[.G35]&amp;&quot;)&quot;" office:value-type="string" office:string-value="(17, 113, 209)" calcext:value-type="string">
            <text:p>(17, 113, 20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6]&gt;=0; &quot;+&quot;; &quot;&quot;)&amp;[.C36]&amp;&quot;': 'rgb&quot;&amp;[.H36]&amp;&quot;',&quot;&amp;CHAR(9)&amp;&quot;/* #&quot;&amp;LOWER([.D36])&amp;&quot; */&quot;" office:value-type="string" office:string-value="  'BlueV2+0': 'rgb(15, 97, 179)',&#9;/* #0f61b3 */" calcext:value-type="string">
            <text:p><text:s text:c="2"/>'BlueV2+0': 'rgb(15, 97, 179)',<text:tab/>/* #0f61b3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0F61B3</text:p>
          </table:table-cell>
          <table:table-cell table:formula="of:=HEX2DEC(MID([.D36]; 1; 2))" office:value-type="float" office:value="15" calcext:value-type="float">
            <text:p>15</text:p>
          </table:table-cell>
          <table:table-cell table:formula="of:=HEX2DEC(MID([.D36]; 3; 2))" office:value-type="float" office:value="97" calcext:value-type="float">
            <text:p>97</text:p>
          </table:table-cell>
          <table:table-cell table:formula="of:=HEX2DEC(MID([.D36]; 5; 2))" office:value-type="float" office:value="179" calcext:value-type="float">
            <text:p>179</text:p>
          </table:table-cell>
          <table:table-cell table:formula="of:=&quot;(&quot;&amp;[.E36]&amp;&quot;, &quot;&amp;[.F36]&amp;&quot;, &quot;&amp;[.G36]&amp;&quot;)&quot;" office:value-type="string" office:string-value="(15, 97, 179)" calcext:value-type="string">
            <text:p>(15, 97, 17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7]&gt;=0; &quot;+&quot;; &quot;&quot;)&amp;[.C37]&amp;&quot;': 'rgb&quot;&amp;[.H37]&amp;&quot;',&quot;&amp;CHAR(9)&amp;&quot;/* #&quot;&amp;LOWER([.D37])&amp;&quot; */&quot;" office:value-type="string" office:string-value="  'BlueV2-1': 'rgb(13, 87, 161)',&#9;/* #0d57a1 */" calcext:value-type="string">
            <text:p><text:s text:c="2"/>'BlueV2-1': 'rgb(13, 87, 161)',<text:tab/>/* #0d57a1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0D57A1</text:p>
          </table:table-cell>
          <table:table-cell table:formula="of:=HEX2DEC(MID([.D37]; 1; 2))" office:value-type="float" office:value="13" calcext:value-type="float">
            <text:p>13</text:p>
          </table:table-cell>
          <table:table-cell table:formula="of:=HEX2DEC(MID([.D37]; 3; 2))" office:value-type="float" office:value="87" calcext:value-type="float">
            <text:p>87</text:p>
          </table:table-cell>
          <table:table-cell table:formula="of:=HEX2DEC(MID([.D37]; 5; 2))" office:value-type="float" office:value="161" calcext:value-type="float">
            <text:p>161</text:p>
          </table:table-cell>
          <table:table-cell table:formula="of:=&quot;(&quot;&amp;[.E37]&amp;&quot;, &quot;&amp;[.F37]&amp;&quot;, &quot;&amp;[.G37]&amp;&quot;)&quot;" office:value-type="string" office:string-value="(13, 87, 161)" calcext:value-type="string">
            <text:p>(13, 87, 16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8]&gt;=0; &quot;+&quot;; &quot;&quot;)&amp;[.C38]&amp;&quot;': 'rgb&quot;&amp;[.H38]&amp;&quot;',&quot;&amp;CHAR(9)&amp;&quot;/* #&quot;&amp;LOWER([.D38])&amp;&quot; */&quot;" office:value-type="string" office:string-value="  'BlueV2-2': 'rgb(12, 78, 143)',&#9;/* #0c4e8f */" calcext:value-type="string">
            <text:p><text:s text:c="2"/>'BlueV2-2': 'rgb(12, 78, 143)',<text:tab/>/* #0c4e8f */</text:p>
          </table:table-cell>
          <table:table-cell table:formula="of:=[.C37]+([.C37]-[.C36])" office:value-type="float" office:value="-2" calcext:value-type="float">
            <text:p>-2</text:p>
          </table:table-cell>
          <table:table-cell office:value-type="string" calcext:value-type="string">
            <text:p>0C4E8F</text:p>
          </table:table-cell>
          <table:table-cell table:formula="of:=HEX2DEC(MID([.D38]; 1; 2))" office:value-type="float" office:value="12" calcext:value-type="float">
            <text:p>12</text:p>
          </table:table-cell>
          <table:table-cell table:formula="of:=HEX2DEC(MID([.D38]; 3; 2))" office:value-type="float" office:value="78" calcext:value-type="float">
            <text:p>78</text:p>
          </table:table-cell>
          <table:table-cell table:formula="of:=HEX2DEC(MID([.D38]; 5; 2))" office:value-type="float" office:value="143" calcext:value-type="float">
            <text:p>143</text:p>
          </table:table-cell>
          <table:table-cell table:formula="of:=&quot;(&quot;&amp;[.E38]&amp;&quot;, &quot;&amp;[.F38]&amp;&quot;, &quot;&amp;[.G38]&amp;&quot;)&quot;" office:value-type="string" office:string-value="(12, 78, 143)" calcext:value-type="string">
            <text:p>(12, 78, 1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9]&gt;=0; &quot;+&quot;; &quot;&quot;)&amp;[.C39]&amp;&quot;': 'rgb&quot;&amp;[.H39]&amp;&quot;',&quot;&amp;CHAR(9)&amp;&quot;/* #&quot;&amp;LOWER([.D39])&amp;&quot; */&quot;" office:value-type="string" office:string-value="  'BlueV2-3': 'rgb(10, 68, 125)',&#9;/* #0a447d */" calcext:value-type="string">
            <text:p><text:s text:c="2"/>'BlueV2-3': 'rgb(10, 68, 125)',<text:tab/>/* #0a447d */</text:p>
          </table:table-cell>
          <table:table-cell table:formula="of:=[.C38]+([.C38]-[.C37])" office:value-type="float" office:value="-3" calcext:value-type="float">
            <text:p>-3</text:p>
          </table:table-cell>
          <table:table-cell office:value-type="string" calcext:value-type="string">
            <text:p>0A447D</text:p>
          </table:table-cell>
          <table:table-cell table:formula="of:=HEX2DEC(MID([.D39]; 1; 2))" office:value-type="float" office:value="10" calcext:value-type="float">
            <text:p>10</text:p>
          </table:table-cell>
          <table:table-cell table:formula="of:=HEX2DEC(MID([.D39]; 3; 2))" office:value-type="float" office:value="68" calcext:value-type="float">
            <text:p>68</text:p>
          </table:table-cell>
          <table:table-cell table:formula="of:=HEX2DEC(MID([.D39]; 5; 2))" office:value-type="float" office:value="125" calcext:value-type="float">
            <text:p>125</text:p>
          </table:table-cell>
          <table:table-cell table:formula="of:=&quot;(&quot;&amp;[.E39]&amp;&quot;, &quot;&amp;[.F39]&amp;&quot;, &quot;&amp;[.G39]&amp;&quot;)&quot;" office:value-type="string" office:string-value="(10, 68, 125)" calcext:value-type="string">
            <text:p>(10, 68, 12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0]&gt;=0; &quot;+&quot;; &quot;&quot;)&amp;[.C40]&amp;&quot;': 'rgb&quot;&amp;[.H40]&amp;&quot;',&quot;&amp;CHAR(9)&amp;&quot;/* #&quot;&amp;LOWER([.D40])&amp;&quot; */&quot;" office:value-type="string" office:string-value="  'BlueV2-4': 'rgb(9, 58, 108)',&#9;/* #093a6c */" calcext:value-type="string">
            <text:p><text:s text:c="2"/>'BlueV2-4': 'rgb(9, 58, 108)',<text:tab/>/* #093a6c */</text:p>
          </table:table-cell>
          <table:table-cell table:formula="of:=[.C39]+([.C39]-[.C38])" office:value-type="float" office:value="-4" calcext:value-type="float">
            <text:p>-4</text:p>
          </table:table-cell>
          <table:table-cell office:value-type="string" calcext:value-type="string">
            <text:p>093A6C</text:p>
          </table:table-cell>
          <table:table-cell table:formula="of:=HEX2DEC(MID([.D40]; 1; 2))" office:value-type="float" office:value="9" calcext:value-type="float">
            <text:p>9</text:p>
          </table:table-cell>
          <table:table-cell table:formula="of:=HEX2DEC(MID([.D40]; 3; 2))" office:value-type="float" office:value="58" calcext:value-type="float">
            <text:p>58</text:p>
          </table:table-cell>
          <table:table-cell table:formula="of:=HEX2DEC(MID([.D40]; 5; 2))" office:value-type="float" office:value="108" calcext:value-type="float">
            <text:p>108</text:p>
          </table:table-cell>
          <table:table-cell table:formula="of:=&quot;(&quot;&amp;[.E40]&amp;&quot;, &quot;&amp;[.F40]&amp;&quot;, &quot;&amp;[.G40]&amp;&quot;)&quot;" office:value-type="string" office:string-value="(9, 58, 108)" calcext:value-type="string">
            <text:p>(9, 58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1]&gt;=0; &quot;+&quot;; &quot;&quot;)&amp;[.C41]&amp;&quot;': 'rgb&quot;&amp;[.H41]&amp;&quot;',&quot;&amp;CHAR(9)&amp;&quot;/* #&quot;&amp;LOWER([.D41])&amp;&quot; */&quot;" office:value-type="string" office:string-value="  'BlueV2-5': 'rgb(7, 48, 90)',&#9;/* #07305a */" calcext:value-type="string">
            <text:p><text:s text:c="2"/>'BlueV2-5': 'rgb(7, 48, 90)',<text:tab/>/* #07305a */</text:p>
          </table:table-cell>
          <table:table-cell table:formula="of:=[.C40]+([.C40]-[.C39])" office:value-type="float" office:value="-5" calcext:value-type="float">
            <text:p>-5</text:p>
          </table:table-cell>
          <table:table-cell office:value-type="string" calcext:value-type="string">
            <text:p>07305A</text:p>
          </table:table-cell>
          <table:table-cell table:formula="of:=HEX2DEC(MID([.D41]; 1; 2))" office:value-type="float" office:value="7" calcext:value-type="float">
            <text:p>7</text:p>
          </table:table-cell>
          <table:table-cell table:formula="of:=HEX2DEC(MID([.D41]; 3; 2))" office:value-type="float" office:value="48" calcext:value-type="float">
            <text:p>48</text:p>
          </table:table-cell>
          <table:table-cell table:formula="of:=HEX2DEC(MID([.D41]; 5; 2))" office:value-type="float" office:value="90" calcext:value-type="float">
            <text:p>90</text:p>
          </table:table-cell>
          <table:table-cell table:formula="of:=&quot;(&quot;&amp;[.E41]&amp;&quot;, &quot;&amp;[.F41]&amp;&quot;, &quot;&amp;[.G41]&amp;&quot;)&quot;" office:value-type="string" office:string-value="(7, 48, 90)" calcext:value-type="string">
            <text:p>(7, 48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2]&gt;=0; &quot;+&quot;; &quot;&quot;)&amp;[.C42]&amp;&quot;': 'rgb&quot;&amp;[.H42]&amp;&quot;',&quot;&amp;CHAR(9)&amp;&quot;/* #&quot;&amp;LOWER([.D42])&amp;&quot; */&quot;" office:value-type="string" office:string-value="  'BlueV2-6': 'rgb(6, 39, 72)',&#9;/* #062748 */" calcext:value-type="string">
            <text:p><text:s text:c="2"/>'BlueV2-6': 'rgb(6, 39, 72)',<text:tab/>/* #062748 */</text:p>
          </table:table-cell>
          <table:table-cell table:formula="of:=[.C41]+([.C41]-[.C40])" office:value-type="float" office:value="-6" calcext:value-type="float">
            <text:p>-6</text:p>
          </table:table-cell>
          <table:table-cell office:value-type="string" calcext:value-type="string">
            <text:p>062748</text:p>
          </table:table-cell>
          <table:table-cell table:formula="of:=HEX2DEC(MID([.D42]; 1; 2))" office:value-type="float" office:value="6" calcext:value-type="float">
            <text:p>6</text:p>
          </table:table-cell>
          <table:table-cell table:formula="of:=HEX2DEC(MID([.D42]; 3; 2))" office:value-type="float" office:value="39" calcext:value-type="float">
            <text:p>39</text:p>
          </table:table-cell>
          <table:table-cell table:formula="of:=HEX2DEC(MID([.D42]; 5; 2))" office:value-type="float" office:value="72" calcext:value-type="float">
            <text:p>72</text:p>
          </table:table-cell>
          <table:table-cell table:formula="of:=&quot;(&quot;&amp;[.E42]&amp;&quot;, &quot;&amp;[.F42]&amp;&quot;, &quot;&amp;[.G42]&amp;&quot;)&quot;" office:value-type="string" office:string-value="(6, 39, 72)" calcext:value-type="string">
            <text:p>(6, 39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3]&gt;=0; &quot;+&quot;; &quot;&quot;)&amp;[.C43]&amp;&quot;': 'rgb&quot;&amp;[.H43]&amp;&quot;',&quot;&amp;CHAR(9)&amp;&quot;/* #&quot;&amp;LOWER([.D43])&amp;&quot; */&quot;" office:value-type="string" office:string-value="  'BlueV2-7': 'rgb(4, 29, 54)',&#9;/* #041d36 */" calcext:value-type="string">
            <text:p><text:s text:c="2"/>'BlueV2-7': 'rgb(4, 29, 54)',<text:tab/>/* #041d36 */</text:p>
          </table:table-cell>
          <table:table-cell table:formula="of:=[.C42]+([.C42]-[.C41])" office:value-type="float" office:value="-7" calcext:value-type="float">
            <text:p>-7</text:p>
          </table:table-cell>
          <table:table-cell office:value-type="string" calcext:value-type="string">
            <text:p>041D36</text:p>
          </table:table-cell>
          <table:table-cell table:formula="of:=HEX2DEC(MID([.D43]; 1; 2))" office:value-type="float" office:value="4" calcext:value-type="float">
            <text:p>4</text:p>
          </table:table-cell>
          <table:table-cell table:formula="of:=HEX2DEC(MID([.D43]; 3; 2))" office:value-type="float" office:value="29" calcext:value-type="float">
            <text:p>29</text:p>
          </table:table-cell>
          <table:table-cell table:formula="of:=HEX2DEC(MID([.D43]; 5; 2))" office:value-type="float" office:value="54" calcext:value-type="float">
            <text:p>54</text:p>
          </table:table-cell>
          <table:table-cell table:formula="of:=&quot;(&quot;&amp;[.E43]&amp;&quot;, &quot;&amp;[.F43]&amp;&quot;, &quot;&amp;[.G43]&amp;&quot;)&quot;" office:value-type="string" office:string-value="(4, 29, 54)" calcext:value-type="string">
            <text:p>(4, 29, 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4]&gt;=0; &quot;+&quot;; &quot;&quot;)&amp;[.C44]&amp;&quot;': 'rgb&quot;&amp;[.H44]&amp;&quot;',&quot;&amp;CHAR(9)&amp;&quot;/* #&quot;&amp;LOWER([.D44])&amp;&quot; */&quot;" office:value-type="string" office:string-value="  'BlueV2-8': 'rgb(3, 19, 36)',&#9;/* #031324 */" calcext:value-type="string">
            <text:p><text:s text:c="2"/>'BlueV2-8': 'rgb(3, 19, 36)',<text:tab/>/* #031324 */</text:p>
          </table:table-cell>
          <table:table-cell table:formula="of:=[.C43]+([.C43]-[.C42])" office:value-type="float" office:value="-8" calcext:value-type="float">
            <text:p>-8</text:p>
          </table:table-cell>
          <table:table-cell office:value-type="string" calcext:value-type="string">
            <text:p>031324</text:p>
          </table:table-cell>
          <table:table-cell table:formula="of:=HEX2DEC(MID([.D44]; 1; 2))" office:value-type="float" office:value="3" calcext:value-type="float">
            <text:p>3</text:p>
          </table:table-cell>
          <table:table-cell table:formula="of:=HEX2DEC(MID([.D44]; 3; 2))" office:value-type="float" office:value="19" calcext:value-type="float">
            <text:p>19</text:p>
          </table:table-cell>
          <table:table-cell table:formula="of:=HEX2DEC(MID([.D44]; 5; 2))" office:value-type="float" office:value="36" calcext:value-type="float">
            <text:p>36</text:p>
          </table:table-cell>
          <table:table-cell table:formula="of:=&quot;(&quot;&amp;[.E44]&amp;&quot;, &quot;&amp;[.F44]&amp;&quot;, &quot;&amp;[.G44]&amp;&quot;)&quot;" office:value-type="string" office:string-value="(3, 19, 36)" calcext:value-type="string">
            <text:p>(3, 19, 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5]&gt;=0; &quot;+&quot;; &quot;&quot;)&amp;[.C45]&amp;&quot;': 'rgb&quot;&amp;[.H45]&amp;&quot;',&quot;&amp;CHAR(9)&amp;&quot;/* #&quot;&amp;LOWER([.D45])&amp;&quot; */&quot;" office:value-type="string" office:string-value="  'BlueV2-9': 'rgb(1, 10, 18)',&#9;/* #010a12 */" calcext:value-type="string">
            <text:p><text:s text:c="2"/>'BlueV2-9': 'rgb(1, 10, 18)',<text:tab/>/* #010a12 */</text:p>
          </table:table-cell>
          <table:table-cell table:formula="of:=[.C44]+([.C44]-[.C43])" office:value-type="float" office:value="-9" calcext:value-type="float">
            <text:p>-9</text:p>
          </table:table-cell>
          <table:table-cell office:value-type="string" calcext:value-type="string">
            <text:p>010A12</text:p>
          </table:table-cell>
          <table:table-cell table:formula="of:=HEX2DEC(MID([.D45]; 1; 2))" office:value-type="float" office:value="1" calcext:value-type="float">
            <text:p>1</text:p>
          </table:table-cell>
          <table:table-cell table:formula="of:=HEX2DEC(MID([.D45]; 3; 2))" office:value-type="float" office:value="10" calcext:value-type="float">
            <text:p>10</text:p>
          </table:table-cell>
          <table:table-cell table:formula="of:=HEX2DEC(MID([.D45]; 5; 2))" office:value-type="float" office:value="18" calcext:value-type="float">
            <text:p>18</text:p>
          </table:table-cell>
          <table:table-cell table:formula="of:=&quot;(&quot;&amp;[.E45]&amp;&quot;, &quot;&amp;[.F45]&amp;&quot;, &quot;&amp;[.G45]&amp;&quot;)&quot;" office:value-type="string" office:string-value="(1, 10, 18)" calcext:value-type="string">
            <text:p>(1, 10, 18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3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49:.B67])" office:value-type="string" office:string-value="  'BlueV3+9': 'rgb(238, 242, 246)',&#9;/* #eef2f6 */&#13;&#10;  'BlueV3+8': 'rgb(221, 230, 238)',&#9;/* #dde6ee */&#13;&#10;  'BlueV3+7': 'rgb(205, 217, 229)',&#9;/* #cdd9e5 */&#13;&#10;  'BlueV3+6': 'rgb(188, 204, 220)',&#9;/* #bcccdc */&#13;&#10;  'BlueV3+5': 'rgb(171, 191, 212)',&#9;/* #abbfd4 */&#13;&#10;  'BlueV3+4': 'rgb(154, 178, 203)',&#9;/* #9ab2cb */&#13;&#10;  'BlueV3+3': 'rgb(137, 166, 194)',&#9;/* #89a6c2 */&#13;&#10;  'BlueV3+2': 'rgb(120, 153, 186)',&#9;/* #7899ba */&#13;&#10;  'BlueV3+1': 'rgb(104, 140, 177)',&#9;/* #688cb1 */&#13;&#10;  'BlueV3+0': 'rgb(87, 128, 168)',&#9;/* #5780a8 */&#13;&#10;  'BlueV3-1': 'rgb(78, 115, 151)',&#9;/* #4e7397 */&#13;&#10;  'BlueV3-2': 'rgb(69, 102, 135)',&#9;/* #456687 */&#13;&#10;  'BlueV3-3': 'rgb(61, 89, 118)',&#9;/* #3d5976 */&#13;&#10;  'BlueV3-4': 'rgb(52, 76, 101)',&#9;/* #344c65 */&#13;&#10;  'BlueV3-5': 'rgb(43, 64, 84)',&#9;/* #2b4054 */&#13;&#10;  'BlueV3-6': 'rgb(35, 51, 67)',&#9;/* #233343 */&#13;&#10;  'BlueV3-7': 'rgb(26, 38, 50)',&#9;/* #1a2632 */&#13;&#10;  'BlueV3-8': 'rgb(17, 26, 34)',&#9;/* #111a22 */&#13;&#10;  'BlueV3-9': 'rgb(9, 13, 17)',&#9;/* #090d11 */" calcext:value-type="string">
            <text:p>  'BlueV3+9': 'rgb(238, 242, 246)',	/* #eef2f6 */</text:p>
            <text:p>  'BlueV3+8': 'rgb(221, 230, 238)',	/* #dde6ee */</text:p>
            <text:p>  'BlueV3+7': 'rgb(205, 217, 229)',	/* #cdd9e5 */</text:p>
            <text:p>  'BlueV3+6': 'rgb(188, 204, 220)',	/* #bcccdc */</text:p>
            <text:p>  'BlueV3+5': 'rgb(171, 191, 212)',	/* #abbfd4 */</text:p>
            <text:p>  'BlueV3+4': 'rgb(154, 178, 203)',	/* #9ab2cb */</text:p>
            <text:p>  'BlueV3+3': 'rgb(137, 166, 194)',	/* #89a6c2 */</text:p>
            <text:p>  'BlueV3+2': 'rgb(120, 153, 186)',	/* #7899ba */</text:p>
            <text:p>  'BlueV3+1': 'rgb(104, 140, 177)',	/* #688cb1 */</text:p>
            <text:p>  'BlueV3+0': 'rgb(87, 128, 168)',	/* #5780a8 */</text:p>
            <text:p>  'BlueV3-1': 'rgb(78, 115, 151)',	/* #4e7397 */</text:p>
            <text:p>  'BlueV3-2': 'rgb(69, 102, 135)',	/* #456687 */</text:p>
            <text:p>  'BlueV3-3': 'rgb(61, 89, 118)',	/* #3d5976 */</text:p>
            <text:p>  'BlueV3-4': 'rgb(52, 76, 101)',	/* #344c65 */</text:p>
            <text:p>  'BlueV3-5': 'rgb(43, 64, 84)',	/* #2b4054 */</text:p>
            <text:p>  'BlueV3-6': 'rgb(35, 51, 67)',	/* #233343 */</text:p>
            <text:p>  'BlueV3-7': 'rgb(26, 38, 50)',	/* #1a2632 */</text:p>
            <text:p>  'BlueV3-8': 'rgb(17, 26, 34)',	/* #111a22 */</text:p>
            <text:p>  'BlueV3-9': 'rgb(9, 13, 17)',	/* #090d11 */</text:p>
          </table:table-cell>
          <table:table-cell table:formula="of:=&quot;  '&quot;&amp;[.A48]&amp;IF([.C49]&gt;=0; &quot;+&quot;; &quot;&quot;)&amp;[.C49]&amp;&quot;': 'rgb&quot;&amp;[.H49]&amp;&quot;',&quot;&amp;CHAR(9)&amp;&quot;/* #&quot;&amp;LOWER([.D49])&amp;&quot; */&quot;" office:value-type="string" office:string-value="  'BlueV3+9': 'rgb(238, 242, 246)',&#9;/* #eef2f6 */" calcext:value-type="string">
            <text:p><text:s text:c="2"/>'BlueV3+9': 'rgb(238, 242, 246)',<text:tab/>/* #eef2f6 */</text:p>
          </table:table-cell>
          <table:table-cell table:formula="of:=[.C50]+([.C50]-[.C51])" office:value-type="float" office:value="9" calcext:value-type="float">
            <text:p>9</text:p>
          </table:table-cell>
          <table:table-cell office:value-type="string" calcext:value-type="string">
            <text:p>EEF2F6</text:p>
          </table:table-cell>
          <table:table-cell table:formula="of:=HEX2DEC(MID([.D49]; 1; 2))" office:value-type="float" office:value="238" calcext:value-type="float">
            <text:p>238</text:p>
          </table:table-cell>
          <table:table-cell table:formula="of:=HEX2DEC(MID([.D49]; 3; 2))" office:value-type="float" office:value="242" calcext:value-type="float">
            <text:p>242</text:p>
          </table:table-cell>
          <table:table-cell table:formula="of:=HEX2DEC(MID([.D49]; 5; 2))" office:value-type="float" office:value="246" calcext:value-type="float">
            <text:p>246</text:p>
          </table:table-cell>
          <table:table-cell table:formula="of:=&quot;(&quot;&amp;[.E49]&amp;&quot;, &quot;&amp;[.F49]&amp;&quot;, &quot;&amp;[.G49]&amp;&quot;)&quot;" office:value-type="string" office:string-value="(238, 242, 246)" calcext:value-type="string">
            <text:p>(238, 24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0]&gt;=0; &quot;+&quot;; &quot;&quot;)&amp;[.C50]&amp;&quot;': 'rgb&quot;&amp;[.H50]&amp;&quot;',&quot;&amp;CHAR(9)&amp;&quot;/* #&quot;&amp;LOWER([.D50])&amp;&quot; */&quot;" office:value-type="string" office:string-value="  'BlueV3+8': 'rgb(221, 230, 238)',&#9;/* #dde6ee */" calcext:value-type="string">
            <text:p><text:s text:c="2"/>'BlueV3+8': 'rgb(221, 230, 238)',<text:tab/>/* #dde6ee */</text:p>
          </table:table-cell>
          <table:table-cell table:formula="of:=[.C51]+([.C51]-[.C52])" office:value-type="float" office:value="8" calcext:value-type="float">
            <text:p>8</text:p>
          </table:table-cell>
          <table:table-cell office:value-type="string" calcext:value-type="string">
            <text:p>DDE6EE</text:p>
          </table:table-cell>
          <table:table-cell table:formula="of:=HEX2DEC(MID([.D50]; 1; 2))" office:value-type="float" office:value="221" calcext:value-type="float">
            <text:p>221</text:p>
          </table:table-cell>
          <table:table-cell table:formula="of:=HEX2DEC(MID([.D50]; 3; 2))" office:value-type="float" office:value="230" calcext:value-type="float">
            <text:p>230</text:p>
          </table:table-cell>
          <table:table-cell table:formula="of:=HEX2DEC(MID([.D50]; 5; 2))" office:value-type="float" office:value="238" calcext:value-type="float">
            <text:p>238</text:p>
          </table:table-cell>
          <table:table-cell table:formula="of:=&quot;(&quot;&amp;[.E50]&amp;&quot;, &quot;&amp;[.F50]&amp;&quot;, &quot;&amp;[.G50]&amp;&quot;)&quot;" office:value-type="string" office:string-value="(221, 230, 238)" calcext:value-type="string">
            <text:p>(221, 230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1]&gt;=0; &quot;+&quot;; &quot;&quot;)&amp;[.C51]&amp;&quot;': 'rgb&quot;&amp;[.H51]&amp;&quot;',&quot;&amp;CHAR(9)&amp;&quot;/* #&quot;&amp;LOWER([.D51])&amp;&quot; */&quot;" office:value-type="string" office:string-value="  'BlueV3+7': 'rgb(205, 217, 229)',&#9;/* #cdd9e5 */" calcext:value-type="string">
            <text:p><text:s text:c="2"/>'BlueV3+7': 'rgb(205, 217, 229)',<text:tab/>/* #cdd9e5 */</text:p>
          </table:table-cell>
          <table:table-cell table:formula="of:=[.C52]+([.C52]-[.C53])" office:value-type="float" office:value="7" calcext:value-type="float">
            <text:p>7</text:p>
          </table:table-cell>
          <table:table-cell office:value-type="string" calcext:value-type="string">
            <text:p>CDD9E5</text:p>
          </table:table-cell>
          <table:table-cell table:formula="of:=HEX2DEC(MID([.D51]; 1; 2))" office:value-type="float" office:value="205" calcext:value-type="float">
            <text:p>205</text:p>
          </table:table-cell>
          <table:table-cell table:formula="of:=HEX2DEC(MID([.D51]; 3; 2))" office:value-type="float" office:value="217" calcext:value-type="float">
            <text:p>217</text:p>
          </table:table-cell>
          <table:table-cell table:formula="of:=HEX2DEC(MID([.D51]; 5; 2))" office:value-type="float" office:value="229" calcext:value-type="float">
            <text:p>229</text:p>
          </table:table-cell>
          <table:table-cell table:formula="of:=&quot;(&quot;&amp;[.E51]&amp;&quot;, &quot;&amp;[.F51]&amp;&quot;, &quot;&amp;[.G51]&amp;&quot;)&quot;" office:value-type="string" office:string-value="(205, 217, 229)" calcext:value-type="string">
            <text:p>(205, 217, 22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2]&gt;=0; &quot;+&quot;; &quot;&quot;)&amp;[.C52]&amp;&quot;': 'rgb&quot;&amp;[.H52]&amp;&quot;',&quot;&amp;CHAR(9)&amp;&quot;/* #&quot;&amp;LOWER([.D52])&amp;&quot; */&quot;" office:value-type="string" office:string-value="  'BlueV3+6': 'rgb(188, 204, 220)',&#9;/* #bcccdc */" calcext:value-type="string">
            <text:p><text:s text:c="2"/>'BlueV3+6': 'rgb(188, 204, 220)',<text:tab/>/* #bcccdc */</text:p>
          </table:table-cell>
          <table:table-cell table:formula="of:=[.C53]+([.C53]-[.C54])" office:value-type="float" office:value="6" calcext:value-type="float">
            <text:p>6</text:p>
          </table:table-cell>
          <table:table-cell office:value-type="string" calcext:value-type="string">
            <text:p>BCCCDC</text:p>
          </table:table-cell>
          <table:table-cell table:formula="of:=HEX2DEC(MID([.D52]; 1; 2))" office:value-type="float" office:value="188" calcext:value-type="float">
            <text:p>188</text:p>
          </table:table-cell>
          <table:table-cell table:formula="of:=HEX2DEC(MID([.D52]; 3; 2))" office:value-type="float" office:value="204" calcext:value-type="float">
            <text:p>204</text:p>
          </table:table-cell>
          <table:table-cell table:formula="of:=HEX2DEC(MID([.D52]; 5; 2))" office:value-type="float" office:value="220" calcext:value-type="float">
            <text:p>220</text:p>
          </table:table-cell>
          <table:table-cell table:formula="of:=&quot;(&quot;&amp;[.E52]&amp;&quot;, &quot;&amp;[.F52]&amp;&quot;, &quot;&amp;[.G52]&amp;&quot;)&quot;" office:value-type="string" office:string-value="(188, 204, 220)" calcext:value-type="string">
            <text:p>(188, 204, 22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3]&gt;=0; &quot;+&quot;; &quot;&quot;)&amp;[.C53]&amp;&quot;': 'rgb&quot;&amp;[.H53]&amp;&quot;',&quot;&amp;CHAR(9)&amp;&quot;/* #&quot;&amp;LOWER([.D53])&amp;&quot; */&quot;" office:value-type="string" office:string-value="  'BlueV3+5': 'rgb(171, 191, 212)',&#9;/* #abbfd4 */" calcext:value-type="string">
            <text:p><text:s text:c="2"/>'BlueV3+5': 'rgb(171, 191, 212)',<text:tab/>/* #abbfd4 */</text:p>
          </table:table-cell>
          <table:table-cell table:formula="of:=[.C54]+([.C54]-[.C55])" office:value-type="float" office:value="5" calcext:value-type="float">
            <text:p>5</text:p>
          </table:table-cell>
          <table:table-cell office:value-type="string" calcext:value-type="string">
            <text:p>ABBFD4</text:p>
          </table:table-cell>
          <table:table-cell table:formula="of:=HEX2DEC(MID([.D53]; 1; 2))" office:value-type="float" office:value="171" calcext:value-type="float">
            <text:p>171</text:p>
          </table:table-cell>
          <table:table-cell table:formula="of:=HEX2DEC(MID([.D53]; 3; 2))" office:value-type="float" office:value="191" calcext:value-type="float">
            <text:p>191</text:p>
          </table:table-cell>
          <table:table-cell table:formula="of:=HEX2DEC(MID([.D53]; 5; 2))" office:value-type="float" office:value="212" calcext:value-type="float">
            <text:p>212</text:p>
          </table:table-cell>
          <table:table-cell table:formula="of:=&quot;(&quot;&amp;[.E53]&amp;&quot;, &quot;&amp;[.F53]&amp;&quot;, &quot;&amp;[.G53]&amp;&quot;)&quot;" office:value-type="string" office:string-value="(171, 191, 212)" calcext:value-type="string">
            <text:p>(171, 191, 21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4]&gt;=0; &quot;+&quot;; &quot;&quot;)&amp;[.C54]&amp;&quot;': 'rgb&quot;&amp;[.H54]&amp;&quot;',&quot;&amp;CHAR(9)&amp;&quot;/* #&quot;&amp;LOWER([.D54])&amp;&quot; */&quot;" office:value-type="string" office:string-value="  'BlueV3+4': 'rgb(154, 178, 203)',&#9;/* #9ab2cb */" calcext:value-type="string">
            <text:p><text:s text:c="2"/>'BlueV3+4': 'rgb(154, 178, 203)',<text:tab/>/* #9ab2cb */</text:p>
          </table:table-cell>
          <table:table-cell table:formula="of:=[.C55]+([.C55]-[.C56])" office:value-type="float" office:value="4" calcext:value-type="float">
            <text:p>4</text:p>
          </table:table-cell>
          <table:table-cell office:value-type="string" calcext:value-type="string">
            <text:p>9AB2CB</text:p>
          </table:table-cell>
          <table:table-cell table:formula="of:=HEX2DEC(MID([.D54]; 1; 2))" office:value-type="float" office:value="154" calcext:value-type="float">
            <text:p>154</text:p>
          </table:table-cell>
          <table:table-cell table:formula="of:=HEX2DEC(MID([.D54]; 3; 2))" office:value-type="float" office:value="178" calcext:value-type="float">
            <text:p>178</text:p>
          </table:table-cell>
          <table:table-cell table:formula="of:=HEX2DEC(MID([.D54]; 5; 2))" office:value-type="float" office:value="203" calcext:value-type="float">
            <text:p>203</text:p>
          </table:table-cell>
          <table:table-cell table:formula="of:=&quot;(&quot;&amp;[.E54]&amp;&quot;, &quot;&amp;[.F54]&amp;&quot;, &quot;&amp;[.G54]&amp;&quot;)&quot;" office:value-type="string" office:string-value="(154, 178, 203)" calcext:value-type="string">
            <text:p>(154, 178, 20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5]&gt;=0; &quot;+&quot;; &quot;&quot;)&amp;[.C55]&amp;&quot;': 'rgb&quot;&amp;[.H55]&amp;&quot;',&quot;&amp;CHAR(9)&amp;&quot;/* #&quot;&amp;LOWER([.D55])&amp;&quot; */&quot;" office:value-type="string" office:string-value="  'BlueV3+3': 'rgb(137, 166, 194)',&#9;/* #89a6c2 */" calcext:value-type="string">
            <text:p><text:s text:c="2"/>'BlueV3+3': 'rgb(137, 166, 194)',<text:tab/>/* #89a6c2 */</text:p>
          </table:table-cell>
          <table:table-cell table:formula="of:=[.C56]+([.C56]-[.C57])" office:value-type="float" office:value="3" calcext:value-type="float">
            <text:p>3</text:p>
          </table:table-cell>
          <table:table-cell office:value-type="string" calcext:value-type="string">
            <text:p>89A6C2</text:p>
          </table:table-cell>
          <table:table-cell table:formula="of:=HEX2DEC(MID([.D55]; 1; 2))" office:value-type="float" office:value="137" calcext:value-type="float">
            <text:p>137</text:p>
          </table:table-cell>
          <table:table-cell table:formula="of:=HEX2DEC(MID([.D55]; 3; 2))" office:value-type="float" office:value="166" calcext:value-type="float">
            <text:p>166</text:p>
          </table:table-cell>
          <table:table-cell table:formula="of:=HEX2DEC(MID([.D55]; 5; 2))" office:value-type="float" office:value="194" calcext:value-type="float">
            <text:p>194</text:p>
          </table:table-cell>
          <table:table-cell table:formula="of:=&quot;(&quot;&amp;[.E55]&amp;&quot;, &quot;&amp;[.F55]&amp;&quot;, &quot;&amp;[.G55]&amp;&quot;)&quot;" office:value-type="string" office:string-value="(137, 166, 194)" calcext:value-type="string">
            <text:p>(137, 166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6]&gt;=0; &quot;+&quot;; &quot;&quot;)&amp;[.C56]&amp;&quot;': 'rgb&quot;&amp;[.H56]&amp;&quot;',&quot;&amp;CHAR(9)&amp;&quot;/* #&quot;&amp;LOWER([.D56])&amp;&quot; */&quot;" office:value-type="string" office:string-value="  'BlueV3+2': 'rgb(120, 153, 186)',&#9;/* #7899ba */" calcext:value-type="string">
            <text:p><text:s text:c="2"/>'BlueV3+2': 'rgb(120, 153, 186)',<text:tab/>/* #7899ba */</text:p>
          </table:table-cell>
          <table:table-cell table:formula="of:=[.C57]+([.C57]-[.C58])" office:value-type="float" office:value="2" calcext:value-type="float">
            <text:p>2</text:p>
          </table:table-cell>
          <table:table-cell office:value-type="string" calcext:value-type="string">
            <text:p>7899BA</text:p>
          </table:table-cell>
          <table:table-cell table:formula="of:=HEX2DEC(MID([.D56]; 1; 2))" office:value-type="float" office:value="120" calcext:value-type="float">
            <text:p>120</text:p>
          </table:table-cell>
          <table:table-cell table:formula="of:=HEX2DEC(MID([.D56]; 3; 2))" office:value-type="float" office:value="153" calcext:value-type="float">
            <text:p>153</text:p>
          </table:table-cell>
          <table:table-cell table:formula="of:=HEX2DEC(MID([.D56]; 5; 2))" office:value-type="float" office:value="186" calcext:value-type="float">
            <text:p>186</text:p>
          </table:table-cell>
          <table:table-cell table:formula="of:=&quot;(&quot;&amp;[.E56]&amp;&quot;, &quot;&amp;[.F56]&amp;&quot;, &quot;&amp;[.G56]&amp;&quot;)&quot;" office:value-type="string" office:string-value="(120, 153, 186)" calcext:value-type="string">
            <text:p>(120, 153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7]&gt;=0; &quot;+&quot;; &quot;&quot;)&amp;[.C57]&amp;&quot;': 'rgb&quot;&amp;[.H57]&amp;&quot;',&quot;&amp;CHAR(9)&amp;&quot;/* #&quot;&amp;LOWER([.D57])&amp;&quot; */&quot;" office:value-type="string" office:string-value="  'BlueV3+1': 'rgb(104, 140, 177)',&#9;/* #688cb1 */" calcext:value-type="string">
            <text:p><text:s text:c="2"/>'BlueV3+1': 'rgb(104, 140, 177)',<text:tab/>/* #688cb1 */</text:p>
          </table:table-cell>
          <table:table-cell table:formula="of:=[.C58]+([.C58]-[.C59])" office:value-type="float" office:value="1" calcext:value-type="float">
            <text:p>1</text:p>
          </table:table-cell>
          <table:table-cell office:value-type="string" calcext:value-type="string">
            <text:p>688CB1</text:p>
          </table:table-cell>
          <table:table-cell table:formula="of:=HEX2DEC(MID([.D57]; 1; 2))" office:value-type="float" office:value="104" calcext:value-type="float">
            <text:p>104</text:p>
          </table:table-cell>
          <table:table-cell table:formula="of:=HEX2DEC(MID([.D57]; 3; 2))" office:value-type="float" office:value="140" calcext:value-type="float">
            <text:p>140</text:p>
          </table:table-cell>
          <table:table-cell table:formula="of:=HEX2DEC(MID([.D57]; 5; 2))" office:value-type="float" office:value="177" calcext:value-type="float">
            <text:p>177</text:p>
          </table:table-cell>
          <table:table-cell table:formula="of:=&quot;(&quot;&amp;[.E57]&amp;&quot;, &quot;&amp;[.F57]&amp;&quot;, &quot;&amp;[.G57]&amp;&quot;)&quot;" office:value-type="string" office:string-value="(104, 140, 177)" calcext:value-type="string">
            <text:p>(104, 140, 17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8]&gt;=0; &quot;+&quot;; &quot;&quot;)&amp;[.C58]&amp;&quot;': 'rgb&quot;&amp;[.H58]&amp;&quot;',&quot;&amp;CHAR(9)&amp;&quot;/* #&quot;&amp;LOWER([.D58])&amp;&quot; */&quot;" office:value-type="string" office:string-value="  'BlueV3+0': 'rgb(87, 128, 168)',&#9;/* #5780a8 */" calcext:value-type="string">
            <text:p><text:s text:c="2"/>'BlueV3+0': 'rgb(87, 128, 168)',<text:tab/>/* #5780a8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780A8</text:p>
          </table:table-cell>
          <table:table-cell table:formula="of:=HEX2DEC(MID([.D58]; 1; 2))" office:value-type="float" office:value="87" calcext:value-type="float">
            <text:p>87</text:p>
          </table:table-cell>
          <table:table-cell table:formula="of:=HEX2DEC(MID([.D58]; 3; 2))" office:value-type="float" office:value="128" calcext:value-type="float">
            <text:p>128</text:p>
          </table:table-cell>
          <table:table-cell table:formula="of:=HEX2DEC(MID([.D58]; 5; 2))" office:value-type="float" office:value="168" calcext:value-type="float">
            <text:p>168</text:p>
          </table:table-cell>
          <table:table-cell table:formula="of:=&quot;(&quot;&amp;[.E58]&amp;&quot;, &quot;&amp;[.F58]&amp;&quot;, &quot;&amp;[.G58]&amp;&quot;)&quot;" office:value-type="string" office:string-value="(87, 128, 168)" calcext:value-type="string">
            <text:p>(87, 128, 16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9]&gt;=0; &quot;+&quot;; &quot;&quot;)&amp;[.C59]&amp;&quot;': 'rgb&quot;&amp;[.H59]&amp;&quot;',&quot;&amp;CHAR(9)&amp;&quot;/* #&quot;&amp;LOWER([.D59])&amp;&quot; */&quot;" office:value-type="string" office:string-value="  'BlueV3-1': 'rgb(78, 115, 151)',&#9;/* #4e7397 */" calcext:value-type="string">
            <text:p><text:s text:c="2"/>'BlueV3-1': 'rgb(78, 115, 151)',<text:tab/>/* #4e7397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E7397</text:p>
          </table:table-cell>
          <table:table-cell table:formula="of:=HEX2DEC(MID([.D59]; 1; 2))" office:value-type="float" office:value="78" calcext:value-type="float">
            <text:p>78</text:p>
          </table:table-cell>
          <table:table-cell table:formula="of:=HEX2DEC(MID([.D59]; 3; 2))" office:value-type="float" office:value="115" calcext:value-type="float">
            <text:p>115</text:p>
          </table:table-cell>
          <table:table-cell table:formula="of:=HEX2DEC(MID([.D59]; 5; 2))" office:value-type="float" office:value="151" calcext:value-type="float">
            <text:p>151</text:p>
          </table:table-cell>
          <table:table-cell table:formula="of:=&quot;(&quot;&amp;[.E59]&amp;&quot;, &quot;&amp;[.F59]&amp;&quot;, &quot;&amp;[.G59]&amp;&quot;)&quot;" office:value-type="string" office:string-value="(78, 115, 151)" calcext:value-type="string">
            <text:p>(78, 115, 1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0]&gt;=0; &quot;+&quot;; &quot;&quot;)&amp;[.C60]&amp;&quot;': 'rgb&quot;&amp;[.H60]&amp;&quot;',&quot;&amp;CHAR(9)&amp;&quot;/* #&quot;&amp;LOWER([.D60])&amp;&quot; */&quot;" office:value-type="string" office:string-value="  'BlueV3-2': 'rgb(69, 102, 135)',&#9;/* #456687 */" calcext:value-type="string">
            <text:p><text:s text:c="2"/>'BlueV3-2': 'rgb(69, 102, 135)',<text:tab/>/* #456687 */</text:p>
          </table:table-cell>
          <table:table-cell table:formula="of:=[.C59]+([.C59]-[.C58])" office:value-type="float" office:value="-2" calcext:value-type="float">
            <text:p>-2</text:p>
          </table:table-cell>
          <table:table-cell office:value-type="string" calcext:value-type="string">
            <text:p>456687</text:p>
          </table:table-cell>
          <table:table-cell table:formula="of:=HEX2DEC(MID([.D60]; 1; 2))" office:value-type="float" office:value="69" calcext:value-type="float">
            <text:p>69</text:p>
          </table:table-cell>
          <table:table-cell table:formula="of:=HEX2DEC(MID([.D60]; 3; 2))" office:value-type="float" office:value="102" calcext:value-type="float">
            <text:p>102</text:p>
          </table:table-cell>
          <table:table-cell table:formula="of:=HEX2DEC(MID([.D60]; 5; 2))" office:value-type="float" office:value="135" calcext:value-type="float">
            <text:p>135</text:p>
          </table:table-cell>
          <table:table-cell table:formula="of:=&quot;(&quot;&amp;[.E60]&amp;&quot;, &quot;&amp;[.F60]&amp;&quot;, &quot;&amp;[.G60]&amp;&quot;)&quot;" office:value-type="string" office:string-value="(69, 102, 135)" calcext:value-type="string">
            <text:p>(69, 102, 1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1]&gt;=0; &quot;+&quot;; &quot;&quot;)&amp;[.C61]&amp;&quot;': 'rgb&quot;&amp;[.H61]&amp;&quot;',&quot;&amp;CHAR(9)&amp;&quot;/* #&quot;&amp;LOWER([.D61])&amp;&quot; */&quot;" office:value-type="string" office:string-value="  'BlueV3-3': 'rgb(61, 89, 118)',&#9;/* #3d5976 */" calcext:value-type="string">
            <text:p><text:s text:c="2"/>'BlueV3-3': 'rgb(61, 89, 118)',<text:tab/>/* #3d5976 */</text:p>
          </table:table-cell>
          <table:table-cell table:formula="of:=[.C60]+([.C60]-[.C59])" office:value-type="float" office:value="-3" calcext:value-type="float">
            <text:p>-3</text:p>
          </table:table-cell>
          <table:table-cell office:value-type="string" calcext:value-type="string">
            <text:p>3D5976</text:p>
          </table:table-cell>
          <table:table-cell table:formula="of:=HEX2DEC(MID([.D61]; 1; 2))" office:value-type="float" office:value="61" calcext:value-type="float">
            <text:p>61</text:p>
          </table:table-cell>
          <table:table-cell table:formula="of:=HEX2DEC(MID([.D61]; 3; 2))" office:value-type="float" office:value="89" calcext:value-type="float">
            <text:p>89</text:p>
          </table:table-cell>
          <table:table-cell table:formula="of:=HEX2DEC(MID([.D61]; 5; 2))" office:value-type="float" office:value="118" calcext:value-type="float">
            <text:p>118</text:p>
          </table:table-cell>
          <table:table-cell table:formula="of:=&quot;(&quot;&amp;[.E61]&amp;&quot;, &quot;&amp;[.F61]&amp;&quot;, &quot;&amp;[.G61]&amp;&quot;)&quot;" office:value-type="string" office:string-value="(61, 89, 118)" calcext:value-type="string">
            <text:p>(61, 89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2]&gt;=0; &quot;+&quot;; &quot;&quot;)&amp;[.C62]&amp;&quot;': 'rgb&quot;&amp;[.H62]&amp;&quot;',&quot;&amp;CHAR(9)&amp;&quot;/* #&quot;&amp;LOWER([.D62])&amp;&quot; */&quot;" office:value-type="string" office:string-value="  'BlueV3-4': 'rgb(52, 76, 101)',&#9;/* #344c65 */" calcext:value-type="string">
            <text:p><text:s text:c="2"/>'BlueV3-4': 'rgb(52, 76, 101)',<text:tab/>/* #344c65 */</text:p>
          </table:table-cell>
          <table:table-cell table:formula="of:=[.C61]+([.C61]-[.C60])" office:value-type="float" office:value="-4" calcext:value-type="float">
            <text:p>-4</text:p>
          </table:table-cell>
          <table:table-cell office:value-type="string" calcext:value-type="string">
            <text:p>344C65</text:p>
          </table:table-cell>
          <table:table-cell table:formula="of:=HEX2DEC(MID([.D62]; 1; 2))" office:value-type="float" office:value="52" calcext:value-type="float">
            <text:p>52</text:p>
          </table:table-cell>
          <table:table-cell table:formula="of:=HEX2DEC(MID([.D62]; 3; 2))" office:value-type="float" office:value="76" calcext:value-type="float">
            <text:p>76</text:p>
          </table:table-cell>
          <table:table-cell table:formula="of:=HEX2DEC(MID([.D62]; 5; 2))" office:value-type="float" office:value="101" calcext:value-type="float">
            <text:p>101</text:p>
          </table:table-cell>
          <table:table-cell table:formula="of:=&quot;(&quot;&amp;[.E62]&amp;&quot;, &quot;&amp;[.F62]&amp;&quot;, &quot;&amp;[.G62]&amp;&quot;)&quot;" office:value-type="string" office:string-value="(52, 76, 101)" calcext:value-type="string">
            <text:p>(52, 76, 10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3]&gt;=0; &quot;+&quot;; &quot;&quot;)&amp;[.C63]&amp;&quot;': 'rgb&quot;&amp;[.H63]&amp;&quot;',&quot;&amp;CHAR(9)&amp;&quot;/* #&quot;&amp;LOWER([.D63])&amp;&quot; */&quot;" office:value-type="string" office:string-value="  'BlueV3-5': 'rgb(43, 64, 84)',&#9;/* #2b4054 */" calcext:value-type="string">
            <text:p><text:s text:c="2"/>'BlueV3-5': 'rgb(43, 64, 84)',<text:tab/>/* #2b4054 */</text:p>
          </table:table-cell>
          <table:table-cell table:formula="of:=[.C62]+([.C62]-[.C61])" office:value-type="float" office:value="-5" calcext:value-type="float">
            <text:p>-5</text:p>
          </table:table-cell>
          <table:table-cell office:value-type="string" calcext:value-type="string">
            <text:p>2B4054</text:p>
          </table:table-cell>
          <table:table-cell table:formula="of:=HEX2DEC(MID([.D63]; 1; 2))" office:value-type="float" office:value="43" calcext:value-type="float">
            <text:p>43</text:p>
          </table:table-cell>
          <table:table-cell table:formula="of:=HEX2DEC(MID([.D63]; 3; 2))" office:value-type="float" office:value="64" calcext:value-type="float">
            <text:p>64</text:p>
          </table:table-cell>
          <table:table-cell table:formula="of:=HEX2DEC(MID([.D63]; 5; 2))" office:value-type="float" office:value="84" calcext:value-type="float">
            <text:p>84</text:p>
          </table:table-cell>
          <table:table-cell table:formula="of:=&quot;(&quot;&amp;[.E63]&amp;&quot;, &quot;&amp;[.F63]&amp;&quot;, &quot;&amp;[.G63]&amp;&quot;)&quot;" office:value-type="string" office:string-value="(43, 64, 84)" calcext:value-type="string">
            <text:p>(43, 64, 8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4]&gt;=0; &quot;+&quot;; &quot;&quot;)&amp;[.C64]&amp;&quot;': 'rgb&quot;&amp;[.H64]&amp;&quot;',&quot;&amp;CHAR(9)&amp;&quot;/* #&quot;&amp;LOWER([.D64])&amp;&quot; */&quot;" office:value-type="string" office:string-value="  'BlueV3-6': 'rgb(35, 51, 67)',&#9;/* #233343 */" calcext:value-type="string">
            <text:p><text:s text:c="2"/>'BlueV3-6': 'rgb(35, 51, 67)',<text:tab/>/* #233343 */</text:p>
          </table:table-cell>
          <table:table-cell table:formula="of:=[.C63]+([.C63]-[.C62])" office:value-type="float" office:value="-6" calcext:value-type="float">
            <text:p>-6</text:p>
          </table:table-cell>
          <table:table-cell office:value-type="string" calcext:value-type="string">
            <text:p>233343</text:p>
          </table:table-cell>
          <table:table-cell table:formula="of:=HEX2DEC(MID([.D64]; 1; 2))" office:value-type="float" office:value="35" calcext:value-type="float">
            <text:p>35</text:p>
          </table:table-cell>
          <table:table-cell table:formula="of:=HEX2DEC(MID([.D64]; 3; 2))" office:value-type="float" office:value="51" calcext:value-type="float">
            <text:p>51</text:p>
          </table:table-cell>
          <table:table-cell table:formula="of:=HEX2DEC(MID([.D64]; 5; 2))" office:value-type="float" office:value="67" calcext:value-type="float">
            <text:p>67</text:p>
          </table:table-cell>
          <table:table-cell table:formula="of:=&quot;(&quot;&amp;[.E64]&amp;&quot;, &quot;&amp;[.F64]&amp;&quot;, &quot;&amp;[.G64]&amp;&quot;)&quot;" office:value-type="string" office:string-value="(35, 51, 67)" calcext:value-type="string">
            <text:p>(35, 51, 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5]&gt;=0; &quot;+&quot;; &quot;&quot;)&amp;[.C65]&amp;&quot;': 'rgb&quot;&amp;[.H65]&amp;&quot;',&quot;&amp;CHAR(9)&amp;&quot;/* #&quot;&amp;LOWER([.D65])&amp;&quot; */&quot;" office:value-type="string" office:string-value="  'BlueV3-7': 'rgb(26, 38, 50)',&#9;/* #1a2632 */" calcext:value-type="string">
            <text:p><text:s text:c="2"/>'BlueV3-7': 'rgb(26, 38, 50)',<text:tab/>/* #1a2632 */</text:p>
          </table:table-cell>
          <table:table-cell table:formula="of:=[.C64]+([.C64]-[.C63])" office:value-type="float" office:value="-7" calcext:value-type="float">
            <text:p>-7</text:p>
          </table:table-cell>
          <table:table-cell office:value-type="string" calcext:value-type="string">
            <text:p>1A2632</text:p>
          </table:table-cell>
          <table:table-cell table:formula="of:=HEX2DEC(MID([.D65]; 1; 2))" office:value-type="float" office:value="26" calcext:value-type="float">
            <text:p>26</text:p>
          </table:table-cell>
          <table:table-cell table:formula="of:=HEX2DEC(MID([.D65]; 3; 2))" office:value-type="float" office:value="38" calcext:value-type="float">
            <text:p>38</text:p>
          </table:table-cell>
          <table:table-cell table:formula="of:=HEX2DEC(MID([.D65]; 5; 2))" office:value-type="float" office:value="50" calcext:value-type="float">
            <text:p>50</text:p>
          </table:table-cell>
          <table:table-cell table:formula="of:=&quot;(&quot;&amp;[.E65]&amp;&quot;, &quot;&amp;[.F65]&amp;&quot;, &quot;&amp;[.G65]&amp;&quot;)&quot;" office:value-type="string" office:string-value="(26, 38, 50)" calcext:value-type="string">
            <text:p>(26, 38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6]&gt;=0; &quot;+&quot;; &quot;&quot;)&amp;[.C66]&amp;&quot;': 'rgb&quot;&amp;[.H66]&amp;&quot;',&quot;&amp;CHAR(9)&amp;&quot;/* #&quot;&amp;LOWER([.D66])&amp;&quot; */&quot;" office:value-type="string" office:string-value="  'BlueV3-8': 'rgb(17, 26, 34)',&#9;/* #111a22 */" calcext:value-type="string">
            <text:p><text:s text:c="2"/>'BlueV3-8': 'rgb(17, 26, 34)',<text:tab/>/* #111a22 */</text:p>
          </table:table-cell>
          <table:table-cell table:formula="of:=[.C65]+([.C65]-[.C64])" office:value-type="float" office:value="-8" calcext:value-type="float">
            <text:p>-8</text:p>
          </table:table-cell>
          <table:table-cell office:value-type="string" calcext:value-type="string">
            <text:p>111A22</text:p>
          </table:table-cell>
          <table:table-cell table:formula="of:=HEX2DEC(MID([.D66]; 1; 2))" office:value-type="float" office:value="17" calcext:value-type="float">
            <text:p>17</text:p>
          </table:table-cell>
          <table:table-cell table:formula="of:=HEX2DEC(MID([.D66]; 3; 2))" office:value-type="float" office:value="26" calcext:value-type="float">
            <text:p>26</text:p>
          </table:table-cell>
          <table:table-cell table:formula="of:=HEX2DEC(MID([.D66]; 5; 2))" office:value-type="float" office:value="34" calcext:value-type="float">
            <text:p>34</text:p>
          </table:table-cell>
          <table:table-cell table:formula="of:=&quot;(&quot;&amp;[.E66]&amp;&quot;, &quot;&amp;[.F66]&amp;&quot;, &quot;&amp;[.G66]&amp;&quot;)&quot;" office:value-type="string" office:string-value="(17, 26, 34)" calcext:value-type="string">
            <text:p>(17, 26, 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7]&gt;=0; &quot;+&quot;; &quot;&quot;)&amp;[.C67]&amp;&quot;': 'rgb&quot;&amp;[.H67]&amp;&quot;',&quot;&amp;CHAR(9)&amp;&quot;/* #&quot;&amp;LOWER([.D67])&amp;&quot; */&quot;" office:value-type="string" office:string-value="  'BlueV3-9': 'rgb(9, 13, 17)',&#9;/* #090d11 */" calcext:value-type="string">
            <text:p><text:s text:c="2"/>'BlueV3-9': 'rgb(9, 13, 17)',<text:tab/>/* #090d11 */</text:p>
          </table:table-cell>
          <table:table-cell table:formula="of:=[.C66]+([.C66]-[.C65])" office:value-type="float" office:value="-9" calcext:value-type="float">
            <text:p>-9</text:p>
          </table:table-cell>
          <table:table-cell office:value-type="string" calcext:value-type="string">
            <text:p>090D11</text:p>
          </table:table-cell>
          <table:table-cell table:formula="of:=HEX2DEC(MID([.D67]; 1; 2))" office:value-type="float" office:value="9" calcext:value-type="float">
            <text:p>9</text:p>
          </table:table-cell>
          <table:table-cell table:formula="of:=HEX2DEC(MID([.D67]; 3; 2))" office:value-type="float" office:value="13" calcext:value-type="float">
            <text:p>13</text:p>
          </table:table-cell>
          <table:table-cell table:formula="of:=HEX2DEC(MID([.D67]; 5; 2))" office:value-type="float" office:value="17" calcext:value-type="float">
            <text:p>17</text:p>
          </table:table-cell>
          <table:table-cell table:formula="of:=&quot;(&quot;&amp;[.E67]&amp;&quot;, &quot;&amp;[.F67]&amp;&quot;, &quot;&amp;[.G67]&amp;&quot;)&quot;" office:value-type="string" office:string-value="(9, 13, 17)" calcext:value-type="string">
            <text:p>(9, 13, 17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4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71:.B89])" office:value-type="string" office:string-value="  'BlueV4+9': 'rgb(237, 241, 245)',&#9;/* #edf1f5 */&#13;&#10;  'BlueV4+8': 'rgb(219, 227, 235)',&#9;/* #dbe3eb */&#13;&#10;  'BlueV4+7': 'rgb(200, 213, 226)',&#9;/* #c8d5e2 */&#13;&#10;  'BlueV4+6': 'rgb(182, 199, 216)',&#9;/* #b6c7d8 */&#13;&#10;  'BlueV4+5': 'rgb(164, 185, 206)',&#9;/* #a4b9ce */&#13;&#10;  'BlueV4+4': 'rgb(146, 171, 196)',&#9;/* #92abc4 */&#13;&#10;  'BlueV4+3': 'rgb(127, 157, 186)',&#9;/* #7f9dba */&#13;&#10;  'BlueV4+2': 'rgb(109, 143, 176)',&#9;/* #6d8fb0 */&#13;&#10;  'BlueV4+1': 'rgb(91, 129, 167)',&#9;/* #5b81a7 */&#13;&#10;  'BlueV4+0': 'rgb(80, 115, 149)',&#9;/* #507395 */&#13;&#10;  'BlueV4-1': 'rgb(72, 103, 134)',&#9;/* #486786 */&#13;&#10;  'BlueV4-2': 'rgb(64, 92, 119)',&#9;/* #405c77 */&#13;&#10;  'BlueV4-3': 'rgb(56, 80, 104)',&#9;/* #385068 */&#13;&#10;  'BlueV4-4': 'rgb(48, 69, 90)',&#9;/* #30455a */&#13;&#10;  'BlueV4-5': 'rgb(40, 57, 75)',&#9;/* #28394b */&#13;&#10;  'BlueV4-6': 'rgb(32, 46, 60)',&#9;/* #202e3c */&#13;&#10;  'BlueV4-7': 'rgb(24, 34, 45)',&#9;/* #18222d */&#13;&#10;  'BlueV4-8': 'rgb(16, 23, 30)',&#9;/* #10171e */&#13;&#10;  'BlueV4-9': 'rgb(8, 11, 15)',&#9;/* #080b0f */" calcext:value-type="string">
            <text:p>  'BlueV4+9': 'rgb(237, 241, 245)',	/* #edf1f5 */</text:p>
            <text:p>  'BlueV4+8': 'rgb(219, 227, 235)',	/* #dbe3eb */</text:p>
            <text:p>  'BlueV4+7': 'rgb(200, 213, 226)',	/* #c8d5e2 */</text:p>
            <text:p>  'BlueV4+6': 'rgb(182, 199, 216)',	/* #b6c7d8 */</text:p>
            <text:p>  'BlueV4+5': 'rgb(164, 185, 206)',	/* #a4b9ce */</text:p>
            <text:p>  'BlueV4+4': 'rgb(146, 171, 196)',	/* #92abc4 */</text:p>
            <text:p>  'BlueV4+3': 'rgb(127, 157, 186)',	/* #7f9dba */</text:p>
            <text:p>  'BlueV4+2': 'rgb(109, 143, 176)',	/* #6d8fb0 */</text:p>
            <text:p>  'BlueV4+1': 'rgb(91, 129, 167)',	/* #5b81a7 */</text:p>
            <text:p>  'BlueV4+0': 'rgb(80, 115, 149)',	/* #507395 */</text:p>
            <text:p>  'BlueV4-1': 'rgb(72, 103, 134)',	/* #486786 */</text:p>
            <text:p>  'BlueV4-2': 'rgb(64, 92, 119)',	/* #405c77 */</text:p>
            <text:p>  'BlueV4-3': 'rgb(56, 80, 104)',	/* #385068 */</text:p>
            <text:p>  'BlueV4-4': 'rgb(48, 69, 90)',	/* #30455a */</text:p>
            <text:p>  'BlueV4-5': 'rgb(40, 57, 75)',	/* #28394b */</text:p>
            <text:p>  'BlueV4-6': 'rgb(32, 46, 60)',	/* #202e3c */</text:p>
            <text:p>  'BlueV4-7': 'rgb(24, 34, 45)',	/* #18222d */</text:p>
            <text:p>  'BlueV4-8': 'rgb(16, 23, 30)',	/* #10171e */</text:p>
            <text:p>  'BlueV4-9': 'rgb(8, 11, 15)',	/* #080b0f */</text:p>
          </table:table-cell>
          <table:table-cell table:formula="of:=&quot;  '&quot;&amp;[.A70]&amp;IF([.C71]&gt;=0; &quot;+&quot;; &quot;&quot;)&amp;[.C71]&amp;&quot;': 'rgb&quot;&amp;[.H71]&amp;&quot;',&quot;&amp;CHAR(9)&amp;&quot;/* #&quot;&amp;LOWER([.D71])&amp;&quot; */&quot;" office:value-type="string" office:string-value="  'BlueV4+9': 'rgb(237, 241, 245)',&#9;/* #edf1f5 */" calcext:value-type="string">
            <text:p><text:s text:c="2"/>'BlueV4+9': 'rgb(237, 241, 245)',<text:tab/>/* #edf1f5 */</text:p>
          </table:table-cell>
          <table:table-cell table:formula="of:=[.C72]+([.C72]-[.C73])" office:value-type="float" office:value="9" calcext:value-type="float">
            <text:p>9</text:p>
          </table:table-cell>
          <table:table-cell office:value-type="string" calcext:value-type="string">
            <text:p>EDF1F5</text:p>
          </table:table-cell>
          <table:table-cell table:formula="of:=HEX2DEC(MID([.D71]; 1; 2))" office:value-type="float" office:value="237" calcext:value-type="float">
            <text:p>237</text:p>
          </table:table-cell>
          <table:table-cell table:formula="of:=HEX2DEC(MID([.D71]; 3; 2))" office:value-type="float" office:value="241" calcext:value-type="float">
            <text:p>241</text:p>
          </table:table-cell>
          <table:table-cell table:formula="of:=HEX2DEC(MID([.D71]; 5; 2))" office:value-type="float" office:value="245" calcext:value-type="float">
            <text:p>245</text:p>
          </table:table-cell>
          <table:table-cell table:formula="of:=&quot;(&quot;&amp;[.E71]&amp;&quot;, &quot;&amp;[.F71]&amp;&quot;, &quot;&amp;[.G71]&amp;&quot;)&quot;" office:value-type="string" office:string-value="(237, 241, 245)" calcext:value-type="string">
            <text:p>(237, 241, 2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2]&gt;=0; &quot;+&quot;; &quot;&quot;)&amp;[.C72]&amp;&quot;': 'rgb&quot;&amp;[.H72]&amp;&quot;',&quot;&amp;CHAR(9)&amp;&quot;/* #&quot;&amp;LOWER([.D72])&amp;&quot; */&quot;" office:value-type="string" office:string-value="  'BlueV4+8': 'rgb(219, 227, 235)',&#9;/* #dbe3eb */" calcext:value-type="string">
            <text:p><text:s text:c="2"/>'BlueV4+8': 'rgb(219, 227, 235)',<text:tab/>/* #dbe3eb */</text:p>
          </table:table-cell>
          <table:table-cell table:formula="of:=[.C73]+([.C73]-[.C74])" office:value-type="float" office:value="8" calcext:value-type="float">
            <text:p>8</text:p>
          </table:table-cell>
          <table:table-cell office:value-type="string" calcext:value-type="string">
            <text:p>DBE3EB</text:p>
          </table:table-cell>
          <table:table-cell table:formula="of:=HEX2DEC(MID([.D72]; 1; 2))" office:value-type="float" office:value="219" calcext:value-type="float">
            <text:p>219</text:p>
          </table:table-cell>
          <table:table-cell table:formula="of:=HEX2DEC(MID([.D72]; 3; 2))" office:value-type="float" office:value="227" calcext:value-type="float">
            <text:p>227</text:p>
          </table:table-cell>
          <table:table-cell table:formula="of:=HEX2DEC(MID([.D72]; 5; 2))" office:value-type="float" office:value="235" calcext:value-type="float">
            <text:p>235</text:p>
          </table:table-cell>
          <table:table-cell table:formula="of:=&quot;(&quot;&amp;[.E72]&amp;&quot;, &quot;&amp;[.F72]&amp;&quot;, &quot;&amp;[.G72]&amp;&quot;)&quot;" office:value-type="string" office:string-value="(219, 227, 235)" calcext:value-type="string">
            <text:p>(219, 227, 2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3]&gt;=0; &quot;+&quot;; &quot;&quot;)&amp;[.C73]&amp;&quot;': 'rgb&quot;&amp;[.H73]&amp;&quot;',&quot;&amp;CHAR(9)&amp;&quot;/* #&quot;&amp;LOWER([.D73])&amp;&quot; */&quot;" office:value-type="string" office:string-value="  'BlueV4+7': 'rgb(200, 213, 226)',&#9;/* #c8d5e2 */" calcext:value-type="string">
            <text:p><text:s text:c="2"/>'BlueV4+7': 'rgb(200, 213, 226)',<text:tab/>/* #c8d5e2 */</text:p>
          </table:table-cell>
          <table:table-cell table:formula="of:=[.C74]+([.C74]-[.C75])" office:value-type="float" office:value="7" calcext:value-type="float">
            <text:p>7</text:p>
          </table:table-cell>
          <table:table-cell office:value-type="string" calcext:value-type="string">
            <text:p>C8D5E2</text:p>
          </table:table-cell>
          <table:table-cell table:formula="of:=HEX2DEC(MID([.D73]; 1; 2))" office:value-type="float" office:value="200" calcext:value-type="float">
            <text:p>200</text:p>
          </table:table-cell>
          <table:table-cell table:formula="of:=HEX2DEC(MID([.D73]; 3; 2))" office:value-type="float" office:value="213" calcext:value-type="float">
            <text:p>213</text:p>
          </table:table-cell>
          <table:table-cell table:formula="of:=HEX2DEC(MID([.D73]; 5; 2))" office:value-type="float" office:value="226" calcext:value-type="float">
            <text:p>226</text:p>
          </table:table-cell>
          <table:table-cell table:formula="of:=&quot;(&quot;&amp;[.E73]&amp;&quot;, &quot;&amp;[.F73]&amp;&quot;, &quot;&amp;[.G73]&amp;&quot;)&quot;" office:value-type="string" office:string-value="(200, 213, 226)" calcext:value-type="string">
            <text:p>(200, 213, 22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4]&gt;=0; &quot;+&quot;; &quot;&quot;)&amp;[.C74]&amp;&quot;': 'rgb&quot;&amp;[.H74]&amp;&quot;',&quot;&amp;CHAR(9)&amp;&quot;/* #&quot;&amp;LOWER([.D74])&amp;&quot; */&quot;" office:value-type="string" office:string-value="  'BlueV4+6': 'rgb(182, 199, 216)',&#9;/* #b6c7d8 */" calcext:value-type="string">
            <text:p><text:s text:c="2"/>'BlueV4+6': 'rgb(182, 199, 216)',<text:tab/>/* #b6c7d8 */</text:p>
          </table:table-cell>
          <table:table-cell table:formula="of:=[.C75]+([.C75]-[.C76])" office:value-type="float" office:value="6" calcext:value-type="float">
            <text:p>6</text:p>
          </table:table-cell>
          <table:table-cell office:value-type="string" calcext:value-type="string">
            <text:p>B6C7D8</text:p>
          </table:table-cell>
          <table:table-cell table:formula="of:=HEX2DEC(MID([.D74]; 1; 2))" office:value-type="float" office:value="182" calcext:value-type="float">
            <text:p>182</text:p>
          </table:table-cell>
          <table:table-cell table:formula="of:=HEX2DEC(MID([.D74]; 3; 2))" office:value-type="float" office:value="199" calcext:value-type="float">
            <text:p>199</text:p>
          </table:table-cell>
          <table:table-cell table:formula="of:=HEX2DEC(MID([.D74]; 5; 2))" office:value-type="float" office:value="216" calcext:value-type="float">
            <text:p>216</text:p>
          </table:table-cell>
          <table:table-cell table:formula="of:=&quot;(&quot;&amp;[.E74]&amp;&quot;, &quot;&amp;[.F74]&amp;&quot;, &quot;&amp;[.G74]&amp;&quot;)&quot;" office:value-type="string" office:string-value="(182, 199, 216)" calcext:value-type="string">
            <text:p>(182, 199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5]&gt;=0; &quot;+&quot;; &quot;&quot;)&amp;[.C75]&amp;&quot;': 'rgb&quot;&amp;[.H75]&amp;&quot;',&quot;&amp;CHAR(9)&amp;&quot;/* #&quot;&amp;LOWER([.D75])&amp;&quot; */&quot;" office:value-type="string" office:string-value="  'BlueV4+5': 'rgb(164, 185, 206)',&#9;/* #a4b9ce */" calcext:value-type="string">
            <text:p><text:s text:c="2"/>'BlueV4+5': 'rgb(164, 185, 206)',<text:tab/>/* #a4b9ce */</text:p>
          </table:table-cell>
          <table:table-cell table:formula="of:=[.C76]+([.C76]-[.C77])" office:value-type="float" office:value="5" calcext:value-type="float">
            <text:p>5</text:p>
          </table:table-cell>
          <table:table-cell office:value-type="string" calcext:value-type="string">
            <text:p>A4B9CE</text:p>
          </table:table-cell>
          <table:table-cell table:formula="of:=HEX2DEC(MID([.D75]; 1; 2))" office:value-type="float" office:value="164" calcext:value-type="float">
            <text:p>164</text:p>
          </table:table-cell>
          <table:table-cell table:formula="of:=HEX2DEC(MID([.D75]; 3; 2))" office:value-type="float" office:value="185" calcext:value-type="float">
            <text:p>185</text:p>
          </table:table-cell>
          <table:table-cell table:formula="of:=HEX2DEC(MID([.D75]; 5; 2))" office:value-type="float" office:value="206" calcext:value-type="float">
            <text:p>206</text:p>
          </table:table-cell>
          <table:table-cell table:formula="of:=&quot;(&quot;&amp;[.E75]&amp;&quot;, &quot;&amp;[.F75]&amp;&quot;, &quot;&amp;[.G75]&amp;&quot;)&quot;" office:value-type="string" office:string-value="(164, 185, 206)" calcext:value-type="string">
            <text:p>(164, 185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6]&gt;=0; &quot;+&quot;; &quot;&quot;)&amp;[.C76]&amp;&quot;': 'rgb&quot;&amp;[.H76]&amp;&quot;',&quot;&amp;CHAR(9)&amp;&quot;/* #&quot;&amp;LOWER([.D76])&amp;&quot; */&quot;" office:value-type="string" office:string-value="  'BlueV4+4': 'rgb(146, 171, 196)',&#9;/* #92abc4 */" calcext:value-type="string">
            <text:p><text:s text:c="2"/>'BlueV4+4': 'rgb(146, 171, 196)',<text:tab/>/* #92abc4 */</text:p>
          </table:table-cell>
          <table:table-cell table:formula="of:=[.C77]+([.C77]-[.C78])" office:value-type="float" office:value="4" calcext:value-type="float">
            <text:p>4</text:p>
          </table:table-cell>
          <table:table-cell office:value-type="string" calcext:value-type="string">
            <text:p>92ABC4</text:p>
          </table:table-cell>
          <table:table-cell table:formula="of:=HEX2DEC(MID([.D76]; 1; 2))" office:value-type="float" office:value="146" calcext:value-type="float">
            <text:p>146</text:p>
          </table:table-cell>
          <table:table-cell table:formula="of:=HEX2DEC(MID([.D76]; 3; 2))" office:value-type="float" office:value="171" calcext:value-type="float">
            <text:p>171</text:p>
          </table:table-cell>
          <table:table-cell table:formula="of:=HEX2DEC(MID([.D76]; 5; 2))" office:value-type="float" office:value="196" calcext:value-type="float">
            <text:p>196</text:p>
          </table:table-cell>
          <table:table-cell table:formula="of:=&quot;(&quot;&amp;[.E76]&amp;&quot;, &quot;&amp;[.F76]&amp;&quot;, &quot;&amp;[.G76]&amp;&quot;)&quot;" office:value-type="string" office:string-value="(146, 171, 196)" calcext:value-type="string">
            <text:p>(146, 171, 19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7]&gt;=0; &quot;+&quot;; &quot;&quot;)&amp;[.C77]&amp;&quot;': 'rgb&quot;&amp;[.H77]&amp;&quot;',&quot;&amp;CHAR(9)&amp;&quot;/* #&quot;&amp;LOWER([.D77])&amp;&quot; */&quot;" office:value-type="string" office:string-value="  'BlueV4+3': 'rgb(127, 157, 186)',&#9;/* #7f9dba */" calcext:value-type="string">
            <text:p><text:s text:c="2"/>'BlueV4+3': 'rgb(127, 157, 186)',<text:tab/>/* #7f9dba */</text:p>
          </table:table-cell>
          <table:table-cell table:formula="of:=[.C78]+([.C78]-[.C79])" office:value-type="float" office:value="3" calcext:value-type="float">
            <text:p>3</text:p>
          </table:table-cell>
          <table:table-cell office:value-type="string" calcext:value-type="string">
            <text:p>7F9DBA</text:p>
          </table:table-cell>
          <table:table-cell table:formula="of:=HEX2DEC(MID([.D77]; 1; 2))" office:value-type="float" office:value="127" calcext:value-type="float">
            <text:p>127</text:p>
          </table:table-cell>
          <table:table-cell table:formula="of:=HEX2DEC(MID([.D77]; 3; 2))" office:value-type="float" office:value="157" calcext:value-type="float">
            <text:p>157</text:p>
          </table:table-cell>
          <table:table-cell table:formula="of:=HEX2DEC(MID([.D77]; 5; 2))" office:value-type="float" office:value="186" calcext:value-type="float">
            <text:p>186</text:p>
          </table:table-cell>
          <table:table-cell table:formula="of:=&quot;(&quot;&amp;[.E77]&amp;&quot;, &quot;&amp;[.F77]&amp;&quot;, &quot;&amp;[.G77]&amp;&quot;)&quot;" office:value-type="string" office:string-value="(127, 157, 186)" calcext:value-type="string">
            <text:p>(127, 157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8]&gt;=0; &quot;+&quot;; &quot;&quot;)&amp;[.C78]&amp;&quot;': 'rgb&quot;&amp;[.H78]&amp;&quot;',&quot;&amp;CHAR(9)&amp;&quot;/* #&quot;&amp;LOWER([.D78])&amp;&quot; */&quot;" office:value-type="string" office:string-value="  'BlueV4+2': 'rgb(109, 143, 176)',&#9;/* #6d8fb0 */" calcext:value-type="string">
            <text:p><text:s text:c="2"/>'BlueV4+2': 'rgb(109, 143, 176)',<text:tab/>/* #6d8fb0 */</text:p>
          </table:table-cell>
          <table:table-cell table:formula="of:=[.C79]+([.C79]-[.C80])" office:value-type="float" office:value="2" calcext:value-type="float">
            <text:p>2</text:p>
          </table:table-cell>
          <table:table-cell office:value-type="string" calcext:value-type="string">
            <text:p>6D8FB0</text:p>
          </table:table-cell>
          <table:table-cell table:formula="of:=HEX2DEC(MID([.D78]; 1; 2))" office:value-type="float" office:value="109" calcext:value-type="float">
            <text:p>109</text:p>
          </table:table-cell>
          <table:table-cell table:formula="of:=HEX2DEC(MID([.D78]; 3; 2))" office:value-type="float" office:value="143" calcext:value-type="float">
            <text:p>143</text:p>
          </table:table-cell>
          <table:table-cell table:formula="of:=HEX2DEC(MID([.D78]; 5; 2))" office:value-type="float" office:value="176" calcext:value-type="float">
            <text:p>176</text:p>
          </table:table-cell>
          <table:table-cell table:formula="of:=&quot;(&quot;&amp;[.E78]&amp;&quot;, &quot;&amp;[.F78]&amp;&quot;, &quot;&amp;[.G78]&amp;&quot;)&quot;" office:value-type="string" office:string-value="(109, 143, 176)" calcext:value-type="string">
            <text:p>(109, 143, 17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9]&gt;=0; &quot;+&quot;; &quot;&quot;)&amp;[.C79]&amp;&quot;': 'rgb&quot;&amp;[.H79]&amp;&quot;',&quot;&amp;CHAR(9)&amp;&quot;/* #&quot;&amp;LOWER([.D79])&amp;&quot; */&quot;" office:value-type="string" office:string-value="  'BlueV4+1': 'rgb(91, 129, 167)',&#9;/* #5b81a7 */" calcext:value-type="string">
            <text:p><text:s text:c="2"/>'BlueV4+1': 'rgb(91, 129, 167)',<text:tab/>/* #5b81a7 */</text:p>
          </table:table-cell>
          <table:table-cell table:formula="of:=[.C80]+([.C80]-[.C81])" office:value-type="float" office:value="1" calcext:value-type="float">
            <text:p>1</text:p>
          </table:table-cell>
          <table:table-cell office:value-type="string" calcext:value-type="string">
            <text:p>5B81A7</text:p>
          </table:table-cell>
          <table:table-cell table:formula="of:=HEX2DEC(MID([.D79]; 1; 2))" office:value-type="float" office:value="91" calcext:value-type="float">
            <text:p>91</text:p>
          </table:table-cell>
          <table:table-cell table:formula="of:=HEX2DEC(MID([.D79]; 3; 2))" office:value-type="float" office:value="129" calcext:value-type="float">
            <text:p>129</text:p>
          </table:table-cell>
          <table:table-cell table:formula="of:=HEX2DEC(MID([.D79]; 5; 2))" office:value-type="float" office:value="167" calcext:value-type="float">
            <text:p>167</text:p>
          </table:table-cell>
          <table:table-cell table:formula="of:=&quot;(&quot;&amp;[.E79]&amp;&quot;, &quot;&amp;[.F79]&amp;&quot;, &quot;&amp;[.G79]&amp;&quot;)&quot;" office:value-type="string" office:string-value="(91, 129, 167)" calcext:value-type="string">
            <text:p>(91, 129, 1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0]&gt;=0; &quot;+&quot;; &quot;&quot;)&amp;[.C80]&amp;&quot;': 'rgb&quot;&amp;[.H80]&amp;&quot;',&quot;&amp;CHAR(9)&amp;&quot;/* #&quot;&amp;LOWER([.D80])&amp;&quot; */&quot;" office:value-type="string" office:string-value="  'BlueV4+0': 'rgb(80, 115, 149)',&#9;/* #507395 */" calcext:value-type="string">
            <text:p><text:s text:c="2"/>'BlueV4+0': 'rgb(80, 115, 149)',<text:tab/>/* #507395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07395</text:p>
          </table:table-cell>
          <table:table-cell table:formula="of:=HEX2DEC(MID([.D80]; 1; 2))" office:value-type="float" office:value="80" calcext:value-type="float">
            <text:p>80</text:p>
          </table:table-cell>
          <table:table-cell table:formula="of:=HEX2DEC(MID([.D80]; 3; 2))" office:value-type="float" office:value="115" calcext:value-type="float">
            <text:p>115</text:p>
          </table:table-cell>
          <table:table-cell table:formula="of:=HEX2DEC(MID([.D80]; 5; 2))" office:value-type="float" office:value="149" calcext:value-type="float">
            <text:p>149</text:p>
          </table:table-cell>
          <table:table-cell table:formula="of:=&quot;(&quot;&amp;[.E80]&amp;&quot;, &quot;&amp;[.F80]&amp;&quot;, &quot;&amp;[.G80]&amp;&quot;)&quot;" office:value-type="string" office:string-value="(80, 115, 149)" calcext:value-type="string">
            <text:p>(80, 115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1]&gt;=0; &quot;+&quot;; &quot;&quot;)&amp;[.C81]&amp;&quot;': 'rgb&quot;&amp;[.H81]&amp;&quot;',&quot;&amp;CHAR(9)&amp;&quot;/* #&quot;&amp;LOWER([.D81])&amp;&quot; */&quot;" office:value-type="string" office:string-value="  'BlueV4-1': 'rgb(72, 103, 134)',&#9;/* #486786 */" calcext:value-type="string">
            <text:p><text:s text:c="2"/>'BlueV4-1': 'rgb(72, 103, 134)',<text:tab/>/* #486786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86786</text:p>
          </table:table-cell>
          <table:table-cell table:formula="of:=HEX2DEC(MID([.D81]; 1; 2))" office:value-type="float" office:value="72" calcext:value-type="float">
            <text:p>72</text:p>
          </table:table-cell>
          <table:table-cell table:formula="of:=HEX2DEC(MID([.D81]; 3; 2))" office:value-type="float" office:value="103" calcext:value-type="float">
            <text:p>103</text:p>
          </table:table-cell>
          <table:table-cell table:formula="of:=HEX2DEC(MID([.D81]; 5; 2))" office:value-type="float" office:value="134" calcext:value-type="float">
            <text:p>134</text:p>
          </table:table-cell>
          <table:table-cell table:formula="of:=&quot;(&quot;&amp;[.E81]&amp;&quot;, &quot;&amp;[.F81]&amp;&quot;, &quot;&amp;[.G81]&amp;&quot;)&quot;" office:value-type="string" office:string-value="(72, 103, 134)" calcext:value-type="string">
            <text:p>(72, 103, 1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2]&gt;=0; &quot;+&quot;; &quot;&quot;)&amp;[.C82]&amp;&quot;': 'rgb&quot;&amp;[.H82]&amp;&quot;',&quot;&amp;CHAR(9)&amp;&quot;/* #&quot;&amp;LOWER([.D82])&amp;&quot; */&quot;" office:value-type="string" office:string-value="  'BlueV4-2': 'rgb(64, 92, 119)',&#9;/* #405c77 */" calcext:value-type="string">
            <text:p><text:s text:c="2"/>'BlueV4-2': 'rgb(64, 92, 119)',<text:tab/>/* #405c77 */</text:p>
          </table:table-cell>
          <table:table-cell table:formula="of:=[.C81]+([.C81]-[.C80])" office:value-type="float" office:value="-2" calcext:value-type="float">
            <text:p>-2</text:p>
          </table:table-cell>
          <table:table-cell office:value-type="string" calcext:value-type="string">
            <text:p>405C77</text:p>
          </table:table-cell>
          <table:table-cell table:formula="of:=HEX2DEC(MID([.D82]; 1; 2))" office:value-type="float" office:value="64" calcext:value-type="float">
            <text:p>64</text:p>
          </table:table-cell>
          <table:table-cell table:formula="of:=HEX2DEC(MID([.D82]; 3; 2))" office:value-type="float" office:value="92" calcext:value-type="float">
            <text:p>92</text:p>
          </table:table-cell>
          <table:table-cell table:formula="of:=HEX2DEC(MID([.D82]; 5; 2))" office:value-type="float" office:value="119" calcext:value-type="float">
            <text:p>119</text:p>
          </table:table-cell>
          <table:table-cell table:formula="of:=&quot;(&quot;&amp;[.E82]&amp;&quot;, &quot;&amp;[.F82]&amp;&quot;, &quot;&amp;[.G82]&amp;&quot;)&quot;" office:value-type="string" office:string-value="(64, 92, 119)" calcext:value-type="string">
            <text:p>(64, 92, 1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3]&gt;=0; &quot;+&quot;; &quot;&quot;)&amp;[.C83]&amp;&quot;': 'rgb&quot;&amp;[.H83]&amp;&quot;',&quot;&amp;CHAR(9)&amp;&quot;/* #&quot;&amp;LOWER([.D83])&amp;&quot; */&quot;" office:value-type="string" office:string-value="  'BlueV4-3': 'rgb(56, 80, 104)',&#9;/* #385068 */" calcext:value-type="string">
            <text:p><text:s text:c="2"/>'BlueV4-3': 'rgb(56, 80, 104)',<text:tab/>/* #385068 */</text:p>
          </table:table-cell>
          <table:table-cell table:formula="of:=[.C82]+([.C82]-[.C81])" office:value-type="float" office:value="-3" calcext:value-type="float">
            <text:p>-3</text:p>
          </table:table-cell>
          <table:table-cell office:value-type="string" calcext:value-type="string">
            <text:p>385068</text:p>
          </table:table-cell>
          <table:table-cell table:formula="of:=HEX2DEC(MID([.D83]; 1; 2))" office:value-type="float" office:value="56" calcext:value-type="float">
            <text:p>56</text:p>
          </table:table-cell>
          <table:table-cell table:formula="of:=HEX2DEC(MID([.D83]; 3; 2))" office:value-type="float" office:value="80" calcext:value-type="float">
            <text:p>80</text:p>
          </table:table-cell>
          <table:table-cell table:formula="of:=HEX2DEC(MID([.D83]; 5; 2))" office:value-type="float" office:value="104" calcext:value-type="float">
            <text:p>104</text:p>
          </table:table-cell>
          <table:table-cell table:formula="of:=&quot;(&quot;&amp;[.E83]&amp;&quot;, &quot;&amp;[.F83]&amp;&quot;, &quot;&amp;[.G83]&amp;&quot;)&quot;" office:value-type="string" office:string-value="(56, 80, 104)" calcext:value-type="string">
            <text:p>(56, 80, 10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4]&gt;=0; &quot;+&quot;; &quot;&quot;)&amp;[.C84]&amp;&quot;': 'rgb&quot;&amp;[.H84]&amp;&quot;',&quot;&amp;CHAR(9)&amp;&quot;/* #&quot;&amp;LOWER([.D84])&amp;&quot; */&quot;" office:value-type="string" office:string-value="  'BlueV4-4': 'rgb(48, 69, 90)',&#9;/* #30455a */" calcext:value-type="string">
            <text:p><text:s text:c="2"/>'BlueV4-4': 'rgb(48, 69, 90)',<text:tab/>/* #30455a */</text:p>
          </table:table-cell>
          <table:table-cell table:formula="of:=[.C83]+([.C83]-[.C82])" office:value-type="float" office:value="-4" calcext:value-type="float">
            <text:p>-4</text:p>
          </table:table-cell>
          <table:table-cell office:value-type="string" calcext:value-type="string">
            <text:p>30455A</text:p>
          </table:table-cell>
          <table:table-cell table:formula="of:=HEX2DEC(MID([.D84]; 1; 2))" office:value-type="float" office:value="48" calcext:value-type="float">
            <text:p>48</text:p>
          </table:table-cell>
          <table:table-cell table:formula="of:=HEX2DEC(MID([.D84]; 3; 2))" office:value-type="float" office:value="69" calcext:value-type="float">
            <text:p>69</text:p>
          </table:table-cell>
          <table:table-cell table:formula="of:=HEX2DEC(MID([.D84]; 5; 2))" office:value-type="float" office:value="90" calcext:value-type="float">
            <text:p>90</text:p>
          </table:table-cell>
          <table:table-cell table:formula="of:=&quot;(&quot;&amp;[.E84]&amp;&quot;, &quot;&amp;[.F84]&amp;&quot;, &quot;&amp;[.G84]&amp;&quot;)&quot;" office:value-type="string" office:string-value="(48, 69, 90)" calcext:value-type="string">
            <text:p>(48, 69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5]&gt;=0; &quot;+&quot;; &quot;&quot;)&amp;[.C85]&amp;&quot;': 'rgb&quot;&amp;[.H85]&amp;&quot;',&quot;&amp;CHAR(9)&amp;&quot;/* #&quot;&amp;LOWER([.D85])&amp;&quot; */&quot;" office:value-type="string" office:string-value="  'BlueV4-5': 'rgb(40, 57, 75)',&#9;/* #28394b */" calcext:value-type="string">
            <text:p><text:s text:c="2"/>'BlueV4-5': 'rgb(40, 57, 75)',<text:tab/>/* #28394b */</text:p>
          </table:table-cell>
          <table:table-cell table:formula="of:=[.C84]+([.C84]-[.C83])" office:value-type="float" office:value="-5" calcext:value-type="float">
            <text:p>-5</text:p>
          </table:table-cell>
          <table:table-cell office:value-type="string" calcext:value-type="string">
            <text:p>28394B</text:p>
          </table:table-cell>
          <table:table-cell table:formula="of:=HEX2DEC(MID([.D85]; 1; 2))" office:value-type="float" office:value="40" calcext:value-type="float">
            <text:p>40</text:p>
          </table:table-cell>
          <table:table-cell table:formula="of:=HEX2DEC(MID([.D85]; 3; 2))" office:value-type="float" office:value="57" calcext:value-type="float">
            <text:p>57</text:p>
          </table:table-cell>
          <table:table-cell table:formula="of:=HEX2DEC(MID([.D85]; 5; 2))" office:value-type="float" office:value="75" calcext:value-type="float">
            <text:p>75</text:p>
          </table:table-cell>
          <table:table-cell table:formula="of:=&quot;(&quot;&amp;[.E85]&amp;&quot;, &quot;&amp;[.F85]&amp;&quot;, &quot;&amp;[.G85]&amp;&quot;)&quot;" office:value-type="string" office:string-value="(40, 57, 75)" calcext:value-type="string">
            <text:p>(40, 57, 7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6]&gt;=0; &quot;+&quot;; &quot;&quot;)&amp;[.C86]&amp;&quot;': 'rgb&quot;&amp;[.H86]&amp;&quot;',&quot;&amp;CHAR(9)&amp;&quot;/* #&quot;&amp;LOWER([.D86])&amp;&quot; */&quot;" office:value-type="string" office:string-value="  'BlueV4-6': 'rgb(32, 46, 60)',&#9;/* #202e3c */" calcext:value-type="string">
            <text:p><text:s text:c="2"/>'BlueV4-6': 'rgb(32, 46, 60)',<text:tab/>/* #202e3c */</text:p>
          </table:table-cell>
          <table:table-cell table:formula="of:=[.C85]+([.C85]-[.C84])" office:value-type="float" office:value="-6" calcext:value-type="float">
            <text:p>-6</text:p>
          </table:table-cell>
          <table:table-cell office:value-type="string" calcext:value-type="string">
            <text:p>202E3C</text:p>
          </table:table-cell>
          <table:table-cell table:formula="of:=HEX2DEC(MID([.D86]; 1; 2))" office:value-type="float" office:value="32" calcext:value-type="float">
            <text:p>32</text:p>
          </table:table-cell>
          <table:table-cell table:formula="of:=HEX2DEC(MID([.D86]; 3; 2))" office:value-type="float" office:value="46" calcext:value-type="float">
            <text:p>46</text:p>
          </table:table-cell>
          <table:table-cell table:formula="of:=HEX2DEC(MID([.D86]; 5; 2))" office:value-type="float" office:value="60" calcext:value-type="float">
            <text:p>60</text:p>
          </table:table-cell>
          <table:table-cell table:formula="of:=&quot;(&quot;&amp;[.E86]&amp;&quot;, &quot;&amp;[.F86]&amp;&quot;, &quot;&amp;[.G86]&amp;&quot;)&quot;" office:value-type="string" office:string-value="(32, 46, 60)" calcext:value-type="string">
            <text:p>(32, 46, 6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7]&gt;=0; &quot;+&quot;; &quot;&quot;)&amp;[.C87]&amp;&quot;': 'rgb&quot;&amp;[.H87]&amp;&quot;',&quot;&amp;CHAR(9)&amp;&quot;/* #&quot;&amp;LOWER([.D87])&amp;&quot; */&quot;" office:value-type="string" office:string-value="  'BlueV4-7': 'rgb(24, 34, 45)',&#9;/* #18222d */" calcext:value-type="string">
            <text:p><text:s text:c="2"/>'BlueV4-7': 'rgb(24, 34, 45)',<text:tab/>/* #18222d */</text:p>
          </table:table-cell>
          <table:table-cell table:formula="of:=[.C86]+([.C86]-[.C85])" office:value-type="float" office:value="-7" calcext:value-type="float">
            <text:p>-7</text:p>
          </table:table-cell>
          <table:table-cell office:value-type="string" calcext:value-type="string">
            <text:p>18222D</text:p>
          </table:table-cell>
          <table:table-cell table:formula="of:=HEX2DEC(MID([.D87]; 1; 2))" office:value-type="float" office:value="24" calcext:value-type="float">
            <text:p>24</text:p>
          </table:table-cell>
          <table:table-cell table:formula="of:=HEX2DEC(MID([.D87]; 3; 2))" office:value-type="float" office:value="34" calcext:value-type="float">
            <text:p>34</text:p>
          </table:table-cell>
          <table:table-cell table:formula="of:=HEX2DEC(MID([.D87]; 5; 2))" office:value-type="float" office:value="45" calcext:value-type="float">
            <text:p>45</text:p>
          </table:table-cell>
          <table:table-cell table:formula="of:=&quot;(&quot;&amp;[.E87]&amp;&quot;, &quot;&amp;[.F87]&amp;&quot;, &quot;&amp;[.G87]&amp;&quot;)&quot;" office:value-type="string" office:string-value="(24, 34, 45)" calcext:value-type="string">
            <text:p>(24, 34, 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8]&gt;=0; &quot;+&quot;; &quot;&quot;)&amp;[.C88]&amp;&quot;': 'rgb&quot;&amp;[.H88]&amp;&quot;',&quot;&amp;CHAR(9)&amp;&quot;/* #&quot;&amp;LOWER([.D88])&amp;&quot; */&quot;" office:value-type="string" office:string-value="  'BlueV4-8': 'rgb(16, 23, 30)',&#9;/* #10171e */" calcext:value-type="string">
            <text:p><text:s text:c="2"/>'BlueV4-8': 'rgb(16, 23, 30)',<text:tab/>/* #10171e */</text:p>
          </table:table-cell>
          <table:table-cell table:formula="of:=[.C87]+([.C87]-[.C86])" office:value-type="float" office:value="-8" calcext:value-type="float">
            <text:p>-8</text:p>
          </table:table-cell>
          <table:table-cell office:value-type="string" calcext:value-type="string">
            <text:p>10171E</text:p>
          </table:table-cell>
          <table:table-cell table:formula="of:=HEX2DEC(MID([.D88]; 1; 2))" office:value-type="float" office:value="16" calcext:value-type="float">
            <text:p>16</text:p>
          </table:table-cell>
          <table:table-cell table:formula="of:=HEX2DEC(MID([.D88]; 3; 2))" office:value-type="float" office:value="23" calcext:value-type="float">
            <text:p>23</text:p>
          </table:table-cell>
          <table:table-cell table:formula="of:=HEX2DEC(MID([.D88]; 5; 2))" office:value-type="float" office:value="30" calcext:value-type="float">
            <text:p>30</text:p>
          </table:table-cell>
          <table:table-cell table:formula="of:=&quot;(&quot;&amp;[.E88]&amp;&quot;, &quot;&amp;[.F88]&amp;&quot;, &quot;&amp;[.G88]&amp;&quot;)&quot;" office:value-type="string" office:string-value="(16, 23, 30)" calcext:value-type="string">
            <text:p>(16, 23, 3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9]&gt;=0; &quot;+&quot;; &quot;&quot;)&amp;[.C89]&amp;&quot;': 'rgb&quot;&amp;[.H89]&amp;&quot;',&quot;&amp;CHAR(9)&amp;&quot;/* #&quot;&amp;LOWER([.D89])&amp;&quot; */&quot;" office:value-type="string" office:string-value="  'BlueV4-9': 'rgb(8, 11, 15)',&#9;/* #080b0f */" calcext:value-type="string">
            <text:p><text:s text:c="2"/>'BlueV4-9': 'rgb(8, 11, 15)',<text:tab/>/* #080b0f */</text:p>
          </table:table-cell>
          <table:table-cell table:formula="of:=[.C88]+([.C88]-[.C87])" office:value-type="float" office:value="-9" calcext:value-type="float">
            <text:p>-9</text:p>
          </table:table-cell>
          <table:table-cell office:value-type="string" calcext:value-type="string">
            <text:p>080B0F</text:p>
          </table:table-cell>
          <table:table-cell table:formula="of:=HEX2DEC(MID([.D89]; 1; 2))" office:value-type="float" office:value="8" calcext:value-type="float">
            <text:p>8</text:p>
          </table:table-cell>
          <table:table-cell table:formula="of:=HEX2DEC(MID([.D89]; 3; 2))" office:value-type="float" office:value="11" calcext:value-type="float">
            <text:p>11</text:p>
          </table:table-cell>
          <table:table-cell table:formula="of:=HEX2DEC(MID([.D89]; 5; 2))" office:value-type="float" office:value="15" calcext:value-type="float">
            <text:p>15</text:p>
          </table:table-cell>
          <table:table-cell table:formula="of:=&quot;(&quot;&amp;[.E89]&amp;&quot;, &quot;&amp;[.F89]&amp;&quot;, &quot;&amp;[.G89]&amp;&quot;)&quot;" office:value-type="string" office:string-value="(8, 11, 15)" calcext:value-type="string">
            <text:p>(8, 11, 15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5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93:.B111])" office:value-type="string" office:string-value="  'BlueV5+9': 'rgb(242, 248, 255)',&#9;/* #f2f8ff */&#13;&#10;  'BlueV5+8': 'rgb(228, 241, 254)',&#9;/* #e4f1fe */&#13;&#10;  'BlueV5+7': 'rgb(215, 234, 254)',&#9;/* #d7eafe */&#13;&#10;  'BlueV5+6': 'rgb(202, 227, 253)',&#9;/* #cae3fd */&#13;&#10;  'BlueV5+5': 'rgb(189, 221, 253)',&#9;/* #bdddfd */&#13;&#10;  'BlueV5+4': 'rgb(175, 214, 252)',&#9;/* #afd6fc */&#13;&#10;  'BlueV5+3': 'rgb(162, 207, 252)',&#9;/* #a2cffc */&#13;&#10;  'BlueV5+2': 'rgb(149, 200, 251)',&#9;/* #95c8fb */&#13;&#10;  'BlueV5+1': 'rgb(135, 193, 251)',&#9;/* #87c1fb */&#13;&#10;  'BlueV5+0': 'rgb(122, 186, 250)',&#9;/* #7abafa */&#13;&#10;  'BlueV5-1': 'rgb(86, 168, 249)',&#9;/* #56a8f9 */&#13;&#10;  'BlueV5-2': 'rgb(50, 149, 248)',&#9;/* #3295f8 */&#13;&#10;  'BlueV5-3': 'rgb(14, 130, 246)',&#9;/* #0e82f6 */&#13;&#10;  'BlueV5-4': 'rgb(8, 112, 216)',&#9;/* #0870d8 */&#13;&#10;  'BlueV5-5': 'rgb(7, 93, 180)',&#9;/* #075db4 */&#13;&#10;  'BlueV5-6': 'rgb(5, 74, 144)',&#9;/* #054a90 */&#13;&#10;  'BlueV5-7': 'rgb(4, 56, 108)',&#9;/* #04386c */&#13;&#10;  'BlueV5-8': 'rgb(3, 37, 72)',&#9;/* #032548 */&#13;&#10;  'BlueV5-9': 'rgb(1, 19, 36)',&#9;/* #011324 */" calcext:value-type="string">
            <text:p>  'BlueV5+9': 'rgb(242, 248, 255)',	/* #f2f8ff */</text:p>
            <text:p>  'BlueV5+8': 'rgb(228, 241, 254)',	/* #e4f1fe */</text:p>
            <text:p>  'BlueV5+7': 'rgb(215, 234, 254)',	/* #d7eafe */</text:p>
            <text:p>  'BlueV5+6': 'rgb(202, 227, 253)',	/* #cae3fd */</text:p>
            <text:p>  'BlueV5+5': 'rgb(189, 221, 253)',	/* #bdddfd */</text:p>
            <text:p>  'BlueV5+4': 'rgb(175, 214, 252)',	/* #afd6fc */</text:p>
            <text:p>  'BlueV5+3': 'rgb(162, 207, 252)',	/* #a2cffc */</text:p>
            <text:p>  'BlueV5+2': 'rgb(149, 200, 251)',	/* #95c8fb */</text:p>
            <text:p>  'BlueV5+1': 'rgb(135, 193, 251)',	/* #87c1fb */</text:p>
            <text:p>  'BlueV5+0': 'rgb(122, 186, 250)',	/* #7abafa */</text:p>
            <text:p>  'BlueV5-1': 'rgb(86, 168, 249)',	/* #56a8f9 */</text:p>
            <text:p>  'BlueV5-2': 'rgb(50, 149, 248)',	/* #3295f8 */</text:p>
            <text:p>  'BlueV5-3': 'rgb(14, 130, 246)',	/* #0e82f6 */</text:p>
            <text:p>  'BlueV5-4': 'rgb(8, 112, 216)',	/* #0870d8 */</text:p>
            <text:p>  'BlueV5-5': 'rgb(7, 93, 180)',	/* #075db4 */</text:p>
            <text:p>  'BlueV5-6': 'rgb(5, 74, 144)',	/* #054a90 */</text:p>
            <text:p>  'BlueV5-7': 'rgb(4, 56, 108)',	/* #04386c */</text:p>
            <text:p>  'BlueV5-8': 'rgb(3, 37, 72)',	/* #032548 */</text:p>
            <text:p>  'BlueV5-9': 'rgb(1, 19, 36)',	/* #011324 */</text:p>
          </table:table-cell>
          <table:table-cell table:formula="of:=&quot;  '&quot;&amp;[.A92]&amp;IF([.C93]&gt;=0; &quot;+&quot;; &quot;&quot;)&amp;[.C93]&amp;&quot;': 'rgb&quot;&amp;[.H93]&amp;&quot;',&quot;&amp;CHAR(9)&amp;&quot;/* #&quot;&amp;LOWER([.D93])&amp;&quot; */&quot;" office:value-type="string" office:string-value="  'BlueV5+9': 'rgb(242, 248, 255)',&#9;/* #f2f8ff */" calcext:value-type="string">
            <text:p><text:s text:c="2"/>'BlueV5+9': 'rgb(242, 248, 255)',<text:tab/>/* #f2f8ff */</text:p>
          </table:table-cell>
          <table:table-cell table:formula="of:=[.C94]+([.C94]-[.C95])" office:value-type="float" office:value="9" calcext:value-type="float">
            <text:p>9</text:p>
          </table:table-cell>
          <table:table-cell office:value-type="string" calcext:value-type="string">
            <text:p>F2F8FF</text:p>
          </table:table-cell>
          <table:table-cell table:formula="of:=HEX2DEC(MID([.D93]; 1; 2))" office:value-type="float" office:value="242" calcext:value-type="float">
            <text:p>242</text:p>
          </table:table-cell>
          <table:table-cell table:formula="of:=HEX2DEC(MID([.D93]; 3; 2))" office:value-type="float" office:value="248" calcext:value-type="float">
            <text:p>248</text:p>
          </table:table-cell>
          <table:table-cell table:formula="of:=HEX2DEC(MID([.D93]; 5; 2))" office:value-type="float" office:value="255" calcext:value-type="float">
            <text:p>255</text:p>
          </table:table-cell>
          <table:table-cell table:formula="of:=&quot;(&quot;&amp;[.E93]&amp;&quot;, &quot;&amp;[.F93]&amp;&quot;, &quot;&amp;[.G93]&amp;&quot;)&quot;" office:value-type="string" office:string-value="(242, 248, 255)" calcext:value-type="string">
            <text:p>(242, 248, 2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4]&gt;=0; &quot;+&quot;; &quot;&quot;)&amp;[.C94]&amp;&quot;': 'rgb&quot;&amp;[.H94]&amp;&quot;',&quot;&amp;CHAR(9)&amp;&quot;/* #&quot;&amp;LOWER([.D94])&amp;&quot; */&quot;" office:value-type="string" office:string-value="  'BlueV5+8': 'rgb(228, 241, 254)',&#9;/* #e4f1fe */" calcext:value-type="string">
            <text:p><text:s text:c="2"/>'BlueV5+8': 'rgb(228, 241, 254)',<text:tab/>/* #e4f1fe */</text:p>
          </table:table-cell>
          <table:table-cell table:formula="of:=[.C95]+([.C95]-[.C96])" office:value-type="float" office:value="8" calcext:value-type="float">
            <text:p>8</text:p>
          </table:table-cell>
          <table:table-cell office:value-type="string" calcext:value-type="string">
            <text:p>E4F1FE</text:p>
          </table:table-cell>
          <table:table-cell table:formula="of:=HEX2DEC(MID([.D94]; 1; 2))" office:value-type="float" office:value="228" calcext:value-type="float">
            <text:p>228</text:p>
          </table:table-cell>
          <table:table-cell table:formula="of:=HEX2DEC(MID([.D94]; 3; 2))" office:value-type="float" office:value="241" calcext:value-type="float">
            <text:p>241</text:p>
          </table:table-cell>
          <table:table-cell table:formula="of:=HEX2DEC(MID([.D94]; 5; 2))" office:value-type="float" office:value="254" calcext:value-type="float">
            <text:p>254</text:p>
          </table:table-cell>
          <table:table-cell table:formula="of:=&quot;(&quot;&amp;[.E94]&amp;&quot;, &quot;&amp;[.F94]&amp;&quot;, &quot;&amp;[.G94]&amp;&quot;)&quot;" office:value-type="string" office:string-value="(228, 241, 254)" calcext:value-type="string">
            <text:p>(228, 241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5]&gt;=0; &quot;+&quot;; &quot;&quot;)&amp;[.C95]&amp;&quot;': 'rgb&quot;&amp;[.H95]&amp;&quot;',&quot;&amp;CHAR(9)&amp;&quot;/* #&quot;&amp;LOWER([.D95])&amp;&quot; */&quot;" office:value-type="string" office:string-value="  'BlueV5+7': 'rgb(215, 234, 254)',&#9;/* #d7eafe */" calcext:value-type="string">
            <text:p><text:s text:c="2"/>'BlueV5+7': 'rgb(215, 234, 254)',<text:tab/>/* #d7eafe */</text:p>
          </table:table-cell>
          <table:table-cell table:formula="of:=[.C96]+([.C96]-[.C97])" office:value-type="float" office:value="7" calcext:value-type="float">
            <text:p>7</text:p>
          </table:table-cell>
          <table:table-cell office:value-type="string" calcext:value-type="string">
            <text:p>D7EAFE</text:p>
          </table:table-cell>
          <table:table-cell table:formula="of:=HEX2DEC(MID([.D95]; 1; 2))" office:value-type="float" office:value="215" calcext:value-type="float">
            <text:p>215</text:p>
          </table:table-cell>
          <table:table-cell table:formula="of:=HEX2DEC(MID([.D95]; 3; 2))" office:value-type="float" office:value="234" calcext:value-type="float">
            <text:p>234</text:p>
          </table:table-cell>
          <table:table-cell table:formula="of:=HEX2DEC(MID([.D95]; 5; 2))" office:value-type="float" office:value="254" calcext:value-type="float">
            <text:p>254</text:p>
          </table:table-cell>
          <table:table-cell table:formula="of:=&quot;(&quot;&amp;[.E95]&amp;&quot;, &quot;&amp;[.F95]&amp;&quot;, &quot;&amp;[.G95]&amp;&quot;)&quot;" office:value-type="string" office:string-value="(215, 234, 254)" calcext:value-type="string">
            <text:p>(215, 234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6]&gt;=0; &quot;+&quot;; &quot;&quot;)&amp;[.C96]&amp;&quot;': 'rgb&quot;&amp;[.H96]&amp;&quot;',&quot;&amp;CHAR(9)&amp;&quot;/* #&quot;&amp;LOWER([.D96])&amp;&quot; */&quot;" office:value-type="string" office:string-value="  'BlueV5+6': 'rgb(202, 227, 253)',&#9;/* #cae3fd */" calcext:value-type="string">
            <text:p><text:s text:c="2"/>'BlueV5+6': 'rgb(202, 227, 253)',<text:tab/>/* #cae3fd */</text:p>
          </table:table-cell>
          <table:table-cell table:formula="of:=[.C97]+([.C97]-[.C98])" office:value-type="float" office:value="6" calcext:value-type="float">
            <text:p>6</text:p>
          </table:table-cell>
          <table:table-cell office:value-type="string" calcext:value-type="string">
            <text:p>CAE3FD</text:p>
          </table:table-cell>
          <table:table-cell table:formula="of:=HEX2DEC(MID([.D96]; 1; 2))" office:value-type="float" office:value="202" calcext:value-type="float">
            <text:p>202</text:p>
          </table:table-cell>
          <table:table-cell table:formula="of:=HEX2DEC(MID([.D96]; 3; 2))" office:value-type="float" office:value="227" calcext:value-type="float">
            <text:p>227</text:p>
          </table:table-cell>
          <table:table-cell table:formula="of:=HEX2DEC(MID([.D96]; 5; 2))" office:value-type="float" office:value="253" calcext:value-type="float">
            <text:p>253</text:p>
          </table:table-cell>
          <table:table-cell table:formula="of:=&quot;(&quot;&amp;[.E96]&amp;&quot;, &quot;&amp;[.F96]&amp;&quot;, &quot;&amp;[.G96]&amp;&quot;)&quot;" office:value-type="string" office:string-value="(202, 227, 253)" calcext:value-type="string">
            <text:p>(202, 227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7]&gt;=0; &quot;+&quot;; &quot;&quot;)&amp;[.C97]&amp;&quot;': 'rgb&quot;&amp;[.H97]&amp;&quot;',&quot;&amp;CHAR(9)&amp;&quot;/* #&quot;&amp;LOWER([.D97])&amp;&quot; */&quot;" office:value-type="string" office:string-value="  'BlueV5+5': 'rgb(189, 221, 253)',&#9;/* #bdddfd */" calcext:value-type="string">
            <text:p><text:s text:c="2"/>'BlueV5+5': 'rgb(189, 221, 253)',<text:tab/>/* #bdddfd */</text:p>
          </table:table-cell>
          <table:table-cell table:formula="of:=[.C98]+([.C98]-[.C99])" office:value-type="float" office:value="5" calcext:value-type="float">
            <text:p>5</text:p>
          </table:table-cell>
          <table:table-cell office:value-type="string" calcext:value-type="string">
            <text:p>BDDDFD</text:p>
          </table:table-cell>
          <table:table-cell table:formula="of:=HEX2DEC(MID([.D97]; 1; 2))" office:value-type="float" office:value="189" calcext:value-type="float">
            <text:p>189</text:p>
          </table:table-cell>
          <table:table-cell table:formula="of:=HEX2DEC(MID([.D97]; 3; 2))" office:value-type="float" office:value="221" calcext:value-type="float">
            <text:p>221</text:p>
          </table:table-cell>
          <table:table-cell table:formula="of:=HEX2DEC(MID([.D97]; 5; 2))" office:value-type="float" office:value="253" calcext:value-type="float">
            <text:p>253</text:p>
          </table:table-cell>
          <table:table-cell table:formula="of:=&quot;(&quot;&amp;[.E97]&amp;&quot;, &quot;&amp;[.F97]&amp;&quot;, &quot;&amp;[.G97]&amp;&quot;)&quot;" office:value-type="string" office:string-value="(189, 221, 253)" calcext:value-type="string">
            <text:p>(189, 221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8]&gt;=0; &quot;+&quot;; &quot;&quot;)&amp;[.C98]&amp;&quot;': 'rgb&quot;&amp;[.H98]&amp;&quot;',&quot;&amp;CHAR(9)&amp;&quot;/* #&quot;&amp;LOWER([.D98])&amp;&quot; */&quot;" office:value-type="string" office:string-value="  'BlueV5+4': 'rgb(175, 214, 252)',&#9;/* #afd6fc */" calcext:value-type="string">
            <text:p><text:s text:c="2"/>'BlueV5+4': 'rgb(175, 214, 252)',<text:tab/>/* #afd6fc */</text:p>
          </table:table-cell>
          <table:table-cell table:formula="of:=[.C99]+([.C99]-[.C100])" office:value-type="float" office:value="4" calcext:value-type="float">
            <text:p>4</text:p>
          </table:table-cell>
          <table:table-cell office:value-type="string" calcext:value-type="string">
            <text:p>AFD6FC</text:p>
          </table:table-cell>
          <table:table-cell table:formula="of:=HEX2DEC(MID([.D98]; 1; 2))" office:value-type="float" office:value="175" calcext:value-type="float">
            <text:p>175</text:p>
          </table:table-cell>
          <table:table-cell table:formula="of:=HEX2DEC(MID([.D98]; 3; 2))" office:value-type="float" office:value="214" calcext:value-type="float">
            <text:p>214</text:p>
          </table:table-cell>
          <table:table-cell table:formula="of:=HEX2DEC(MID([.D98]; 5; 2))" office:value-type="float" office:value="252" calcext:value-type="float">
            <text:p>252</text:p>
          </table:table-cell>
          <table:table-cell table:formula="of:=&quot;(&quot;&amp;[.E98]&amp;&quot;, &quot;&amp;[.F98]&amp;&quot;, &quot;&amp;[.G98]&amp;&quot;)&quot;" office:value-type="string" office:string-value="(175, 214, 252)" calcext:value-type="string">
            <text:p>(175, 214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9]&gt;=0; &quot;+&quot;; &quot;&quot;)&amp;[.C99]&amp;&quot;': 'rgb&quot;&amp;[.H99]&amp;&quot;',&quot;&amp;CHAR(9)&amp;&quot;/* #&quot;&amp;LOWER([.D99])&amp;&quot; */&quot;" office:value-type="string" office:string-value="  'BlueV5+3': 'rgb(162, 207, 252)',&#9;/* #a2cffc */" calcext:value-type="string">
            <text:p><text:s text:c="2"/>'BlueV5+3': 'rgb(162, 207, 252)',<text:tab/>/* #a2cffc */</text:p>
          </table:table-cell>
          <table:table-cell table:formula="of:=[.C100]+([.C100]-[.C101])" office:value-type="float" office:value="3" calcext:value-type="float">
            <text:p>3</text:p>
          </table:table-cell>
          <table:table-cell office:value-type="string" calcext:value-type="string">
            <text:p>A2CFFC</text:p>
          </table:table-cell>
          <table:table-cell table:formula="of:=HEX2DEC(MID([.D99]; 1; 2))" office:value-type="float" office:value="162" calcext:value-type="float">
            <text:p>162</text:p>
          </table:table-cell>
          <table:table-cell table:formula="of:=HEX2DEC(MID([.D99]; 3; 2))" office:value-type="float" office:value="207" calcext:value-type="float">
            <text:p>207</text:p>
          </table:table-cell>
          <table:table-cell table:formula="of:=HEX2DEC(MID([.D99]; 5; 2))" office:value-type="float" office:value="252" calcext:value-type="float">
            <text:p>252</text:p>
          </table:table-cell>
          <table:table-cell table:formula="of:=&quot;(&quot;&amp;[.E99]&amp;&quot;, &quot;&amp;[.F99]&amp;&quot;, &quot;&amp;[.G99]&amp;&quot;)&quot;" office:value-type="string" office:string-value="(162, 207, 252)" calcext:value-type="string">
            <text:p>(162, 207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0]&gt;=0; &quot;+&quot;; &quot;&quot;)&amp;[.C100]&amp;&quot;': 'rgb&quot;&amp;[.H100]&amp;&quot;',&quot;&amp;CHAR(9)&amp;&quot;/* #&quot;&amp;LOWER([.D100])&amp;&quot; */&quot;" office:value-type="string" office:string-value="  'BlueV5+2': 'rgb(149, 200, 251)',&#9;/* #95c8fb */" calcext:value-type="string">
            <text:p><text:s text:c="2"/>'BlueV5+2': 'rgb(149, 200, 251)',<text:tab/>/* #95c8fb */</text:p>
          </table:table-cell>
          <table:table-cell table:formula="of:=[.C101]+([.C101]-[.C102])" office:value-type="float" office:value="2" calcext:value-type="float">
            <text:p>2</text:p>
          </table:table-cell>
          <table:table-cell office:value-type="string" calcext:value-type="string">
            <text:p>95C8FB</text:p>
          </table:table-cell>
          <table:table-cell table:formula="of:=HEX2DEC(MID([.D100]; 1; 2))" office:value-type="float" office:value="149" calcext:value-type="float">
            <text:p>149</text:p>
          </table:table-cell>
          <table:table-cell table:formula="of:=HEX2DEC(MID([.D100]; 3; 2))" office:value-type="float" office:value="200" calcext:value-type="float">
            <text:p>200</text:p>
          </table:table-cell>
          <table:table-cell table:formula="of:=HEX2DEC(MID([.D100]; 5; 2))" office:value-type="float" office:value="251" calcext:value-type="float">
            <text:p>251</text:p>
          </table:table-cell>
          <table:table-cell table:formula="of:=&quot;(&quot;&amp;[.E100]&amp;&quot;, &quot;&amp;[.F100]&amp;&quot;, &quot;&amp;[.G100]&amp;&quot;)&quot;" office:value-type="string" office:string-value="(149, 200, 251)" calcext:value-type="string">
            <text:p>(149, 200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1]&gt;=0; &quot;+&quot;; &quot;&quot;)&amp;[.C101]&amp;&quot;': 'rgb&quot;&amp;[.H101]&amp;&quot;',&quot;&amp;CHAR(9)&amp;&quot;/* #&quot;&amp;LOWER([.D101])&amp;&quot; */&quot;" office:value-type="string" office:string-value="  'BlueV5+1': 'rgb(135, 193, 251)',&#9;/* #87c1fb */" calcext:value-type="string">
            <text:p><text:s text:c="2"/>'BlueV5+1': 'rgb(135, 193, 251)',<text:tab/>/* #87c1fb */</text:p>
          </table:table-cell>
          <table:table-cell table:formula="of:=[.C102]+([.C102]-[.C103])" office:value-type="float" office:value="1" calcext:value-type="float">
            <text:p>1</text:p>
          </table:table-cell>
          <table:table-cell office:value-type="string" calcext:value-type="string">
            <text:p>87C1FB</text:p>
          </table:table-cell>
          <table:table-cell table:formula="of:=HEX2DEC(MID([.D101]; 1; 2))" office:value-type="float" office:value="135" calcext:value-type="float">
            <text:p>135</text:p>
          </table:table-cell>
          <table:table-cell table:formula="of:=HEX2DEC(MID([.D101]; 3; 2))" office:value-type="float" office:value="193" calcext:value-type="float">
            <text:p>193</text:p>
          </table:table-cell>
          <table:table-cell table:formula="of:=HEX2DEC(MID([.D101]; 5; 2))" office:value-type="float" office:value="251" calcext:value-type="float">
            <text:p>251</text:p>
          </table:table-cell>
          <table:table-cell table:formula="of:=&quot;(&quot;&amp;[.E101]&amp;&quot;, &quot;&amp;[.F101]&amp;&quot;, &quot;&amp;[.G101]&amp;&quot;)&quot;" office:value-type="string" office:string-value="(135, 193, 251)" calcext:value-type="string">
            <text:p>(135, 193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2]&gt;=0; &quot;+&quot;; &quot;&quot;)&amp;[.C102]&amp;&quot;': 'rgb&quot;&amp;[.H102]&amp;&quot;',&quot;&amp;CHAR(9)&amp;&quot;/* #&quot;&amp;LOWER([.D102])&amp;&quot; */&quot;" office:value-type="string" office:string-value="  'BlueV5+0': 'rgb(122, 186, 250)',&#9;/* #7abafa */" calcext:value-type="string">
            <text:p><text:s text:c="2"/>'BlueV5+0': 'rgb(122, 186, 250)',<text:tab/>/* #7abafa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7ABAFA</text:p>
          </table:table-cell>
          <table:table-cell table:formula="of:=HEX2DEC(MID([.D102]; 1; 2))" office:value-type="float" office:value="122" calcext:value-type="float">
            <text:p>122</text:p>
          </table:table-cell>
          <table:table-cell table:formula="of:=HEX2DEC(MID([.D102]; 3; 2))" office:value-type="float" office:value="186" calcext:value-type="float">
            <text:p>186</text:p>
          </table:table-cell>
          <table:table-cell table:formula="of:=HEX2DEC(MID([.D102]; 5; 2))" office:value-type="float" office:value="250" calcext:value-type="float">
            <text:p>250</text:p>
          </table:table-cell>
          <table:table-cell table:formula="of:=&quot;(&quot;&amp;[.E102]&amp;&quot;, &quot;&amp;[.F102]&amp;&quot;, &quot;&amp;[.G102]&amp;&quot;)&quot;" office:value-type="string" office:string-value="(122, 186, 250)" calcext:value-type="string">
            <text:p>(122, 186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3]&gt;=0; &quot;+&quot;; &quot;&quot;)&amp;[.C103]&amp;&quot;': 'rgb&quot;&amp;[.H103]&amp;&quot;',&quot;&amp;CHAR(9)&amp;&quot;/* #&quot;&amp;LOWER([.D103])&amp;&quot; */&quot;" office:value-type="string" office:string-value="  'BlueV5-1': 'rgb(86, 168, 249)',&#9;/* #56a8f9 */" calcext:value-type="string">
            <text:p><text:s text:c="2"/>'BlueV5-1': 'rgb(86, 168, 249)',<text:tab/>/* #56a8f9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56A8F9</text:p>
          </table:table-cell>
          <table:table-cell table:formula="of:=HEX2DEC(MID([.D103]; 1; 2))" office:value-type="float" office:value="86" calcext:value-type="float">
            <text:p>86</text:p>
          </table:table-cell>
          <table:table-cell table:formula="of:=HEX2DEC(MID([.D103]; 3; 2))" office:value-type="float" office:value="168" calcext:value-type="float">
            <text:p>168</text:p>
          </table:table-cell>
          <table:table-cell table:formula="of:=HEX2DEC(MID([.D103]; 5; 2))" office:value-type="float" office:value="249" calcext:value-type="float">
            <text:p>249</text:p>
          </table:table-cell>
          <table:table-cell table:formula="of:=&quot;(&quot;&amp;[.E103]&amp;&quot;, &quot;&amp;[.F103]&amp;&quot;, &quot;&amp;[.G103]&amp;&quot;)&quot;" office:value-type="string" office:string-value="(86, 168, 249)" calcext:value-type="string">
            <text:p>(86, 168, 2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4]&gt;=0; &quot;+&quot;; &quot;&quot;)&amp;[.C104]&amp;&quot;': 'rgb&quot;&amp;[.H104]&amp;&quot;',&quot;&amp;CHAR(9)&amp;&quot;/* #&quot;&amp;LOWER([.D104])&amp;&quot; */&quot;" office:value-type="string" office:string-value="  'BlueV5-2': 'rgb(50, 149, 248)',&#9;/* #3295f8 */" calcext:value-type="string">
            <text:p><text:s text:c="2"/>'BlueV5-2': 'rgb(50, 149, 248)',<text:tab/>/* #3295f8 */</text:p>
          </table:table-cell>
          <table:table-cell table:formula="of:=[.C103]+([.C103]-[.C102])" office:value-type="float" office:value="-2" calcext:value-type="float">
            <text:p>-2</text:p>
          </table:table-cell>
          <table:table-cell office:value-type="string" calcext:value-type="string">
            <text:p>3295F8</text:p>
          </table:table-cell>
          <table:table-cell table:formula="of:=HEX2DEC(MID([.D104]; 1; 2))" office:value-type="float" office:value="50" calcext:value-type="float">
            <text:p>50</text:p>
          </table:table-cell>
          <table:table-cell table:formula="of:=HEX2DEC(MID([.D104]; 3; 2))" office:value-type="float" office:value="149" calcext:value-type="float">
            <text:p>149</text:p>
          </table:table-cell>
          <table:table-cell table:formula="of:=HEX2DEC(MID([.D104]; 5; 2))" office:value-type="float" office:value="248" calcext:value-type="float">
            <text:p>248</text:p>
          </table:table-cell>
          <table:table-cell table:formula="of:=&quot;(&quot;&amp;[.E104]&amp;&quot;, &quot;&amp;[.F104]&amp;&quot;, &quot;&amp;[.G104]&amp;&quot;)&quot;" office:value-type="string" office:string-value="(50, 149, 248)" calcext:value-type="string">
            <text:p>(50, 149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5]&gt;=0; &quot;+&quot;; &quot;&quot;)&amp;[.C105]&amp;&quot;': 'rgb&quot;&amp;[.H105]&amp;&quot;',&quot;&amp;CHAR(9)&amp;&quot;/* #&quot;&amp;LOWER([.D105])&amp;&quot; */&quot;" office:value-type="string" office:string-value="  'BlueV5-3': 'rgb(14, 130, 246)',&#9;/* #0e82f6 */" calcext:value-type="string">
            <text:p><text:s text:c="2"/>'BlueV5-3': 'rgb(14, 130, 246)',<text:tab/>/* #0e82f6 */</text:p>
          </table:table-cell>
          <table:table-cell table:formula="of:=[.C104]+([.C104]-[.C103])" office:value-type="float" office:value="-3" calcext:value-type="float">
            <text:p>-3</text:p>
          </table:table-cell>
          <table:table-cell office:value-type="string" calcext:value-type="string">
            <text:p>0E82F6</text:p>
          </table:table-cell>
          <table:table-cell table:formula="of:=HEX2DEC(MID([.D105]; 1; 2))" office:value-type="float" office:value="14" calcext:value-type="float">
            <text:p>14</text:p>
          </table:table-cell>
          <table:table-cell table:formula="of:=HEX2DEC(MID([.D105]; 3; 2))" office:value-type="float" office:value="130" calcext:value-type="float">
            <text:p>130</text:p>
          </table:table-cell>
          <table:table-cell table:formula="of:=HEX2DEC(MID([.D105]; 5; 2))" office:value-type="float" office:value="246" calcext:value-type="float">
            <text:p>246</text:p>
          </table:table-cell>
          <table:table-cell table:formula="of:=&quot;(&quot;&amp;[.E105]&amp;&quot;, &quot;&amp;[.F105]&amp;&quot;, &quot;&amp;[.G105]&amp;&quot;)&quot;" office:value-type="string" office:string-value="(14, 130, 246)" calcext:value-type="string">
            <text:p>(14, 130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6]&gt;=0; &quot;+&quot;; &quot;&quot;)&amp;[.C106]&amp;&quot;': 'rgb&quot;&amp;[.H106]&amp;&quot;',&quot;&amp;CHAR(9)&amp;&quot;/* #&quot;&amp;LOWER([.D106])&amp;&quot; */&quot;" office:value-type="string" office:string-value="  'BlueV5-4': 'rgb(8, 112, 216)',&#9;/* #0870d8 */" calcext:value-type="string">
            <text:p><text:s text:c="2"/>'BlueV5-4': 'rgb(8, 112, 216)',<text:tab/>/* #0870d8 */</text:p>
          </table:table-cell>
          <table:table-cell table:formula="of:=[.C105]+([.C105]-[.C104])" office:value-type="float" office:value="-4" calcext:value-type="float">
            <text:p>-4</text:p>
          </table:table-cell>
          <table:table-cell office:value-type="string" calcext:value-type="string">
            <text:p>0870D8</text:p>
          </table:table-cell>
          <table:table-cell table:formula="of:=HEX2DEC(MID([.D106]; 1; 2))" office:value-type="float" office:value="8" calcext:value-type="float">
            <text:p>8</text:p>
          </table:table-cell>
          <table:table-cell table:formula="of:=HEX2DEC(MID([.D106]; 3; 2))" office:value-type="float" office:value="112" calcext:value-type="float">
            <text:p>112</text:p>
          </table:table-cell>
          <table:table-cell table:formula="of:=HEX2DEC(MID([.D106]; 5; 2))" office:value-type="float" office:value="216" calcext:value-type="float">
            <text:p>216</text:p>
          </table:table-cell>
          <table:table-cell table:formula="of:=&quot;(&quot;&amp;[.E106]&amp;&quot;, &quot;&amp;[.F106]&amp;&quot;, &quot;&amp;[.G106]&amp;&quot;)&quot;" office:value-type="string" office:string-value="(8, 112, 216)" calcext:value-type="string">
            <text:p>(8, 112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7]&gt;=0; &quot;+&quot;; &quot;&quot;)&amp;[.C107]&amp;&quot;': 'rgb&quot;&amp;[.H107]&amp;&quot;',&quot;&amp;CHAR(9)&amp;&quot;/* #&quot;&amp;LOWER([.D107])&amp;&quot; */&quot;" office:value-type="string" office:string-value="  'BlueV5-5': 'rgb(7, 93, 180)',&#9;/* #075db4 */" calcext:value-type="string">
            <text:p><text:s text:c="2"/>'BlueV5-5': 'rgb(7, 93, 180)',<text:tab/>/* #075db4 */</text:p>
          </table:table-cell>
          <table:table-cell table:formula="of:=[.C106]+([.C106]-[.C105])" office:value-type="float" office:value="-5" calcext:value-type="float">
            <text:p>-5</text:p>
          </table:table-cell>
          <table:table-cell office:value-type="string" calcext:value-type="string">
            <text:p>075DB4</text:p>
          </table:table-cell>
          <table:table-cell table:formula="of:=HEX2DEC(MID([.D107]; 1; 2))" office:value-type="float" office:value="7" calcext:value-type="float">
            <text:p>7</text:p>
          </table:table-cell>
          <table:table-cell table:formula="of:=HEX2DEC(MID([.D107]; 3; 2))" office:value-type="float" office:value="93" calcext:value-type="float">
            <text:p>93</text:p>
          </table:table-cell>
          <table:table-cell table:formula="of:=HEX2DEC(MID([.D107]; 5; 2))" office:value-type="float" office:value="180" calcext:value-type="float">
            <text:p>180</text:p>
          </table:table-cell>
          <table:table-cell table:formula="of:=&quot;(&quot;&amp;[.E107]&amp;&quot;, &quot;&amp;[.F107]&amp;&quot;, &quot;&amp;[.G107]&amp;&quot;)&quot;" office:value-type="string" office:string-value="(7, 93, 180)" calcext:value-type="string">
            <text:p>(7, 93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8]&gt;=0; &quot;+&quot;; &quot;&quot;)&amp;[.C108]&amp;&quot;': 'rgb&quot;&amp;[.H108]&amp;&quot;',&quot;&amp;CHAR(9)&amp;&quot;/* #&quot;&amp;LOWER([.D108])&amp;&quot; */&quot;" office:value-type="string" office:string-value="  'BlueV5-6': 'rgb(5, 74, 144)',&#9;/* #054a90 */" calcext:value-type="string">
            <text:p><text:s text:c="2"/>'BlueV5-6': 'rgb(5, 74, 144)',<text:tab/>/* #054a90 */</text:p>
          </table:table-cell>
          <table:table-cell table:formula="of:=[.C107]+([.C107]-[.C106])" office:value-type="float" office:value="-6" calcext:value-type="float">
            <text:p>-6</text:p>
          </table:table-cell>
          <table:table-cell office:value-type="string" calcext:value-type="string">
            <text:p>054A90</text:p>
          </table:table-cell>
          <table:table-cell table:formula="of:=HEX2DEC(MID([.D108]; 1; 2))" office:value-type="float" office:value="5" calcext:value-type="float">
            <text:p>5</text:p>
          </table:table-cell>
          <table:table-cell table:formula="of:=HEX2DEC(MID([.D108]; 3; 2))" office:value-type="float" office:value="74" calcext:value-type="float">
            <text:p>74</text:p>
          </table:table-cell>
          <table:table-cell table:formula="of:=HEX2DEC(MID([.D108]; 5; 2))" office:value-type="float" office:value="144" calcext:value-type="float">
            <text:p>144</text:p>
          </table:table-cell>
          <table:table-cell table:formula="of:=&quot;(&quot;&amp;[.E108]&amp;&quot;, &quot;&amp;[.F108]&amp;&quot;, &quot;&amp;[.G108]&amp;&quot;)&quot;" office:value-type="string" office:string-value="(5, 74, 144)" calcext:value-type="string">
            <text:p>(5, 74, 1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9]&gt;=0; &quot;+&quot;; &quot;&quot;)&amp;[.C109]&amp;&quot;': 'rgb&quot;&amp;[.H109]&amp;&quot;',&quot;&amp;CHAR(9)&amp;&quot;/* #&quot;&amp;LOWER([.D109])&amp;&quot; */&quot;" office:value-type="string" office:string-value="  'BlueV5-7': 'rgb(4, 56, 108)',&#9;/* #04386c */" calcext:value-type="string">
            <text:p><text:s text:c="2"/>'BlueV5-7': 'rgb(4, 56, 108)',<text:tab/>/* #04386c */</text:p>
          </table:table-cell>
          <table:table-cell table:formula="of:=[.C108]+([.C108]-[.C107])" office:value-type="float" office:value="-7" calcext:value-type="float">
            <text:p>-7</text:p>
          </table:table-cell>
          <table:table-cell office:value-type="string" calcext:value-type="string">
            <text:p>04386C</text:p>
          </table:table-cell>
          <table:table-cell table:formula="of:=HEX2DEC(MID([.D109]; 1; 2))" office:value-type="float" office:value="4" calcext:value-type="float">
            <text:p>4</text:p>
          </table:table-cell>
          <table:table-cell table:formula="of:=HEX2DEC(MID([.D109]; 3; 2))" office:value-type="float" office:value="56" calcext:value-type="float">
            <text:p>56</text:p>
          </table:table-cell>
          <table:table-cell table:formula="of:=HEX2DEC(MID([.D109]; 5; 2))" office:value-type="float" office:value="108" calcext:value-type="float">
            <text:p>108</text:p>
          </table:table-cell>
          <table:table-cell table:formula="of:=&quot;(&quot;&amp;[.E109]&amp;&quot;, &quot;&amp;[.F109]&amp;&quot;, &quot;&amp;[.G109]&amp;&quot;)&quot;" office:value-type="string" office:string-value="(4, 56, 108)" calcext:value-type="string">
            <text:p>(4, 56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0]&gt;=0; &quot;+&quot;; &quot;&quot;)&amp;[.C110]&amp;&quot;': 'rgb&quot;&amp;[.H110]&amp;&quot;',&quot;&amp;CHAR(9)&amp;&quot;/* #&quot;&amp;LOWER([.D110])&amp;&quot; */&quot;" office:value-type="string" office:string-value="  'BlueV5-8': 'rgb(3, 37, 72)',&#9;/* #032548 */" calcext:value-type="string">
            <text:p><text:s text:c="2"/>'BlueV5-8': 'rgb(3, 37, 72)',<text:tab/>/* #032548 */</text:p>
          </table:table-cell>
          <table:table-cell table:formula="of:=[.C109]+([.C109]-[.C108])" office:value-type="float" office:value="-8" calcext:value-type="float">
            <text:p>-8</text:p>
          </table:table-cell>
          <table:table-cell office:value-type="string" calcext:value-type="string">
            <text:p>032548</text:p>
          </table:table-cell>
          <table:table-cell table:formula="of:=HEX2DEC(MID([.D110]; 1; 2))" office:value-type="float" office:value="3" calcext:value-type="float">
            <text:p>3</text:p>
          </table:table-cell>
          <table:table-cell table:formula="of:=HEX2DEC(MID([.D110]; 3; 2))" office:value-type="float" office:value="37" calcext:value-type="float">
            <text:p>37</text:p>
          </table:table-cell>
          <table:table-cell table:formula="of:=HEX2DEC(MID([.D110]; 5; 2))" office:value-type="float" office:value="72" calcext:value-type="float">
            <text:p>72</text:p>
          </table:table-cell>
          <table:table-cell table:formula="of:=&quot;(&quot;&amp;[.E110]&amp;&quot;, &quot;&amp;[.F110]&amp;&quot;, &quot;&amp;[.G110]&amp;&quot;)&quot;" office:value-type="string" office:string-value="(3, 37, 72)" calcext:value-type="string">
            <text:p>(3, 37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1]&gt;=0; &quot;+&quot;; &quot;&quot;)&amp;[.C111]&amp;&quot;': 'rgb&quot;&amp;[.H111]&amp;&quot;',&quot;&amp;CHAR(9)&amp;&quot;/* #&quot;&amp;LOWER([.D111])&amp;&quot; */&quot;" office:value-type="string" office:string-value="  'BlueV5-9': 'rgb(1, 19, 36)',&#9;/* #011324 */" calcext:value-type="string">
            <text:p><text:s text:c="2"/>'BlueV5-9': 'rgb(1, 19, 36)',<text:tab/>/* #011324 */</text:p>
          </table:table-cell>
          <table:table-cell table:formula="of:=[.C110]+([.C110]-[.C109])" office:value-type="float" office:value="-9" calcext:value-type="float">
            <text:p>-9</text:p>
          </table:table-cell>
          <table:table-cell office:value-type="string" calcext:value-type="string">
            <text:p>011324</text:p>
          </table:table-cell>
          <table:table-cell table:formula="of:=HEX2DEC(MID([.D111]; 1; 2))" office:value-type="float" office:value="1" calcext:value-type="float">
            <text:p>1</text:p>
          </table:table-cell>
          <table:table-cell table:formula="of:=HEX2DEC(MID([.D111]; 3; 2))" office:value-type="float" office:value="19" calcext:value-type="float">
            <text:p>19</text:p>
          </table:table-cell>
          <table:table-cell table:formula="of:=HEX2DEC(MID([.D111]; 5; 2))" office:value-type="float" office:value="36" calcext:value-type="float">
            <text:p>36</text:p>
          </table:table-cell>
          <table:table-cell table:formula="of:=&quot;(&quot;&amp;[.E111]&amp;&quot;, &quot;&amp;[.F111]&amp;&quot;, &quot;&amp;[.G111]&amp;&quot;)&quot;" office:value-type="string" office:string-value="(1, 19, 36)" calcext:value-type="string">
            <text:p>(1, 19, 36)</text:p>
          </table:table-cell>
          <table:table-cell table:number-columns-repeated="20"/>
        </table:table-row>
      </table:table>
      <table:table table:name="HSL Calc" table:style-name="ta1">
        <table:table-column table:style-name="co11" table:number-columns-repeated="3" table:default-cell-style-name="Calc_20_Text"/>
        <table:table-column table:style-name="co12" table:default-cell-style-name="Calc_20_Text"/>
        <table:table-column table:style-name="co11" table:number-columns-repeated="5" table:default-cell-style-name="Calc_20_Text"/>
        <table:table-column table:style-name="co10" table:number-columns-repeated="10" table:default-cell-style-name="Calc_20_Tex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18"/>
        </table:table-row>
        <table:table-row table:style-name="ro2">
          <table:table-cell table:style-name="Default" table:number-columns-repeated="19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18"/>
        </table:table-row>
        <table:table-row table:style-name="ro4">
          <table:table-cell table:style-name="Calc_20_Heading_20_2_20__28_Section_29_" office:value-type="string" calcext:value-type="string">
            <text:p>HSL</text:p>
          </table:table-cell>
          <table:table-cell table:style-name="Default" table:number-columns-repeated="18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osity</text:p>
          </table:table-cell>
          <table:table-cell table:style-name="Calc_20_Heading_20_4" office:value-type="string" calcext:value-type="string">
            <text:p>Luminosity %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6]*0.01" office:value-type="float" office:value="0" calcext:value-type="float">
            <text:p>0</text:p>
          </table:table-cell>
          <table:table-cell table:formula="of:=[.$A6] / 6" office:value-type="float" office:value="35.8333333333333" calcext:value-type="float">
            <text:p>35.8333333333333</text:p>
          </table:table-cell>
          <table:table-cell table:formula="of:=IF([.$D6] &lt; 0.5; [.$D6] * ([.$B6] + 1); ([.$D6] + [.$B6]) - ([.$D6] * [.$B6]))" office:value-type="float" office:value="0" calcext:value-type="float">
            <text:p>0</text:p>
          </table:table-cell>
          <table:table-cell table:formula="of:=([.$D6] * 2) - [.$F6]" office:value-type="float" office:value="0" calcext:value-type="float">
            <text:p>0</text:p>
          </table:table-cell>
          <table:table-cell table:formula="of:=[.$E6] + (1/3)" office:value-type="float" office:value="36.1666666666667" calcext:value-type="float">
            <text:p>36.1666666666667</text:p>
          </table:table-cell>
          <table:table-cell table:formula="of:=[.$E6]" office:value-type="float" office:value="35.8333333333333" calcext:value-type="float">
            <text:p>35.8333333333333</text:p>
          </table:table-cell>
          <table:table-cell table:formula="of:=[.$E6] - (1/3)" office:value-type="float" office:value="35.5" calcext:value-type="float">
            <text:p>35.5</text:p>
          </table:table-cell>
          <table:table-cell table:formula="of:=IF([.H6] &lt; 0; [.H6] + 1; IF([.H6] &gt; 1; [.H6] - 1; [.H6]))" office:value-type="float" office:value="35.1666666666667" calcext:value-type="float">
            <text:p>35.1666666666667</text:p>
          </table:table-cell>
          <table:table-cell table:formula="of:=IF([.I6] &lt; 0; [.I6] + 1; IF([.I6] &gt; 1; [.I6] - 1; [.I6]))" office:value-type="float" office:value="34.8333333333333" calcext:value-type="float">
            <text:p>34.8333333333333</text:p>
          </table:table-cell>
          <table:table-cell table:formula="of:=IF([.J6] &lt; 0; [.J6] + 1; IF([.J6] &gt; 1; [.J6] - 1; [.J6]))" office:value-type="float" office:value="34.5" calcext:value-type="float">
            <text:p>34.5</text:p>
          </table:table-cell>
          <table:table-cell table:formula="of:=IF([.K6] * 6 &lt; 1; [.$G6] + ([.$F6] - [.$G6]) * 6 * [.K6]; IF([.K6] * 2 &lt; 1; [.$F6]; IF([.K6] * 3 &lt; 2; [.$G6] + ([.$F6] - [.$G6]) * (2/3 - [.K6]) * 6; [.$G6])))" office:value-type="float" office:value="0" calcext:value-type="float">
            <text:p>0</text:p>
          </table:table-cell>
          <table:table-cell table:formula="of:=IF([.L6] * 6 &lt; 1; [.$G6] + ([.$F6] - [.$G6]) * 6 * [.L6]; IF([.L6] * 2 &lt; 1; [.$F6]; IF([.L6] * 3 &lt; 2; [.$G6] + ([.$F6] - [.$G6]) * (2/3 - [.L6]) * 6; [.$G6])))" office:value-type="float" office:value="0" calcext:value-type="float">
            <text:p>0</text:p>
          </table:table-cell>
          <table:table-cell table:formula="of:=IF([.M6] * 6 &lt; 1; [.$G6] + ([.$F6] - [.$G6]) * 6 * [.M6]; IF([.M6] * 2 &lt; 1; [.$F6]; IF([.M6] * 3 &lt; 2; [.$G6] + ([.$F6] - [.$G6]) * (2/3 - [.M6]) * 6; [.$G6])))" office:value-type="float" office:value="0" calcext:value-type="float">
            <text:p>0</text:p>
          </table:table-cell>
          <table:table-cell table:formula="of:=IF([.$B6] = 0; ROUND([.$D6] * 255); ROUND([.N6] * 255))" office:value-type="float" office:value="0" calcext:value-type="float">
            <text:p>0</text:p>
          </table:table-cell>
          <table:table-cell table:formula="of:=IF([.$B6] = 0; ROUND([.$D6] * 255); ROUND([.O6] * 255))" office:value-type="float" office:value="0" calcext:value-type="float">
            <text:p>0</text:p>
          </table:table-cell>
          <table:table-cell table:formula="of:=IF([.$B6] = 0; ROUND([.$D6] * 255); ROUND([.P6] * 255))" office:value-type="float" office:value="0" calcext:value-type="float">
            <text:p>0</text:p>
          </table:table-cell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5" calcext:value-type="float">
            <text:p>5</text:p>
          </table:table-cell>
          <table:table-cell table:formula="of:=[.C7]*0.01" office:value-type="float" office:value="0.05" calcext:value-type="float">
            <text:p>0.05</text:p>
          </table:table-cell>
          <table:table-cell table:formula="of:=[.$A7] / 6" office:value-type="float" office:value="35.8333333333333" calcext:value-type="float">
            <text:p>35.8333333333333</text:p>
          </table:table-cell>
          <table:table-cell table:formula="of:=IF([.$D7] &lt; 0.5; [.$D7] * ([.$B7] + 1); ([.$D7] + [.$B7]) - ([.$D7] * [.$B7]))" office:value-type="float" office:value="1.65" calcext:value-type="float">
            <text:p>1.65</text:p>
          </table:table-cell>
          <table:table-cell table:formula="of:=([.$D7] * 2) - [.$F7]" office:value-type="float" office:value="-1.55" calcext:value-type="float">
            <text:p>-1.55</text:p>
          </table:table-cell>
          <table:table-cell table:formula="of:=[.$E7] + (1/3)" office:value-type="float" office:value="36.1666666666667" calcext:value-type="float">
            <text:p>36.1666666666667</text:p>
          </table:table-cell>
          <table:table-cell table:formula="of:=[.$E7]" office:value-type="float" office:value="35.8333333333333" calcext:value-type="float">
            <text:p>35.8333333333333</text:p>
          </table:table-cell>
          <table:table-cell table:formula="of:=[.$E7] - (1/3)" office:value-type="float" office:value="35.5" calcext:value-type="float">
            <text:p>35.5</text:p>
          </table:table-cell>
          <table:table-cell table:formula="of:=IF([.H7] &lt; 0; [.H7] + 1; IF([.H7] &gt; 1; [.H7] - 1; [.H7]))" office:value-type="float" office:value="35.1666666666667" calcext:value-type="float">
            <text:p>35.1666666666667</text:p>
          </table:table-cell>
          <table:table-cell table:formula="of:=IF([.I7] &lt; 0; [.I7] + 1; IF([.I7] &gt; 1; [.I7] - 1; [.I7]))" office:value-type="float" office:value="34.8333333333333" calcext:value-type="float">
            <text:p>34.8333333333333</text:p>
          </table:table-cell>
          <table:table-cell table:formula="of:=IF([.J7] &lt; 0; [.J7] + 1; IF([.J7] &gt; 1; [.J7] - 1; [.J7]))" office:value-type="float" office:value="34.5" calcext:value-type="float">
            <text:p>34.5</text:p>
          </table:table-cell>
          <table:table-cell table:formula="of:=IF([.K7] * 6 &lt; 1; [.$G7] + ([.$F7] - [.$G7]) * 6 * [.K7]; IF([.K7] * 2 &lt; 1; [.$F7]; IF([.K7] * 3 &lt; 2; [.$G7] + ([.$F7] - [.$G7]) * (2/3 - [.K7]) * 6; [.$G7])))" office:value-type="float" office:value="-1.55" calcext:value-type="float">
            <text:p>-1.55</text:p>
          </table:table-cell>
          <table:table-cell table:formula="of:=IF([.L7] * 6 &lt; 1; [.$G7] + ([.$F7] - [.$G7]) * 6 * [.L7]; IF([.L7] * 2 &lt; 1; [.$F7]; IF([.L7] * 3 &lt; 2; [.$G7] + ([.$F7] - [.$G7]) * (2/3 - [.L7]) * 6; [.$G7])))" office:value-type="float" office:value="-1.55" calcext:value-type="float">
            <text:p>-1.55</text:p>
          </table:table-cell>
          <table:table-cell table:formula="of:=IF([.M7] * 6 &lt; 1; [.$G7] + ([.$F7] - [.$G7]) * 6 * [.M7]; IF([.M7] * 2 &lt; 1; [.$F7]; IF([.M7] * 3 &lt; 2; [.$G7] + ([.$F7] - [.$G7]) * (2/3 - [.M7]) * 6; [.$G7])))" office:value-type="float" office:value="-1.55" calcext:value-type="float">
            <text:p>-1.55</text:p>
          </table:table-cell>
          <table:table-cell table:formula="of:=IF([.$B7] = 0; ROUND([.$D7] * 255); ROUND([.N7] * 255))" office:value-type="float" office:value="-395" calcext:value-type="float">
            <text:p>-395</text:p>
          </table:table-cell>
          <table:table-cell table:formula="of:=IF([.$B7] = 0; ROUND([.$D7] * 255); ROUND([.O7] * 255))" office:value-type="float" office:value="-395" calcext:value-type="float">
            <text:p>-395</text:p>
          </table:table-cell>
          <table:table-cell table:formula="of:=IF([.$B7] = 0; ROUND([.$D7] * 255); ROUND([.P7] * 255))" office:value-type="float" office:value="-395" calcext:value-type="float">
            <text:p>-395</text:p>
          </table:table-cell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0" calcext:value-type="float">
            <text:p>10</text:p>
          </table:table-cell>
          <table:table-cell table:formula="of:=[.C8]*0.01" office:value-type="float" office:value="0.1" calcext:value-type="float">
            <text:p>0.1</text:p>
          </table:table-cell>
          <table:table-cell table:formula="of:=[.$A8] / 6" office:value-type="float" office:value="35.8333333333333" calcext:value-type="float">
            <text:p>35.8333333333333</text:p>
          </table:table-cell>
          <table:table-cell table:formula="of:=IF([.$D8] &lt; 0.5; [.$D8] * ([.$B8] + 1); ([.$D8] + [.$B8]) - ([.$D8] * [.$B8]))" office:value-type="float" office:value="3.3" calcext:value-type="float">
            <text:p>3.3</text:p>
          </table:table-cell>
          <table:table-cell table:formula="of:=([.$D8] * 2) - [.$F8]" office:value-type="float" office:value="-3.1" calcext:value-type="float">
            <text:p>-3.1</text:p>
          </table:table-cell>
          <table:table-cell table:formula="of:=[.$E8] + (1/3)" office:value-type="float" office:value="36.1666666666667" calcext:value-type="float">
            <text:p>36.1666666666667</text:p>
          </table:table-cell>
          <table:table-cell table:formula="of:=[.$E8]" office:value-type="float" office:value="35.8333333333333" calcext:value-type="float">
            <text:p>35.8333333333333</text:p>
          </table:table-cell>
          <table:table-cell table:formula="of:=[.$E8] - (1/3)" office:value-type="float" office:value="35.5" calcext:value-type="float">
            <text:p>35.5</text:p>
          </table:table-cell>
          <table:table-cell table:formula="of:=IF([.H8] &lt; 0; [.H8] + 1; IF([.H8] &gt; 1; [.H8] - 1; [.H8]))" office:value-type="float" office:value="35.1666666666667" calcext:value-type="float">
            <text:p>35.1666666666667</text:p>
          </table:table-cell>
          <table:table-cell table:formula="of:=IF([.I8] &lt; 0; [.I8] + 1; IF([.I8] &gt; 1; [.I8] - 1; [.I8]))" office:value-type="float" office:value="34.8333333333333" calcext:value-type="float">
            <text:p>34.8333333333333</text:p>
          </table:table-cell>
          <table:table-cell table:formula="of:=IF([.J8] &lt; 0; [.J8] + 1; IF([.J8] &gt; 1; [.J8] - 1; [.J8]))" office:value-type="float" office:value="34.5" calcext:value-type="float">
            <text:p>34.5</text:p>
          </table:table-cell>
          <table:table-cell table:formula="of:=IF([.K8] * 6 &lt; 1; [.$G8] + ([.$F8] - [.$G8]) * 6 * [.K8]; IF([.K8] * 2 &lt; 1; [.$F8]; IF([.K8] * 3 &lt; 2; [.$G8] + ([.$F8] - [.$G8]) * (2/3 - [.K8]) * 6; [.$G8])))" office:value-type="float" office:value="-3.1" calcext:value-type="float">
            <text:p>-3.1</text:p>
          </table:table-cell>
          <table:table-cell table:formula="of:=IF([.L8] * 6 &lt; 1; [.$G8] + ([.$F8] - [.$G8]) * 6 * [.L8]; IF([.L8] * 2 &lt; 1; [.$F8]; IF([.L8] * 3 &lt; 2; [.$G8] + ([.$F8] - [.$G8]) * (2/3 - [.L8]) * 6; [.$G8])))" office:value-type="float" office:value="-3.1" calcext:value-type="float">
            <text:p>-3.1</text:p>
          </table:table-cell>
          <table:table-cell table:formula="of:=IF([.M8] * 6 &lt; 1; [.$G8] + ([.$F8] - [.$G8]) * 6 * [.M8]; IF([.M8] * 2 &lt; 1; [.$F8]; IF([.M8] * 3 &lt; 2; [.$G8] + ([.$F8] - [.$G8]) * (2/3 - [.M8]) * 6; [.$G8])))" office:value-type="float" office:value="-3.1" calcext:value-type="float">
            <text:p>-3.1</text:p>
          </table:table-cell>
          <table:table-cell table:formula="of:=IF([.$B8] = 0; ROUND([.$D8] * 255); ROUND([.N8] * 255))" office:value-type="float" office:value="-791" calcext:value-type="float">
            <text:p>-791</text:p>
          </table:table-cell>
          <table:table-cell table:formula="of:=IF([.$B8] = 0; ROUND([.$D8] * 255); ROUND([.O8] * 255))" office:value-type="float" office:value="-791" calcext:value-type="float">
            <text:p>-791</text:p>
          </table:table-cell>
          <table:table-cell table:formula="of:=IF([.$B8] = 0; ROUND([.$D8] * 255); ROUND([.P8] * 255))" office:value-type="float" office:value="-791" calcext:value-type="float">
            <text:p>-791</text:p>
          </table:table-cell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15" calcext:value-type="float">
            <text:p>15</text:p>
          </table:table-cell>
          <table:table-cell table:formula="of:=[.C9]*0.01" office:value-type="float" office:value="0.15" calcext:value-type="float">
            <text:p>0.15</text:p>
          </table:table-cell>
          <table:table-cell table:formula="of:=[.$A9] / 6" office:value-type="float" office:value="35.8333333333333" calcext:value-type="float">
            <text:p>35.8333333333333</text:p>
          </table:table-cell>
          <table:table-cell table:formula="of:=IF([.$D9] &lt; 0.5; [.$D9] * ([.$B9] + 1); ([.$D9] + [.$B9]) - ([.$D9] * [.$B9]))" office:value-type="float" office:value="4.95" calcext:value-type="float">
            <text:p>4.95</text:p>
          </table:table-cell>
          <table:table-cell table:formula="of:=([.$D9] * 2) - [.$F9]" office:value-type="float" office:value="-4.65" calcext:value-type="float">
            <text:p>-4.65</text:p>
          </table:table-cell>
          <table:table-cell table:formula="of:=[.$E9] + (1/3)" office:value-type="float" office:value="36.1666666666667" calcext:value-type="float">
            <text:p>36.1666666666667</text:p>
          </table:table-cell>
          <table:table-cell table:formula="of:=[.$E9]" office:value-type="float" office:value="35.8333333333333" calcext:value-type="float">
            <text:p>35.8333333333333</text:p>
          </table:table-cell>
          <table:table-cell table:formula="of:=[.$E9] - (1/3)" office:value-type="float" office:value="35.5" calcext:value-type="float">
            <text:p>35.5</text:p>
          </table:table-cell>
          <table:table-cell table:formula="of:=IF([.H9] &lt; 0; [.H9] + 1; IF([.H9] &gt; 1; [.H9] - 1; [.H9]))" office:value-type="float" office:value="35.1666666666667" calcext:value-type="float">
            <text:p>35.1666666666667</text:p>
          </table:table-cell>
          <table:table-cell table:formula="of:=IF([.I9] &lt; 0; [.I9] + 1; IF([.I9] &gt; 1; [.I9] - 1; [.I9]))" office:value-type="float" office:value="34.8333333333333" calcext:value-type="float">
            <text:p>34.8333333333333</text:p>
          </table:table-cell>
          <table:table-cell table:formula="of:=IF([.J9] &lt; 0; [.J9] + 1; IF([.J9] &gt; 1; [.J9] - 1; [.J9]))" office:value-type="float" office:value="34.5" calcext:value-type="float">
            <text:p>34.5</text:p>
          </table:table-cell>
          <table:table-cell table:formula="of:=IF([.K9] * 6 &lt; 1; [.$G9] + ([.$F9] - [.$G9]) * 6 * [.K9]; IF([.K9] * 2 &lt; 1; [.$F9]; IF([.K9] * 3 &lt; 2; [.$G9] + ([.$F9] - [.$G9]) * (2/3 - [.K9]) * 6; [.$G9])))" office:value-type="float" office:value="-4.65" calcext:value-type="float">
            <text:p>-4.65</text:p>
          </table:table-cell>
          <table:table-cell table:formula="of:=IF([.L9] * 6 &lt; 1; [.$G9] + ([.$F9] - [.$G9]) * 6 * [.L9]; IF([.L9] * 2 &lt; 1; [.$F9]; IF([.L9] * 3 &lt; 2; [.$G9] + ([.$F9] - [.$G9]) * (2/3 - [.L9]) * 6; [.$G9])))" office:value-type="float" office:value="-4.65" calcext:value-type="float">
            <text:p>-4.65</text:p>
          </table:table-cell>
          <table:table-cell table:formula="of:=IF([.M9] * 6 &lt; 1; [.$G9] + ([.$F9] - [.$G9]) * 6 * [.M9]; IF([.M9] * 2 &lt; 1; [.$F9]; IF([.M9] * 3 &lt; 2; [.$G9] + ([.$F9] - [.$G9]) * (2/3 - [.M9]) * 6; [.$G9])))" office:value-type="float" office:value="-4.65" calcext:value-type="float">
            <text:p>-4.65</text:p>
          </table:table-cell>
          <table:table-cell table:formula="of:=IF([.$B9] = 0; ROUND([.$D9] * 255); ROUND([.N9] * 255))" office:value-type="float" office:value="-1186" calcext:value-type="float">
            <text:p>-1186</text:p>
          </table:table-cell>
          <table:table-cell table:formula="of:=IF([.$B9] = 0; ROUND([.$D9] * 255); ROUND([.O9] * 255))" office:value-type="float" office:value="-1186" calcext:value-type="float">
            <text:p>-1186</text:p>
          </table:table-cell>
          <table:table-cell table:formula="of:=IF([.$B9] = 0; ROUND([.$D9] * 255); ROUND([.P9] * 255))" office:value-type="float" office:value="-1186" calcext:value-type="float">
            <text:p>-1186</text:p>
          </table:table-cell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0" calcext:value-type="float">
            <text:p>20</text:p>
          </table:table-cell>
          <table:table-cell table:formula="of:=[.C10]*0.01" office:value-type="float" office:value="0.2" calcext:value-type="float">
            <text:p>0.2</text:p>
          </table:table-cell>
          <table:table-cell table:formula="of:=[.$A10] / 6" office:value-type="float" office:value="35.8333333333333" calcext:value-type="float">
            <text:p>35.8333333333333</text:p>
          </table:table-cell>
          <table:table-cell table:formula="of:=IF([.$D10] &lt; 0.5; [.$D10] * ([.$B10] + 1); ([.$D10] + [.$B10]) - ([.$D10] * [.$B10]))" office:value-type="float" office:value="6.6" calcext:value-type="float">
            <text:p>6.6</text:p>
          </table:table-cell>
          <table:table-cell table:formula="of:=([.$D10] * 2) - [.$F10]" office:value-type="float" office:value="-6.2" calcext:value-type="float">
            <text:p>-6.2</text:p>
          </table:table-cell>
          <table:table-cell table:formula="of:=[.$E10] + (1/3)" office:value-type="float" office:value="36.1666666666667" calcext:value-type="float">
            <text:p>36.1666666666667</text:p>
          </table:table-cell>
          <table:table-cell table:formula="of:=[.$E10]" office:value-type="float" office:value="35.8333333333333" calcext:value-type="float">
            <text:p>35.8333333333333</text:p>
          </table:table-cell>
          <table:table-cell table:formula="of:=[.$E10] - (1/3)" office:value-type="float" office:value="35.5" calcext:value-type="float">
            <text:p>35.5</text:p>
          </table:table-cell>
          <table:table-cell table:formula="of:=IF([.H10] &lt; 0; [.H10] + 1; IF([.H10] &gt; 1; [.H10] - 1; [.H10]))" office:value-type="float" office:value="35.1666666666667" calcext:value-type="float">
            <text:p>35.1666666666667</text:p>
          </table:table-cell>
          <table:table-cell table:formula="of:=IF([.I10] &lt; 0; [.I10] + 1; IF([.I10] &gt; 1; [.I10] - 1; [.I10]))" office:value-type="float" office:value="34.8333333333333" calcext:value-type="float">
            <text:p>34.8333333333333</text:p>
          </table:table-cell>
          <table:table-cell table:formula="of:=IF([.J10] &lt; 0; [.J10] + 1; IF([.J10] &gt; 1; [.J10] - 1; [.J10]))" office:value-type="float" office:value="34.5" calcext:value-type="float">
            <text:p>34.5</text:p>
          </table:table-cell>
          <table:table-cell table:formula="of:=IF([.K10] * 6 &lt; 1; [.$G10] + ([.$F10] - [.$G10]) * 6 * [.K10]; IF([.K10] * 2 &lt; 1; [.$F10]; IF([.K10] * 3 &lt; 2; [.$G10] + ([.$F10] - [.$G10]) * (2/3 - [.K10]) * 6; [.$G10])))" office:value-type="float" office:value="-6.2" calcext:value-type="float">
            <text:p>-6.2</text:p>
          </table:table-cell>
          <table:table-cell table:formula="of:=IF([.L10] * 6 &lt; 1; [.$G10] + ([.$F10] - [.$G10]) * 6 * [.L10]; IF([.L10] * 2 &lt; 1; [.$F10]; IF([.L10] * 3 &lt; 2; [.$G10] + ([.$F10] - [.$G10]) * (2/3 - [.L10]) * 6; [.$G10])))" office:value-type="float" office:value="-6.2" calcext:value-type="float">
            <text:p>-6.2</text:p>
          </table:table-cell>
          <table:table-cell table:formula="of:=IF([.M10] * 6 &lt; 1; [.$G10] + ([.$F10] - [.$G10]) * 6 * [.M10]; IF([.M10] * 2 &lt; 1; [.$F10]; IF([.M10] * 3 &lt; 2; [.$G10] + ([.$F10] - [.$G10]) * (2/3 - [.M10]) * 6; [.$G10])))" office:value-type="float" office:value="-6.2" calcext:value-type="float">
            <text:p>-6.2</text:p>
          </table:table-cell>
          <table:table-cell table:formula="of:=IF([.$B10] = 0; ROUND([.$D10] * 255); ROUND([.N10] * 255))" office:value-type="float" office:value="-1581" calcext:value-type="float">
            <text:p>-1581</text:p>
          </table:table-cell>
          <table:table-cell table:formula="of:=IF([.$B10] = 0; ROUND([.$D10] * 255); ROUND([.O10] * 255))" office:value-type="float" office:value="-1581" calcext:value-type="float">
            <text:p>-1581</text:p>
          </table:table-cell>
          <table:table-cell table:formula="of:=IF([.$B10] = 0; ROUND([.$D10] * 255); ROUND([.P10] * 255))" office:value-type="float" office:value="-1581" calcext:value-type="float">
            <text:p>-1581</text:p>
          </table:table-cell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25" calcext:value-type="float">
            <text:p>25</text:p>
          </table:table-cell>
          <table:table-cell table:formula="of:=[.C11]*0.01" office:value-type="float" office:value="0.25" calcext:value-type="float">
            <text:p>0.25</text:p>
          </table:table-cell>
          <table:table-cell table:formula="of:=[.$A11] / 6" office:value-type="float" office:value="35.8333333333333" calcext:value-type="float">
            <text:p>35.8333333333333</text:p>
          </table:table-cell>
          <table:table-cell table:formula="of:=IF([.$D11] &lt; 0.5; [.$D11] * ([.$B11] + 1); ([.$D11] + [.$B11]) - ([.$D11] * [.$B11]))" office:value-type="float" office:value="8.25" calcext:value-type="float">
            <text:p>8.25</text:p>
          </table:table-cell>
          <table:table-cell table:formula="of:=([.$D11] * 2) - [.$F11]" office:value-type="float" office:value="-7.75" calcext:value-type="float">
            <text:p>-7.75</text:p>
          </table:table-cell>
          <table:table-cell table:formula="of:=[.$E11] + (1/3)" office:value-type="float" office:value="36.1666666666667" calcext:value-type="float">
            <text:p>36.1666666666667</text:p>
          </table:table-cell>
          <table:table-cell table:formula="of:=[.$E11]" office:value-type="float" office:value="35.8333333333333" calcext:value-type="float">
            <text:p>35.8333333333333</text:p>
          </table:table-cell>
          <table:table-cell table:formula="of:=[.$E11] - (1/3)" office:value-type="float" office:value="35.5" calcext:value-type="float">
            <text:p>35.5</text:p>
          </table:table-cell>
          <table:table-cell table:formula="of:=IF([.H11] &lt; 0; [.H11] + 1; IF([.H11] &gt; 1; [.H11] - 1; [.H11]))" office:value-type="float" office:value="35.1666666666667" calcext:value-type="float">
            <text:p>35.1666666666667</text:p>
          </table:table-cell>
          <table:table-cell table:formula="of:=IF([.I11] &lt; 0; [.I11] + 1; IF([.I11] &gt; 1; [.I11] - 1; [.I11]))" office:value-type="float" office:value="34.8333333333333" calcext:value-type="float">
            <text:p>34.8333333333333</text:p>
          </table:table-cell>
          <table:table-cell table:formula="of:=IF([.J11] &lt; 0; [.J11] + 1; IF([.J11] &gt; 1; [.J11] - 1; [.J11]))" office:value-type="float" office:value="34.5" calcext:value-type="float">
            <text:p>34.5</text:p>
          </table:table-cell>
          <table:table-cell table:formula="of:=IF([.K11] * 6 &lt; 1; [.$G11] + ([.$F11] - [.$G11]) * 6 * [.K11]; IF([.K11] * 2 &lt; 1; [.$F11]; IF([.K11] * 3 &lt; 2; [.$G11] + ([.$F11] - [.$G11]) * (2/3 - [.K11]) * 6; [.$G11])))" office:value-type="float" office:value="-7.75" calcext:value-type="float">
            <text:p>-7.75</text:p>
          </table:table-cell>
          <table:table-cell table:formula="of:=IF([.L11] * 6 &lt; 1; [.$G11] + ([.$F11] - [.$G11]) * 6 * [.L11]; IF([.L11] * 2 &lt; 1; [.$F11]; IF([.L11] * 3 &lt; 2; [.$G11] + ([.$F11] - [.$G11]) * (2/3 - [.L11]) * 6; [.$G11])))" office:value-type="float" office:value="-7.75" calcext:value-type="float">
            <text:p>-7.75</text:p>
          </table:table-cell>
          <table:table-cell table:formula="of:=IF([.M11] * 6 &lt; 1; [.$G11] + ([.$F11] - [.$G11]) * 6 * [.M11]; IF([.M11] * 2 &lt; 1; [.$F11]; IF([.M11] * 3 &lt; 2; [.$G11] + ([.$F11] - [.$G11]) * (2/3 - [.M11]) * 6; [.$G11])))" office:value-type="float" office:value="-7.75" calcext:value-type="float">
            <text:p>-7.75</text:p>
          </table:table-cell>
          <table:table-cell table:formula="of:=IF([.$B11] = 0; ROUND([.$D11] * 255); ROUND([.N11] * 255))" office:value-type="float" office:value="-1976" calcext:value-type="float">
            <text:p>-1976</text:p>
          </table:table-cell>
          <table:table-cell table:formula="of:=IF([.$B11] = 0; ROUND([.$D11] * 255); ROUND([.O11] * 255))" office:value-type="float" office:value="-1976" calcext:value-type="float">
            <text:p>-1976</text:p>
          </table:table-cell>
          <table:table-cell table:formula="of:=IF([.$B11] = 0; ROUND([.$D11] * 255); ROUND([.P11] * 255))" office:value-type="float" office:value="-1976" calcext:value-type="float">
            <text:p>-1976</text:p>
          </table:table-cell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0" calcext:value-type="float">
            <text:p>30</text:p>
          </table:table-cell>
          <table:table-cell table:formula="of:=[.C12]*0.01" office:value-type="float" office:value="0.3" calcext:value-type="float">
            <text:p>0.3</text:p>
          </table:table-cell>
          <table:table-cell table:formula="of:=[.$A12] / 6" office:value-type="float" office:value="35.8333333333333" calcext:value-type="float">
            <text:p>35.8333333333333</text:p>
          </table:table-cell>
          <table:table-cell table:formula="of:=IF([.$D12] &lt; 0.5; [.$D12] * ([.$B12] + 1); ([.$D12] + [.$B12]) - ([.$D12] * [.$B12]))" office:value-type="float" office:value="9.9" calcext:value-type="float">
            <text:p>9.9</text:p>
          </table:table-cell>
          <table:table-cell table:formula="of:=([.$D12] * 2) - [.$F12]" office:value-type="float" office:value="-9.3" calcext:value-type="float">
            <text:p>-9.3</text:p>
          </table:table-cell>
          <table:table-cell table:formula="of:=[.$E12] + (1/3)" office:value-type="float" office:value="36.1666666666667" calcext:value-type="float">
            <text:p>36.1666666666667</text:p>
          </table:table-cell>
          <table:table-cell table:formula="of:=[.$E12]" office:value-type="float" office:value="35.8333333333333" calcext:value-type="float">
            <text:p>35.8333333333333</text:p>
          </table:table-cell>
          <table:table-cell table:formula="of:=[.$E12] - (1/3)" office:value-type="float" office:value="35.5" calcext:value-type="float">
            <text:p>35.5</text:p>
          </table:table-cell>
          <table:table-cell table:formula="of:=IF([.H12] &lt; 0; [.H12] + 1; IF([.H12] &gt; 1; [.H12] - 1; [.H12]))" office:value-type="float" office:value="35.1666666666667" calcext:value-type="float">
            <text:p>35.1666666666667</text:p>
          </table:table-cell>
          <table:table-cell table:formula="of:=IF([.I12] &lt; 0; [.I12] + 1; IF([.I12] &gt; 1; [.I12] - 1; [.I12]))" office:value-type="float" office:value="34.8333333333333" calcext:value-type="float">
            <text:p>34.8333333333333</text:p>
          </table:table-cell>
          <table:table-cell table:formula="of:=IF([.J12] &lt; 0; [.J12] + 1; IF([.J12] &gt; 1; [.J12] - 1; [.J12]))" office:value-type="float" office:value="34.5" calcext:value-type="float">
            <text:p>34.5</text:p>
          </table:table-cell>
          <table:table-cell table:formula="of:=IF([.K12] * 6 &lt; 1; [.$G12] + ([.$F12] - [.$G12]) * 6 * [.K12]; IF([.K12] * 2 &lt; 1; [.$F12]; IF([.K12] * 3 &lt; 2; [.$G12] + ([.$F12] - [.$G12]) * (2/3 - [.K12]) * 6; [.$G12])))" office:value-type="float" office:value="-9.3" calcext:value-type="float">
            <text:p>-9.3</text:p>
          </table:table-cell>
          <table:table-cell table:formula="of:=IF([.L12] * 6 &lt; 1; [.$G12] + ([.$F12] - [.$G12]) * 6 * [.L12]; IF([.L12] * 2 &lt; 1; [.$F12]; IF([.L12] * 3 &lt; 2; [.$G12] + ([.$F12] - [.$G12]) * (2/3 - [.L12]) * 6; [.$G12])))" office:value-type="float" office:value="-9.3" calcext:value-type="float">
            <text:p>-9.3</text:p>
          </table:table-cell>
          <table:table-cell table:formula="of:=IF([.M12] * 6 &lt; 1; [.$G12] + ([.$F12] - [.$G12]) * 6 * [.M12]; IF([.M12] * 2 &lt; 1; [.$F12]; IF([.M12] * 3 &lt; 2; [.$G12] + ([.$F12] - [.$G12]) * (2/3 - [.M12]) * 6; [.$G12])))" office:value-type="float" office:value="-9.3" calcext:value-type="float">
            <text:p>-9.3</text:p>
          </table:table-cell>
          <table:table-cell table:formula="of:=IF([.$B12] = 0; ROUND([.$D12] * 255); ROUND([.N12] * 255))" office:value-type="float" office:value="-2372" calcext:value-type="float">
            <text:p>-2372</text:p>
          </table:table-cell>
          <table:table-cell table:formula="of:=IF([.$B12] = 0; ROUND([.$D12] * 255); ROUND([.O12] * 255))" office:value-type="float" office:value="-2372" calcext:value-type="float">
            <text:p>-2372</text:p>
          </table:table-cell>
          <table:table-cell table:formula="of:=IF([.$B12] = 0; ROUND([.$D12] * 255); ROUND([.P12] * 255))" office:value-type="float" office:value="-2372" calcext:value-type="float">
            <text:p>-2372</text:p>
          </table:table-cell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35" calcext:value-type="float">
            <text:p>35</text:p>
          </table:table-cell>
          <table:table-cell table:formula="of:=[.C13]*0.01" office:value-type="float" office:value="0.35" calcext:value-type="float">
            <text:p>0.35</text:p>
          </table:table-cell>
          <table:table-cell table:formula="of:=[.$A13] / 6" office:value-type="float" office:value="35.8333333333333" calcext:value-type="float">
            <text:p>35.8333333333333</text:p>
          </table:table-cell>
          <table:table-cell table:formula="of:=IF([.$D13] &lt; 0.5; [.$D13] * ([.$B13] + 1); ([.$D13] + [.$B13]) - ([.$D13] * [.$B13]))" office:value-type="float" office:value="11.55" calcext:value-type="float">
            <text:p>11.55</text:p>
          </table:table-cell>
          <table:table-cell table:formula="of:=([.$D13] * 2) - [.$F13]" office:value-type="float" office:value="-10.85" calcext:value-type="float">
            <text:p>-10.85</text:p>
          </table:table-cell>
          <table:table-cell table:formula="of:=[.$E13] + (1/3)" office:value-type="float" office:value="36.1666666666667" calcext:value-type="float">
            <text:p>36.1666666666667</text:p>
          </table:table-cell>
          <table:table-cell table:formula="of:=[.$E13]" office:value-type="float" office:value="35.8333333333333" calcext:value-type="float">
            <text:p>35.8333333333333</text:p>
          </table:table-cell>
          <table:table-cell table:formula="of:=[.$E13] - (1/3)" office:value-type="float" office:value="35.5" calcext:value-type="float">
            <text:p>35.5</text:p>
          </table:table-cell>
          <table:table-cell table:formula="of:=IF([.H13] &lt; 0; [.H13] + 1; IF([.H13] &gt; 1; [.H13] - 1; [.H13]))" office:value-type="float" office:value="35.1666666666667" calcext:value-type="float">
            <text:p>35.1666666666667</text:p>
          </table:table-cell>
          <table:table-cell table:formula="of:=IF([.I13] &lt; 0; [.I13] + 1; IF([.I13] &gt; 1; [.I13] - 1; [.I13]))" office:value-type="float" office:value="34.8333333333333" calcext:value-type="float">
            <text:p>34.8333333333333</text:p>
          </table:table-cell>
          <table:table-cell table:formula="of:=IF([.J13] &lt; 0; [.J13] + 1; IF([.J13] &gt; 1; [.J13] - 1; [.J13]))" office:value-type="float" office:value="34.5" calcext:value-type="float">
            <text:p>34.5</text:p>
          </table:table-cell>
          <table:table-cell table:formula="of:=IF([.K13] * 6 &lt; 1; [.$G13] + ([.$F13] - [.$G13]) * 6 * [.K13]; IF([.K13] * 2 &lt; 1; [.$F13]; IF([.K13] * 3 &lt; 2; [.$G13] + ([.$F13] - [.$G13]) * (2/3 - [.K13]) * 6; [.$G13])))" office:value-type="float" office:value="-10.85" calcext:value-type="float">
            <text:p>-10.85</text:p>
          </table:table-cell>
          <table:table-cell table:formula="of:=IF([.L13] * 6 &lt; 1; [.$G13] + ([.$F13] - [.$G13]) * 6 * [.L13]; IF([.L13] * 2 &lt; 1; [.$F13]; IF([.L13] * 3 &lt; 2; [.$G13] + ([.$F13] - [.$G13]) * (2/3 - [.L13]) * 6; [.$G13])))" office:value-type="float" office:value="-10.85" calcext:value-type="float">
            <text:p>-10.85</text:p>
          </table:table-cell>
          <table:table-cell table:formula="of:=IF([.M13] * 6 &lt; 1; [.$G13] + ([.$F13] - [.$G13]) * 6 * [.M13]; IF([.M13] * 2 &lt; 1; [.$F13]; IF([.M13] * 3 &lt; 2; [.$G13] + ([.$F13] - [.$G13]) * (2/3 - [.M13]) * 6; [.$G13])))" office:value-type="float" office:value="-10.85" calcext:value-type="float">
            <text:p>-10.85</text:p>
          </table:table-cell>
          <table:table-cell table:formula="of:=IF([.$B13] = 0; ROUND([.$D13] * 255); ROUND([.N13] * 255))" office:value-type="float" office:value="-2767" calcext:value-type="float">
            <text:p>-2767</text:p>
          </table:table-cell>
          <table:table-cell table:formula="of:=IF([.$B13] = 0; ROUND([.$D13] * 255); ROUND([.O13] * 255))" office:value-type="float" office:value="-2767" calcext:value-type="float">
            <text:p>-2767</text:p>
          </table:table-cell>
          <table:table-cell table:formula="of:=IF([.$B13] = 0; ROUND([.$D13] * 255); ROUND([.P13] * 255))" office:value-type="float" office:value="-2767" calcext:value-type="float">
            <text:p>-2767</text:p>
          </table:table-cell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0" calcext:value-type="float">
            <text:p>40</text:p>
          </table:table-cell>
          <table:table-cell table:formula="of:=[.C14]*0.01" office:value-type="float" office:value="0.4" calcext:value-type="float">
            <text:p>0.4</text:p>
          </table:table-cell>
          <table:table-cell table:formula="of:=[.$A14] / 6" office:value-type="float" office:value="35.8333333333333" calcext:value-type="float">
            <text:p>35.8333333333333</text:p>
          </table:table-cell>
          <table:table-cell table:formula="of:=IF([.$D14] &lt; 0.5; [.$D14] * ([.$B14] + 1); ([.$D14] + [.$B14]) - ([.$D14] * [.$B14]))" office:value-type="float" office:value="13.2" calcext:value-type="float">
            <text:p>13.2</text:p>
          </table:table-cell>
          <table:table-cell table:formula="of:=([.$D14] * 2) - [.$F14]" office:value-type="float" office:value="-12.4" calcext:value-type="float">
            <text:p>-12.4</text:p>
          </table:table-cell>
          <table:table-cell table:formula="of:=[.$E14] + (1/3)" office:value-type="float" office:value="36.1666666666667" calcext:value-type="float">
            <text:p>36.1666666666667</text:p>
          </table:table-cell>
          <table:table-cell table:formula="of:=[.$E14]" office:value-type="float" office:value="35.8333333333333" calcext:value-type="float">
            <text:p>35.8333333333333</text:p>
          </table:table-cell>
          <table:table-cell table:formula="of:=[.$E14] - (1/3)" office:value-type="float" office:value="35.5" calcext:value-type="float">
            <text:p>35.5</text:p>
          </table:table-cell>
          <table:table-cell table:formula="of:=IF([.H14] &lt; 0; [.H14] + 1; IF([.H14] &gt; 1; [.H14] - 1; [.H14]))" office:value-type="float" office:value="35.1666666666667" calcext:value-type="float">
            <text:p>35.1666666666667</text:p>
          </table:table-cell>
          <table:table-cell table:formula="of:=IF([.I14] &lt; 0; [.I14] + 1; IF([.I14] &gt; 1; [.I14] - 1; [.I14]))" office:value-type="float" office:value="34.8333333333333" calcext:value-type="float">
            <text:p>34.8333333333333</text:p>
          </table:table-cell>
          <table:table-cell table:formula="of:=IF([.J14] &lt; 0; [.J14] + 1; IF([.J14] &gt; 1; [.J14] - 1; [.J14]))" office:value-type="float" office:value="34.5" calcext:value-type="float">
            <text:p>34.5</text:p>
          </table:table-cell>
          <table:table-cell table:formula="of:=IF([.K14] * 6 &lt; 1; [.$G14] + ([.$F14] - [.$G14]) * 6 * [.K14]; IF([.K14] * 2 &lt; 1; [.$F14]; IF([.K14] * 3 &lt; 2; [.$G14] + ([.$F14] - [.$G14]) * (2/3 - [.K14]) * 6; [.$G14])))" office:value-type="float" office:value="-12.4" calcext:value-type="float">
            <text:p>-12.4</text:p>
          </table:table-cell>
          <table:table-cell table:formula="of:=IF([.L14] * 6 &lt; 1; [.$G14] + ([.$F14] - [.$G14]) * 6 * [.L14]; IF([.L14] * 2 &lt; 1; [.$F14]; IF([.L14] * 3 &lt; 2; [.$G14] + ([.$F14] - [.$G14]) * (2/3 - [.L14]) * 6; [.$G14])))" office:value-type="float" office:value="-12.4" calcext:value-type="float">
            <text:p>-12.4</text:p>
          </table:table-cell>
          <table:table-cell table:formula="of:=IF([.M14] * 6 &lt; 1; [.$G14] + ([.$F14] - [.$G14]) * 6 * [.M14]; IF([.M14] * 2 &lt; 1; [.$F14]; IF([.M14] * 3 &lt; 2; [.$G14] + ([.$F14] - [.$G14]) * (2/3 - [.M14]) * 6; [.$G14])))" office:value-type="float" office:value="-12.4" calcext:value-type="float">
            <text:p>-12.4</text:p>
          </table:table-cell>
          <table:table-cell table:formula="of:=IF([.$B14] = 0; ROUND([.$D14] * 255); ROUND([.N14] * 255))" office:value-type="float" office:value="-3162" calcext:value-type="float">
            <text:p>-3162</text:p>
          </table:table-cell>
          <table:table-cell table:formula="of:=IF([.$B14] = 0; ROUND([.$D14] * 255); ROUND([.O14] * 255))" office:value-type="float" office:value="-3162" calcext:value-type="float">
            <text:p>-3162</text:p>
          </table:table-cell>
          <table:table-cell table:formula="of:=IF([.$B14] = 0; ROUND([.$D14] * 255); ROUND([.P14] * 255))" office:value-type="float" office:value="-3162" calcext:value-type="float">
            <text:p>-3162</text:p>
          </table:table-cell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45" calcext:value-type="float">
            <text:p>45</text:p>
          </table:table-cell>
          <table:table-cell table:formula="of:=[.C15]*0.01" office:value-type="float" office:value="0.45" calcext:value-type="float">
            <text:p>0.45</text:p>
          </table:table-cell>
          <table:table-cell table:formula="of:=[.$A15] / 6" office:value-type="float" office:value="35.8333333333333" calcext:value-type="float">
            <text:p>35.8333333333333</text:p>
          </table:table-cell>
          <table:table-cell table:formula="of:=IF([.$D15] &lt; 0.5; [.$D15] * ([.$B15] + 1); ([.$D15] + [.$B15]) - ([.$D15] * [.$B15]))" office:value-type="float" office:value="14.85" calcext:value-type="float">
            <text:p>14.85</text:p>
          </table:table-cell>
          <table:table-cell table:formula="of:=([.$D15] * 2) - [.$F15]" office:value-type="float" office:value="-13.95" calcext:value-type="float">
            <text:p>-13.95</text:p>
          </table:table-cell>
          <table:table-cell table:formula="of:=[.$E15] + (1/3)" office:value-type="float" office:value="36.1666666666667" calcext:value-type="float">
            <text:p>36.1666666666667</text:p>
          </table:table-cell>
          <table:table-cell table:formula="of:=[.$E15]" office:value-type="float" office:value="35.8333333333333" calcext:value-type="float">
            <text:p>35.8333333333333</text:p>
          </table:table-cell>
          <table:table-cell table:formula="of:=[.$E15] - (1/3)" office:value-type="float" office:value="35.5" calcext:value-type="float">
            <text:p>35.5</text:p>
          </table:table-cell>
          <table:table-cell table:formula="of:=IF([.H15] &lt; 0; [.H15] + 1; IF([.H15] &gt; 1; [.H15] - 1; [.H15]))" office:value-type="float" office:value="35.1666666666667" calcext:value-type="float">
            <text:p>35.1666666666667</text:p>
          </table:table-cell>
          <table:table-cell table:formula="of:=IF([.I15] &lt; 0; [.I15] + 1; IF([.I15] &gt; 1; [.I15] - 1; [.I15]))" office:value-type="float" office:value="34.8333333333333" calcext:value-type="float">
            <text:p>34.8333333333333</text:p>
          </table:table-cell>
          <table:table-cell table:formula="of:=IF([.J15] &lt; 0; [.J15] + 1; IF([.J15] &gt; 1; [.J15] - 1; [.J15]))" office:value-type="float" office:value="34.5" calcext:value-type="float">
            <text:p>34.5</text:p>
          </table:table-cell>
          <table:table-cell table:formula="of:=IF([.K15] * 6 &lt; 1; [.$G15] + ([.$F15] - [.$G15]) * 6 * [.K15]; IF([.K15] * 2 &lt; 1; [.$F15]; IF([.K15] * 3 &lt; 2; [.$G15] + ([.$F15] - [.$G15]) * (2/3 - [.K15]) * 6; [.$G15])))" office:value-type="float" office:value="-13.95" calcext:value-type="float">
            <text:p>-13.95</text:p>
          </table:table-cell>
          <table:table-cell table:formula="of:=IF([.L15] * 6 &lt; 1; [.$G15] + ([.$F15] - [.$G15]) * 6 * [.L15]; IF([.L15] * 2 &lt; 1; [.$F15]; IF([.L15] * 3 &lt; 2; [.$G15] + ([.$F15] - [.$G15]) * (2/3 - [.L15]) * 6; [.$G15])))" office:value-type="float" office:value="-13.95" calcext:value-type="float">
            <text:p>-13.95</text:p>
          </table:table-cell>
          <table:table-cell table:formula="of:=IF([.M15] * 6 &lt; 1; [.$G15] + ([.$F15] - [.$G15]) * 6 * [.M15]; IF([.M15] * 2 &lt; 1; [.$F15]; IF([.M15] * 3 &lt; 2; [.$G15] + ([.$F15] - [.$G15]) * (2/3 - [.M15]) * 6; [.$G15])))" office:value-type="float" office:value="-13.95" calcext:value-type="float">
            <text:p>-13.95</text:p>
          </table:table-cell>
          <table:table-cell table:formula="of:=IF([.$B15] = 0; ROUND([.$D15] * 255); ROUND([.N15] * 255))" office:value-type="float" office:value="-3557" calcext:value-type="float">
            <text:p>-3557</text:p>
          </table:table-cell>
          <table:table-cell table:formula="of:=IF([.$B15] = 0; ROUND([.$D15] * 255); ROUND([.O15] * 255))" office:value-type="float" office:value="-3557" calcext:value-type="float">
            <text:p>-3557</text:p>
          </table:table-cell>
          <table:table-cell table:formula="of:=IF([.$B15] = 0; ROUND([.$D15] * 255); ROUND([.P15] * 255))" office:value-type="float" office:value="-3557" calcext:value-type="float">
            <text:p>-3557</text:p>
          </table:table-cell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0" calcext:value-type="float">
            <text:p>50</text:p>
          </table:table-cell>
          <table:table-cell table:formula="of:=[.C16]*0.01" office:value-type="float" office:value="0.5" calcext:value-type="float">
            <text:p>0.5</text:p>
          </table:table-cell>
          <table:table-cell table:formula="of:=[.$A16] / 6" office:value-type="float" office:value="35.8333333333333" calcext:value-type="float">
            <text:p>35.8333333333333</text:p>
          </table:table-cell>
          <table:table-cell table:formula="of:=IF([.$D16] &lt; 0.5; [.$D16] * ([.$B16] + 1); ([.$D16] + [.$B16]) - ([.$D16] * [.$B16]))" office:value-type="float" office:value="16.5" calcext:value-type="float">
            <text:p>16.5</text:p>
          </table:table-cell>
          <table:table-cell table:formula="of:=([.$D16] * 2) - [.$F16]" office:value-type="float" office:value="-15.5" calcext:value-type="float">
            <text:p>-15.5</text:p>
          </table:table-cell>
          <table:table-cell table:formula="of:=[.$E16] + (1/3)" office:value-type="float" office:value="36.1666666666667" calcext:value-type="float">
            <text:p>36.1666666666667</text:p>
          </table:table-cell>
          <table:table-cell table:formula="of:=[.$E16]" office:value-type="float" office:value="35.8333333333333" calcext:value-type="float">
            <text:p>35.8333333333333</text:p>
          </table:table-cell>
          <table:table-cell table:formula="of:=[.$E16] - (1/3)" office:value-type="float" office:value="35.5" calcext:value-type="float">
            <text:p>35.5</text:p>
          </table:table-cell>
          <table:table-cell table:formula="of:=IF([.H16] &lt; 0; [.H16] + 1; IF([.H16] &gt; 1; [.H16] - 1; [.H16]))" office:value-type="float" office:value="35.1666666666667" calcext:value-type="float">
            <text:p>35.1666666666667</text:p>
          </table:table-cell>
          <table:table-cell table:formula="of:=IF([.I16] &lt; 0; [.I16] + 1; IF([.I16] &gt; 1; [.I16] - 1; [.I16]))" office:value-type="float" office:value="34.8333333333333" calcext:value-type="float">
            <text:p>34.8333333333333</text:p>
          </table:table-cell>
          <table:table-cell table:formula="of:=IF([.J16] &lt; 0; [.J16] + 1; IF([.J16] &gt; 1; [.J16] - 1; [.J16]))" office:value-type="float" office:value="34.5" calcext:value-type="float">
            <text:p>34.5</text:p>
          </table:table-cell>
          <table:table-cell table:formula="of:=IF([.K16] * 6 &lt; 1; [.$G16] + ([.$F16] - [.$G16]) * 6 * [.K16]; IF([.K16] * 2 &lt; 1; [.$F16]; IF([.K16] * 3 &lt; 2; [.$G16] + ([.$F16] - [.$G16]) * (2/3 - [.K16]) * 6; [.$G16])))" office:value-type="float" office:value="-15.5" calcext:value-type="float">
            <text:p>-15.5</text:p>
          </table:table-cell>
          <table:table-cell table:formula="of:=IF([.L16] * 6 &lt; 1; [.$G16] + ([.$F16] - [.$G16]) * 6 * [.L16]; IF([.L16] * 2 &lt; 1; [.$F16]; IF([.L16] * 3 &lt; 2; [.$G16] + ([.$F16] - [.$G16]) * (2/3 - [.L16]) * 6; [.$G16])))" office:value-type="float" office:value="-15.5" calcext:value-type="float">
            <text:p>-15.5</text:p>
          </table:table-cell>
          <table:table-cell table:formula="of:=IF([.M16] * 6 &lt; 1; [.$G16] + ([.$F16] - [.$G16]) * 6 * [.M16]; IF([.M16] * 2 &lt; 1; [.$F16]; IF([.M16] * 3 &lt; 2; [.$G16] + ([.$F16] - [.$G16]) * (2/3 - [.M16]) * 6; [.$G16])))" office:value-type="float" office:value="-15.5" calcext:value-type="float">
            <text:p>-15.5</text:p>
          </table:table-cell>
          <table:table-cell table:formula="of:=IF([.$B16] = 0; ROUND([.$D16] * 255); ROUND([.N16] * 255))" office:value-type="float" office:value="-3953" calcext:value-type="float">
            <text:p>-3953</text:p>
          </table:table-cell>
          <table:table-cell table:formula="of:=IF([.$B16] = 0; ROUND([.$D16] * 255); ROUND([.O16] * 255))" office:value-type="float" office:value="-3953" calcext:value-type="float">
            <text:p>-3953</text:p>
          </table:table-cell>
          <table:table-cell table:formula="of:=IF([.$B16] = 0; ROUND([.$D16] * 255); ROUND([.P16] * 255))" office:value-type="float" office:value="-3953" calcext:value-type="float">
            <text:p>-3953</text:p>
          </table:table-cell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55" calcext:value-type="float">
            <text:p>55</text:p>
          </table:table-cell>
          <table:table-cell table:formula="of:=[.C17]*0.01" office:value-type="float" office:value="0.55" calcext:value-type="float">
            <text:p>0.55</text:p>
          </table:table-cell>
          <table:table-cell table:formula="of:=[.$A17] / 6" office:value-type="float" office:value="35.8333333333333" calcext:value-type="float">
            <text:p>35.8333333333333</text:p>
          </table:table-cell>
          <table:table-cell table:formula="of:=IF([.$D17] &lt; 0.5; [.$D17] * ([.$B17] + 1); ([.$D17] + [.$B17]) - ([.$D17] * [.$B17]))" office:value-type="float" office:value="14.95" calcext:value-type="float">
            <text:p>14.95</text:p>
          </table:table-cell>
          <table:table-cell table:formula="of:=([.$D17] * 2) - [.$F17]" office:value-type="float" office:value="-13.85" calcext:value-type="float">
            <text:p>-13.85</text:p>
          </table:table-cell>
          <table:table-cell table:formula="of:=[.$E17] + (1/3)" office:value-type="float" office:value="36.1666666666667" calcext:value-type="float">
            <text:p>36.1666666666667</text:p>
          </table:table-cell>
          <table:table-cell table:formula="of:=[.$E17]" office:value-type="float" office:value="35.8333333333333" calcext:value-type="float">
            <text:p>35.8333333333333</text:p>
          </table:table-cell>
          <table:table-cell table:formula="of:=[.$E17] - (1/3)" office:value-type="float" office:value="35.5" calcext:value-type="float">
            <text:p>35.5</text:p>
          </table:table-cell>
          <table:table-cell table:formula="of:=IF([.H17] &lt; 0; [.H17] + 1; IF([.H17] &gt; 1; [.H17] - 1; [.H17]))" office:value-type="float" office:value="35.1666666666667" calcext:value-type="float">
            <text:p>35.1666666666667</text:p>
          </table:table-cell>
          <table:table-cell table:formula="of:=IF([.I17] &lt; 0; [.I17] + 1; IF([.I17] &gt; 1; [.I17] - 1; [.I17]))" office:value-type="float" office:value="34.8333333333333" calcext:value-type="float">
            <text:p>34.8333333333333</text:p>
          </table:table-cell>
          <table:table-cell table:formula="of:=IF([.J17] &lt; 0; [.J17] + 1; IF([.J17] &gt; 1; [.J17] - 1; [.J17]))" office:value-type="float" office:value="34.5" calcext:value-type="float">
            <text:p>34.5</text:p>
          </table:table-cell>
          <table:table-cell table:formula="of:=IF([.K17] * 6 &lt; 1; [.$G17] + ([.$F17] - [.$G17]) * 6 * [.K17]; IF([.K17] * 2 &lt; 1; [.$F17]; IF([.K17] * 3 &lt; 2; [.$G17] + ([.$F17] - [.$G17]) * (2/3 - [.K17]) * 6; [.$G17])))" office:value-type="float" office:value="-13.85" calcext:value-type="float">
            <text:p>-13.85</text:p>
          </table:table-cell>
          <table:table-cell table:formula="of:=IF([.L17] * 6 &lt; 1; [.$G17] + ([.$F17] - [.$G17]) * 6 * [.L17]; IF([.L17] * 2 &lt; 1; [.$F17]; IF([.L17] * 3 &lt; 2; [.$G17] + ([.$F17] - [.$G17]) * (2/3 - [.L17]) * 6; [.$G17])))" office:value-type="float" office:value="-13.85" calcext:value-type="float">
            <text:p>-13.85</text:p>
          </table:table-cell>
          <table:table-cell table:formula="of:=IF([.M17] * 6 &lt; 1; [.$G17] + ([.$F17] - [.$G17]) * 6 * [.M17]; IF([.M17] * 2 &lt; 1; [.$F17]; IF([.M17] * 3 &lt; 2; [.$G17] + ([.$F17] - [.$G17]) * (2/3 - [.M17]) * 6; [.$G17])))" office:value-type="float" office:value="-13.85" calcext:value-type="float">
            <text:p>-13.85</text:p>
          </table:table-cell>
          <table:table-cell table:formula="of:=IF([.$B17] = 0; ROUND([.$D17] * 255); ROUND([.N17] * 255))" office:value-type="float" office:value="-3532" calcext:value-type="float">
            <text:p>-3532</text:p>
          </table:table-cell>
          <table:table-cell table:formula="of:=IF([.$B17] = 0; ROUND([.$D17] * 255); ROUND([.O17] * 255))" office:value-type="float" office:value="-3532" calcext:value-type="float">
            <text:p>-3532</text:p>
          </table:table-cell>
          <table:table-cell table:formula="of:=IF([.$B17] = 0; ROUND([.$D17] * 255); ROUND([.P17] * 255))" office:value-type="float" office:value="-3532" calcext:value-type="float">
            <text:p>-3532</text:p>
          </table:table-cell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0" calcext:value-type="float">
            <text:p>60</text:p>
          </table:table-cell>
          <table:table-cell table:formula="of:=[.C18]*0.01" office:value-type="float" office:value="0.6" calcext:value-type="float">
            <text:p>0.6</text:p>
          </table:table-cell>
          <table:table-cell table:formula="of:=[.$A18] / 6" office:value-type="float" office:value="35.8333333333333" calcext:value-type="float">
            <text:p>35.8333333333333</text:p>
          </table:table-cell>
          <table:table-cell table:formula="of:=IF([.$D18] &lt; 0.5; [.$D18] * ([.$B18] + 1); ([.$D18] + [.$B18]) - ([.$D18] * [.$B18]))" office:value-type="float" office:value="13.4" calcext:value-type="float">
            <text:p>13.4</text:p>
          </table:table-cell>
          <table:table-cell table:formula="of:=([.$D18] * 2) - [.$F18]" office:value-type="float" office:value="-12.2" calcext:value-type="float">
            <text:p>-12.2</text:p>
          </table:table-cell>
          <table:table-cell table:formula="of:=[.$E18] + (1/3)" office:value-type="float" office:value="36.1666666666667" calcext:value-type="float">
            <text:p>36.1666666666667</text:p>
          </table:table-cell>
          <table:table-cell table:formula="of:=[.$E18]" office:value-type="float" office:value="35.8333333333333" calcext:value-type="float">
            <text:p>35.8333333333333</text:p>
          </table:table-cell>
          <table:table-cell table:formula="of:=[.$E18] - (1/3)" office:value-type="float" office:value="35.5" calcext:value-type="float">
            <text:p>35.5</text:p>
          </table:table-cell>
          <table:table-cell table:formula="of:=IF([.H18] &lt; 0; [.H18] + 1; IF([.H18] &gt; 1; [.H18] - 1; [.H18]))" office:value-type="float" office:value="35.1666666666667" calcext:value-type="float">
            <text:p>35.1666666666667</text:p>
          </table:table-cell>
          <table:table-cell table:formula="of:=IF([.I18] &lt; 0; [.I18] + 1; IF([.I18] &gt; 1; [.I18] - 1; [.I18]))" office:value-type="float" office:value="34.8333333333333" calcext:value-type="float">
            <text:p>34.8333333333333</text:p>
          </table:table-cell>
          <table:table-cell table:formula="of:=IF([.J18] &lt; 0; [.J18] + 1; IF([.J18] &gt; 1; [.J18] - 1; [.J18]))" office:value-type="float" office:value="34.5" calcext:value-type="float">
            <text:p>34.5</text:p>
          </table:table-cell>
          <table:table-cell table:formula="of:=IF([.K18] * 6 &lt; 1; [.$G18] + ([.$F18] - [.$G18]) * 6 * [.K18]; IF([.K18] * 2 &lt; 1; [.$F18]; IF([.K18] * 3 &lt; 2; [.$G18] + ([.$F18] - [.$G18]) * (2/3 - [.K18]) * 6; [.$G18])))" office:value-type="float" office:value="-12.2" calcext:value-type="float">
            <text:p>-12.2</text:p>
          </table:table-cell>
          <table:table-cell table:formula="of:=IF([.L18] * 6 &lt; 1; [.$G18] + ([.$F18] - [.$G18]) * 6 * [.L18]; IF([.L18] * 2 &lt; 1; [.$F18]; IF([.L18] * 3 &lt; 2; [.$G18] + ([.$F18] - [.$G18]) * (2/3 - [.L18]) * 6; [.$G18])))" office:value-type="float" office:value="-12.2" calcext:value-type="float">
            <text:p>-12.2</text:p>
          </table:table-cell>
          <table:table-cell table:formula="of:=IF([.M18] * 6 &lt; 1; [.$G18] + ([.$F18] - [.$G18]) * 6 * [.M18]; IF([.M18] * 2 &lt; 1; [.$F18]; IF([.M18] * 3 &lt; 2; [.$G18] + ([.$F18] - [.$G18]) * (2/3 - [.M18]) * 6; [.$G18])))" office:value-type="float" office:value="-12.2" calcext:value-type="float">
            <text:p>-12.2</text:p>
          </table:table-cell>
          <table:table-cell table:formula="of:=IF([.$B18] = 0; ROUND([.$D18] * 255); ROUND([.N18] * 255))" office:value-type="float" office:value="-3111" calcext:value-type="float">
            <text:p>-3111</text:p>
          </table:table-cell>
          <table:table-cell table:formula="of:=IF([.$B18] = 0; ROUND([.$D18] * 255); ROUND([.O18] * 255))" office:value-type="float" office:value="-3111" calcext:value-type="float">
            <text:p>-3111</text:p>
          </table:table-cell>
          <table:table-cell table:formula="of:=IF([.$B18] = 0; ROUND([.$D18] * 255); ROUND([.P18] * 255))" office:value-type="float" office:value="-3111" calcext:value-type="float">
            <text:p>-3111</text:p>
          </table:table-cell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65" calcext:value-type="float">
            <text:p>65</text:p>
          </table:table-cell>
          <table:table-cell table:formula="of:=[.C19]*0.01" office:value-type="float" office:value="0.65" calcext:value-type="float">
            <text:p>0.65</text:p>
          </table:table-cell>
          <table:table-cell table:formula="of:=[.$A19] / 6" office:value-type="float" office:value="35.8333333333333" calcext:value-type="float">
            <text:p>35.8333333333333</text:p>
          </table:table-cell>
          <table:table-cell table:formula="of:=IF([.$D19] &lt; 0.5; [.$D19] * ([.$B19] + 1); ([.$D19] + [.$B19]) - ([.$D19] * [.$B19]))" office:value-type="float" office:value="11.85" calcext:value-type="float">
            <text:p>11.85</text:p>
          </table:table-cell>
          <table:table-cell table:formula="of:=([.$D19] * 2) - [.$F19]" office:value-type="float" office:value="-10.55" calcext:value-type="float">
            <text:p>-10.55</text:p>
          </table:table-cell>
          <table:table-cell table:formula="of:=[.$E19] + (1/3)" office:value-type="float" office:value="36.1666666666667" calcext:value-type="float">
            <text:p>36.1666666666667</text:p>
          </table:table-cell>
          <table:table-cell table:formula="of:=[.$E19]" office:value-type="float" office:value="35.8333333333333" calcext:value-type="float">
            <text:p>35.8333333333333</text:p>
          </table:table-cell>
          <table:table-cell table:formula="of:=[.$E19] - (1/3)" office:value-type="float" office:value="35.5" calcext:value-type="float">
            <text:p>35.5</text:p>
          </table:table-cell>
          <table:table-cell table:formula="of:=IF([.H19] &lt; 0; [.H19] + 1; IF([.H19] &gt; 1; [.H19] - 1; [.H19]))" office:value-type="float" office:value="35.1666666666667" calcext:value-type="float">
            <text:p>35.1666666666667</text:p>
          </table:table-cell>
          <table:table-cell table:formula="of:=IF([.I19] &lt; 0; [.I19] + 1; IF([.I19] &gt; 1; [.I19] - 1; [.I19]))" office:value-type="float" office:value="34.8333333333333" calcext:value-type="float">
            <text:p>34.8333333333333</text:p>
          </table:table-cell>
          <table:table-cell table:formula="of:=IF([.J19] &lt; 0; [.J19] + 1; IF([.J19] &gt; 1; [.J19] - 1; [.J19]))" office:value-type="float" office:value="34.5" calcext:value-type="float">
            <text:p>34.5</text:p>
          </table:table-cell>
          <table:table-cell table:formula="of:=IF([.K19] * 6 &lt; 1; [.$G19] + ([.$F19] - [.$G19]) * 6 * [.K19]; IF([.K19] * 2 &lt; 1; [.$F19]; IF([.K19] * 3 &lt; 2; [.$G19] + ([.$F19] - [.$G19]) * (2/3 - [.K19]) * 6; [.$G19])))" office:value-type="float" office:value="-10.55" calcext:value-type="float">
            <text:p>-10.55</text:p>
          </table:table-cell>
          <table:table-cell table:formula="of:=IF([.L19] * 6 &lt; 1; [.$G19] + ([.$F19] - [.$G19]) * 6 * [.L19]; IF([.L19] * 2 &lt; 1; [.$F19]; IF([.L19] * 3 &lt; 2; [.$G19] + ([.$F19] - [.$G19]) * (2/3 - [.L19]) * 6; [.$G19])))" office:value-type="float" office:value="-10.55" calcext:value-type="float">
            <text:p>-10.55</text:p>
          </table:table-cell>
          <table:table-cell table:formula="of:=IF([.M19] * 6 &lt; 1; [.$G19] + ([.$F19] - [.$G19]) * 6 * [.M19]; IF([.M19] * 2 &lt; 1; [.$F19]; IF([.M19] * 3 &lt; 2; [.$G19] + ([.$F19] - [.$G19]) * (2/3 - [.M19]) * 6; [.$G19])))" office:value-type="float" office:value="-10.55" calcext:value-type="float">
            <text:p>-10.55</text:p>
          </table:table-cell>
          <table:table-cell table:formula="of:=IF([.$B19] = 0; ROUND([.$D19] * 255); ROUND([.N19] * 255))" office:value-type="float" office:value="-2690" calcext:value-type="float">
            <text:p>-2690</text:p>
          </table:table-cell>
          <table:table-cell table:formula="of:=IF([.$B19] = 0; ROUND([.$D19] * 255); ROUND([.O19] * 255))" office:value-type="float" office:value="-2690" calcext:value-type="float">
            <text:p>-2690</text:p>
          </table:table-cell>
          <table:table-cell table:formula="of:=IF([.$B19] = 0; ROUND([.$D19] * 255); ROUND([.P19] * 255))" office:value-type="float" office:value="-2690" calcext:value-type="float">
            <text:p>-2690</text:p>
          </table:table-cell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0" calcext:value-type="float">
            <text:p>70</text:p>
          </table:table-cell>
          <table:table-cell table:formula="of:=[.C20]*0.01" office:value-type="float" office:value="0.7" calcext:value-type="float">
            <text:p>0.7</text:p>
          </table:table-cell>
          <table:table-cell table:formula="of:=[.$A20] / 6" office:value-type="float" office:value="35.8333333333333" calcext:value-type="float">
            <text:p>35.8333333333333</text:p>
          </table:table-cell>
          <table:table-cell table:formula="of:=IF([.$D20] &lt; 0.5; [.$D20] * ([.$B20] + 1); ([.$D20] + [.$B20]) - ([.$D20] * [.$B20]))" office:value-type="float" office:value="10.3" calcext:value-type="float">
            <text:p>10.3</text:p>
          </table:table-cell>
          <table:table-cell table:formula="of:=([.$D20] * 2) - [.$F20]" office:value-type="float" office:value="-8.9" calcext:value-type="float">
            <text:p>-8.9</text:p>
          </table:table-cell>
          <table:table-cell table:formula="of:=[.$E20] + (1/3)" office:value-type="float" office:value="36.1666666666667" calcext:value-type="float">
            <text:p>36.1666666666667</text:p>
          </table:table-cell>
          <table:table-cell table:formula="of:=[.$E20]" office:value-type="float" office:value="35.8333333333333" calcext:value-type="float">
            <text:p>35.8333333333333</text:p>
          </table:table-cell>
          <table:table-cell table:formula="of:=[.$E20] - (1/3)" office:value-type="float" office:value="35.5" calcext:value-type="float">
            <text:p>35.5</text:p>
          </table:table-cell>
          <table:table-cell table:formula="of:=IF([.H20] &lt; 0; [.H20] + 1; IF([.H20] &gt; 1; [.H20] - 1; [.H20]))" office:value-type="float" office:value="35.1666666666667" calcext:value-type="float">
            <text:p>35.1666666666667</text:p>
          </table:table-cell>
          <table:table-cell table:formula="of:=IF([.I20] &lt; 0; [.I20] + 1; IF([.I20] &gt; 1; [.I20] - 1; [.I20]))" office:value-type="float" office:value="34.8333333333333" calcext:value-type="float">
            <text:p>34.8333333333333</text:p>
          </table:table-cell>
          <table:table-cell table:formula="of:=IF([.J20] &lt; 0; [.J20] + 1; IF([.J20] &gt; 1; [.J20] - 1; [.J20]))" office:value-type="float" office:value="34.5" calcext:value-type="float">
            <text:p>34.5</text:p>
          </table:table-cell>
          <table:table-cell table:formula="of:=IF([.K20] * 6 &lt; 1; [.$G20] + ([.$F20] - [.$G20]) * 6 * [.K20]; IF([.K20] * 2 &lt; 1; [.$F20]; IF([.K20] * 3 &lt; 2; [.$G20] + ([.$F20] - [.$G20]) * (2/3 - [.K20]) * 6; [.$G20])))" office:value-type="float" office:value="-8.9" calcext:value-type="float">
            <text:p>-8.9</text:p>
          </table:table-cell>
          <table:table-cell table:formula="of:=IF([.L20] * 6 &lt; 1; [.$G20] + ([.$F20] - [.$G20]) * 6 * [.L20]; IF([.L20] * 2 &lt; 1; [.$F20]; IF([.L20] * 3 &lt; 2; [.$G20] + ([.$F20] - [.$G20]) * (2/3 - [.L20]) * 6; [.$G20])))" office:value-type="float" office:value="-8.9" calcext:value-type="float">
            <text:p>-8.9</text:p>
          </table:table-cell>
          <table:table-cell table:formula="of:=IF([.M20] * 6 &lt; 1; [.$G20] + ([.$F20] - [.$G20]) * 6 * [.M20]; IF([.M20] * 2 &lt; 1; [.$F20]; IF([.M20] * 3 &lt; 2; [.$G20] + ([.$F20] - [.$G20]) * (2/3 - [.M20]) * 6; [.$G20])))" office:value-type="float" office:value="-8.9" calcext:value-type="float">
            <text:p>-8.9</text:p>
          </table:table-cell>
          <table:table-cell table:formula="of:=IF([.$B20] = 0; ROUND([.$D20] * 255); ROUND([.N20] * 255))" office:value-type="float" office:value="-2270" calcext:value-type="float">
            <text:p>-2270</text:p>
          </table:table-cell>
          <table:table-cell table:formula="of:=IF([.$B20] = 0; ROUND([.$D20] * 255); ROUND([.O20] * 255))" office:value-type="float" office:value="-2270" calcext:value-type="float">
            <text:p>-2270</text:p>
          </table:table-cell>
          <table:table-cell table:formula="of:=IF([.$B20] = 0; ROUND([.$D20] * 255); ROUND([.P20] * 255))" office:value-type="float" office:value="-2270" calcext:value-type="float">
            <text:p>-2270</text:p>
          </table:table-cell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75" calcext:value-type="float">
            <text:p>75</text:p>
          </table:table-cell>
          <table:table-cell table:formula="of:=[.C21]*0.01" office:value-type="float" office:value="0.75" calcext:value-type="float">
            <text:p>0.75</text:p>
          </table:table-cell>
          <table:table-cell table:formula="of:=[.$A21] / 6" office:value-type="float" office:value="35.8333333333333" calcext:value-type="float">
            <text:p>35.8333333333333</text:p>
          </table:table-cell>
          <table:table-cell table:formula="of:=IF([.$D21] &lt; 0.5; [.$D21] * ([.$B21] + 1); ([.$D21] + [.$B21]) - ([.$D21] * [.$B21]))" office:value-type="float" office:value="8.75" calcext:value-type="float">
            <text:p>8.75</text:p>
          </table:table-cell>
          <table:table-cell table:formula="of:=([.$D21] * 2) - [.$F21]" office:value-type="float" office:value="-7.25" calcext:value-type="float">
            <text:p>-7.25</text:p>
          </table:table-cell>
          <table:table-cell table:formula="of:=[.$E21] + (1/3)" office:value-type="float" office:value="36.1666666666667" calcext:value-type="float">
            <text:p>36.1666666666667</text:p>
          </table:table-cell>
          <table:table-cell table:formula="of:=[.$E21]" office:value-type="float" office:value="35.8333333333333" calcext:value-type="float">
            <text:p>35.8333333333333</text:p>
          </table:table-cell>
          <table:table-cell table:formula="of:=[.$E21] - (1/3)" office:value-type="float" office:value="35.5" calcext:value-type="float">
            <text:p>35.5</text:p>
          </table:table-cell>
          <table:table-cell table:formula="of:=IF([.H21] &lt; 0; [.H21] + 1; IF([.H21] &gt; 1; [.H21] - 1; [.H21]))" office:value-type="float" office:value="35.1666666666667" calcext:value-type="float">
            <text:p>35.1666666666667</text:p>
          </table:table-cell>
          <table:table-cell table:formula="of:=IF([.I21] &lt; 0; [.I21] + 1; IF([.I21] &gt; 1; [.I21] - 1; [.I21]))" office:value-type="float" office:value="34.8333333333333" calcext:value-type="float">
            <text:p>34.8333333333333</text:p>
          </table:table-cell>
          <table:table-cell table:formula="of:=IF([.J21] &lt; 0; [.J21] + 1; IF([.J21] &gt; 1; [.J21] - 1; [.J21]))" office:value-type="float" office:value="34.5" calcext:value-type="float">
            <text:p>34.5</text:p>
          </table:table-cell>
          <table:table-cell table:formula="of:=IF([.K21] * 6 &lt; 1; [.$G21] + ([.$F21] - [.$G21]) * 6 * [.K21]; IF([.K21] * 2 &lt; 1; [.$F21]; IF([.K21] * 3 &lt; 2; [.$G21] + ([.$F21] - [.$G21]) * (2/3 - [.K21]) * 6; [.$G21])))" office:value-type="float" office:value="-7.25" calcext:value-type="float">
            <text:p>-7.25</text:p>
          </table:table-cell>
          <table:table-cell table:formula="of:=IF([.L21] * 6 &lt; 1; [.$G21] + ([.$F21] - [.$G21]) * 6 * [.L21]; IF([.L21] * 2 &lt; 1; [.$F21]; IF([.L21] * 3 &lt; 2; [.$G21] + ([.$F21] - [.$G21]) * (2/3 - [.L21]) * 6; [.$G21])))" office:value-type="float" office:value="-7.25" calcext:value-type="float">
            <text:p>-7.25</text:p>
          </table:table-cell>
          <table:table-cell table:formula="of:=IF([.M21] * 6 &lt; 1; [.$G21] + ([.$F21] - [.$G21]) * 6 * [.M21]; IF([.M21] * 2 &lt; 1; [.$F21]; IF([.M21] * 3 &lt; 2; [.$G21] + ([.$F21] - [.$G21]) * (2/3 - [.M21]) * 6; [.$G21])))" office:value-type="float" office:value="-7.25" calcext:value-type="float">
            <text:p>-7.25</text:p>
          </table:table-cell>
          <table:table-cell table:formula="of:=IF([.$B21] = 0; ROUND([.$D21] * 255); ROUND([.N21] * 255))" office:value-type="float" office:value="-1849" calcext:value-type="float">
            <text:p>-1849</text:p>
          </table:table-cell>
          <table:table-cell table:formula="of:=IF([.$B21] = 0; ROUND([.$D21] * 255); ROUND([.O21] * 255))" office:value-type="float" office:value="-1849" calcext:value-type="float">
            <text:p>-1849</text:p>
          </table:table-cell>
          <table:table-cell table:formula="of:=IF([.$B21] = 0; ROUND([.$D21] * 255); ROUND([.P21] * 255))" office:value-type="float" office:value="-1849" calcext:value-type="float">
            <text:p>-1849</text:p>
          </table:table-cell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0" calcext:value-type="float">
            <text:p>80</text:p>
          </table:table-cell>
          <table:table-cell table:formula="of:=[.C22]*0.01" office:value-type="float" office:value="0.8" calcext:value-type="float">
            <text:p>0.8</text:p>
          </table:table-cell>
          <table:table-cell table:formula="of:=[.$A22] / 6" office:value-type="float" office:value="35.8333333333333" calcext:value-type="float">
            <text:p>35.8333333333333</text:p>
          </table:table-cell>
          <table:table-cell table:formula="of:=IF([.$D22] &lt; 0.5; [.$D22] * ([.$B22] + 1); ([.$D22] + [.$B22]) - ([.$D22] * [.$B22]))" office:value-type="float" office:value="7.2" calcext:value-type="float">
            <text:p>7.2</text:p>
          </table:table-cell>
          <table:table-cell table:formula="of:=([.$D22] * 2) - [.$F22]" office:value-type="float" office:value="-5.6" calcext:value-type="float">
            <text:p>-5.6</text:p>
          </table:table-cell>
          <table:table-cell table:formula="of:=[.$E22] + (1/3)" office:value-type="float" office:value="36.1666666666667" calcext:value-type="float">
            <text:p>36.1666666666667</text:p>
          </table:table-cell>
          <table:table-cell table:formula="of:=[.$E22]" office:value-type="float" office:value="35.8333333333333" calcext:value-type="float">
            <text:p>35.8333333333333</text:p>
          </table:table-cell>
          <table:table-cell table:formula="of:=[.$E22] - (1/3)" office:value-type="float" office:value="35.5" calcext:value-type="float">
            <text:p>35.5</text:p>
          </table:table-cell>
          <table:table-cell table:formula="of:=IF([.H22] &lt; 0; [.H22] + 1; IF([.H22] &gt; 1; [.H22] - 1; [.H22]))" office:value-type="float" office:value="35.1666666666667" calcext:value-type="float">
            <text:p>35.1666666666667</text:p>
          </table:table-cell>
          <table:table-cell table:formula="of:=IF([.I22] &lt; 0; [.I22] + 1; IF([.I22] &gt; 1; [.I22] - 1; [.I22]))" office:value-type="float" office:value="34.8333333333333" calcext:value-type="float">
            <text:p>34.8333333333333</text:p>
          </table:table-cell>
          <table:table-cell table:formula="of:=IF([.J22] &lt; 0; [.J22] + 1; IF([.J22] &gt; 1; [.J22] - 1; [.J22]))" office:value-type="float" office:value="34.5" calcext:value-type="float">
            <text:p>34.5</text:p>
          </table:table-cell>
          <table:table-cell table:formula="of:=IF([.K22] * 6 &lt; 1; [.$G22] + ([.$F22] - [.$G22]) * 6 * [.K22]; IF([.K22] * 2 &lt; 1; [.$F22]; IF([.K22] * 3 &lt; 2; [.$G22] + ([.$F22] - [.$G22]) * (2/3 - [.K22]) * 6; [.$G22])))" office:value-type="float" office:value="-5.6" calcext:value-type="float">
            <text:p>-5.6</text:p>
          </table:table-cell>
          <table:table-cell table:formula="of:=IF([.L22] * 6 &lt; 1; [.$G22] + ([.$F22] - [.$G22]) * 6 * [.L22]; IF([.L22] * 2 &lt; 1; [.$F22]; IF([.L22] * 3 &lt; 2; [.$G22] + ([.$F22] - [.$G22]) * (2/3 - [.L22]) * 6; [.$G22])))" office:value-type="float" office:value="-5.6" calcext:value-type="float">
            <text:p>-5.6</text:p>
          </table:table-cell>
          <table:table-cell table:formula="of:=IF([.M22] * 6 &lt; 1; [.$G22] + ([.$F22] - [.$G22]) * 6 * [.M22]; IF([.M22] * 2 &lt; 1; [.$F22]; IF([.M22] * 3 &lt; 2; [.$G22] + ([.$F22] - [.$G22]) * (2/3 - [.M22]) * 6; [.$G22])))" office:value-type="float" office:value="-5.6" calcext:value-type="float">
            <text:p>-5.6</text:p>
          </table:table-cell>
          <table:table-cell table:formula="of:=IF([.$B22] = 0; ROUND([.$D22] * 255); ROUND([.N22] * 255))" office:value-type="float" office:value="-1428" calcext:value-type="float">
            <text:p>-1428</text:p>
          </table:table-cell>
          <table:table-cell table:formula="of:=IF([.$B22] = 0; ROUND([.$D22] * 255); ROUND([.O22] * 255))" office:value-type="float" office:value="-1428" calcext:value-type="float">
            <text:p>-1428</text:p>
          </table:table-cell>
          <table:table-cell table:formula="of:=IF([.$B22] = 0; ROUND([.$D22] * 255); ROUND([.P22] * 255))" office:value-type="float" office:value="-1428" calcext:value-type="float">
            <text:p>-1428</text:p>
          </table:table-cell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85" calcext:value-type="float">
            <text:p>85</text:p>
          </table:table-cell>
          <table:table-cell table:formula="of:=[.C23]*0.01" office:value-type="float" office:value="0.85" calcext:value-type="float">
            <text:p>0.85</text:p>
          </table:table-cell>
          <table:table-cell table:formula="of:=[.$A23] / 6" office:value-type="float" office:value="35.8333333333333" calcext:value-type="float">
            <text:p>35.8333333333333</text:p>
          </table:table-cell>
          <table:table-cell table:formula="of:=IF([.$D23] &lt; 0.5; [.$D23] * ([.$B23] + 1); ([.$D23] + [.$B23]) - ([.$D23] * [.$B23]))" office:value-type="float" office:value="5.65" calcext:value-type="float">
            <text:p>5.65</text:p>
          </table:table-cell>
          <table:table-cell table:formula="of:=([.$D23] * 2) - [.$F23]" office:value-type="float" office:value="-3.95" calcext:value-type="float">
            <text:p>-3.95</text:p>
          </table:table-cell>
          <table:table-cell table:formula="of:=[.$E23] + (1/3)" office:value-type="float" office:value="36.1666666666667" calcext:value-type="float">
            <text:p>36.1666666666667</text:p>
          </table:table-cell>
          <table:table-cell table:formula="of:=[.$E23]" office:value-type="float" office:value="35.8333333333333" calcext:value-type="float">
            <text:p>35.8333333333333</text:p>
          </table:table-cell>
          <table:table-cell table:formula="of:=[.$E23] - (1/3)" office:value-type="float" office:value="35.5" calcext:value-type="float">
            <text:p>35.5</text:p>
          </table:table-cell>
          <table:table-cell table:formula="of:=IF([.H23] &lt; 0; [.H23] + 1; IF([.H23] &gt; 1; [.H23] - 1; [.H23]))" office:value-type="float" office:value="35.1666666666667" calcext:value-type="float">
            <text:p>35.1666666666667</text:p>
          </table:table-cell>
          <table:table-cell table:formula="of:=IF([.I23] &lt; 0; [.I23] + 1; IF([.I23] &gt; 1; [.I23] - 1; [.I23]))" office:value-type="float" office:value="34.8333333333333" calcext:value-type="float">
            <text:p>34.8333333333333</text:p>
          </table:table-cell>
          <table:table-cell table:formula="of:=IF([.J23] &lt; 0; [.J23] + 1; IF([.J23] &gt; 1; [.J23] - 1; [.J23]))" office:value-type="float" office:value="34.5" calcext:value-type="float">
            <text:p>34.5</text:p>
          </table:table-cell>
          <table:table-cell table:formula="of:=IF([.K23] * 6 &lt; 1; [.$G23] + ([.$F23] - [.$G23]) * 6 * [.K23]; IF([.K23] * 2 &lt; 1; [.$F23]; IF([.K23] * 3 &lt; 2; [.$G23] + ([.$F23] - [.$G23]) * (2/3 - [.K23]) * 6; [.$G23])))" office:value-type="float" office:value="-3.95" calcext:value-type="float">
            <text:p>-3.95</text:p>
          </table:table-cell>
          <table:table-cell table:formula="of:=IF([.L23] * 6 &lt; 1; [.$G23] + ([.$F23] - [.$G23]) * 6 * [.L23]; IF([.L23] * 2 &lt; 1; [.$F23]; IF([.L23] * 3 &lt; 2; [.$G23] + ([.$F23] - [.$G23]) * (2/3 - [.L23]) * 6; [.$G23])))" office:value-type="float" office:value="-3.95" calcext:value-type="float">
            <text:p>-3.95</text:p>
          </table:table-cell>
          <table:table-cell table:formula="of:=IF([.M23] * 6 &lt; 1; [.$G23] + ([.$F23] - [.$G23]) * 6 * [.M23]; IF([.M23] * 2 &lt; 1; [.$F23]; IF([.M23] * 3 &lt; 2; [.$G23] + ([.$F23] - [.$G23]) * (2/3 - [.M23]) * 6; [.$G23])))" office:value-type="float" office:value="-3.95" calcext:value-type="float">
            <text:p>-3.95</text:p>
          </table:table-cell>
          <table:table-cell table:formula="of:=IF([.$B23] = 0; ROUND([.$D23] * 255); ROUND([.N23] * 255))" office:value-type="float" office:value="-1007" calcext:value-type="float">
            <text:p>-1007</text:p>
          </table:table-cell>
          <table:table-cell table:formula="of:=IF([.$B23] = 0; ROUND([.$D23] * 255); ROUND([.O23] * 255))" office:value-type="float" office:value="-1007" calcext:value-type="float">
            <text:p>-1007</text:p>
          </table:table-cell>
          <table:table-cell table:formula="of:=IF([.$B23] = 0; ROUND([.$D23] * 255); ROUND([.P23] * 255))" office:value-type="float" office:value="-1007" calcext:value-type="float">
            <text:p>-1007</text:p>
          </table:table-cell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0" calcext:value-type="float">
            <text:p>90</text:p>
          </table:table-cell>
          <table:table-cell table:formula="of:=[.C24]*0.01" office:value-type="float" office:value="0.9" calcext:value-type="float">
            <text:p>0.9</text:p>
          </table:table-cell>
          <table:table-cell table:formula="of:=[.$A24] / 6" office:value-type="float" office:value="35.8333333333333" calcext:value-type="float">
            <text:p>35.8333333333333</text:p>
          </table:table-cell>
          <table:table-cell table:formula="of:=IF([.$D24] &lt; 0.5; [.$D24] * ([.$B24] + 1); ([.$D24] + [.$B24]) - ([.$D24] * [.$B24]))" office:value-type="float" office:value="4.1" calcext:value-type="float">
            <text:p>4.1</text:p>
          </table:table-cell>
          <table:table-cell table:formula="of:=([.$D24] * 2) - [.$F24]" office:value-type="float" office:value="-2.3" calcext:value-type="float">
            <text:p>-2.3</text:p>
          </table:table-cell>
          <table:table-cell table:formula="of:=[.$E24] + (1/3)" office:value-type="float" office:value="36.1666666666667" calcext:value-type="float">
            <text:p>36.1666666666667</text:p>
          </table:table-cell>
          <table:table-cell table:formula="of:=[.$E24]" office:value-type="float" office:value="35.8333333333333" calcext:value-type="float">
            <text:p>35.8333333333333</text:p>
          </table:table-cell>
          <table:table-cell table:formula="of:=[.$E24] - (1/3)" office:value-type="float" office:value="35.5" calcext:value-type="float">
            <text:p>35.5</text:p>
          </table:table-cell>
          <table:table-cell table:formula="of:=IF([.H24] &lt; 0; [.H24] + 1; IF([.H24] &gt; 1; [.H24] - 1; [.H24]))" office:value-type="float" office:value="35.1666666666667" calcext:value-type="float">
            <text:p>35.1666666666667</text:p>
          </table:table-cell>
          <table:table-cell table:formula="of:=IF([.I24] &lt; 0; [.I24] + 1; IF([.I24] &gt; 1; [.I24] - 1; [.I24]))" office:value-type="float" office:value="34.8333333333333" calcext:value-type="float">
            <text:p>34.8333333333333</text:p>
          </table:table-cell>
          <table:table-cell table:formula="of:=IF([.J24] &lt; 0; [.J24] + 1; IF([.J24] &gt; 1; [.J24] - 1; [.J24]))" office:value-type="float" office:value="34.5" calcext:value-type="float">
            <text:p>34.5</text:p>
          </table:table-cell>
          <table:table-cell table:formula="of:=IF([.K24] * 6 &lt; 1; [.$G24] + ([.$F24] - [.$G24]) * 6 * [.K24]; IF([.K24] * 2 &lt; 1; [.$F24]; IF([.K24] * 3 &lt; 2; [.$G24] + ([.$F24] - [.$G24]) * (2/3 - [.K24]) * 6; [.$G24])))" office:value-type="float" office:value="-2.3" calcext:value-type="float">
            <text:p>-2.3</text:p>
          </table:table-cell>
          <table:table-cell table:formula="of:=IF([.L24] * 6 &lt; 1; [.$G24] + ([.$F24] - [.$G24]) * 6 * [.L24]; IF([.L24] * 2 &lt; 1; [.$F24]; IF([.L24] * 3 &lt; 2; [.$G24] + ([.$F24] - [.$G24]) * (2/3 - [.L24]) * 6; [.$G24])))" office:value-type="float" office:value="-2.3" calcext:value-type="float">
            <text:p>-2.3</text:p>
          </table:table-cell>
          <table:table-cell table:formula="of:=IF([.M24] * 6 &lt; 1; [.$G24] + ([.$F24] - [.$G24]) * 6 * [.M24]; IF([.M24] * 2 &lt; 1; [.$F24]; IF([.M24] * 3 &lt; 2; [.$G24] + ([.$F24] - [.$G24]) * (2/3 - [.M24]) * 6; [.$G24])))" office:value-type="float" office:value="-2.3" calcext:value-type="float">
            <text:p>-2.3</text:p>
          </table:table-cell>
          <table:table-cell table:formula="of:=IF([.$B24] = 0; ROUND([.$D24] * 255); ROUND([.N24] * 255))" office:value-type="float" office:value="-586" calcext:value-type="float">
            <text:p>-586</text:p>
          </table:table-cell>
          <table:table-cell table:formula="of:=IF([.$B24] = 0; ROUND([.$D24] * 255); ROUND([.O24] * 255))" office:value-type="float" office:value="-586" calcext:value-type="float">
            <text:p>-586</text:p>
          </table:table-cell>
          <table:table-cell table:formula="of:=IF([.$B24] = 0; ROUND([.$D24] * 255); ROUND([.P24] * 255))" office:value-type="float" office:value="-586" calcext:value-type="float">
            <text:p>-586</text:p>
          </table:table-cell>
        </table:table-row>
        <table:table-row table:style-name="ro3">
          <table:table-cell table:formula="of:=[.A24]" office:value-type="float" office:value="215" calcext:value-type="float">
            <text:p>215</text:p>
          </table:table-cell>
          <table:table-cell table:formula="of:=[.B24]" office:value-type="float" office:value="32" calcext:value-type="float">
            <text:p>32</text:p>
          </table:table-cell>
          <table:table-cell table:formula="of:=[.C24]+5" office:value-type="float" office:value="95" calcext:value-type="float">
            <text:p>95</text:p>
          </table:table-cell>
          <table:table-cell table:formula="of:=[.C25]*0.01" office:value-type="float" office:value="0.95" calcext:value-type="float">
            <text:p>0.95</text:p>
          </table:table-cell>
          <table:table-cell table:formula="of:=[.$A25] / 6" office:value-type="float" office:value="35.8333333333333" calcext:value-type="float">
            <text:p>35.8333333333333</text:p>
          </table:table-cell>
          <table:table-cell table:formula="of:=IF([.$D25] &lt; 0.5; [.$D25] * ([.$B25] + 1); ([.$D25] + [.$B25]) - ([.$D25] * [.$B25]))" office:value-type="float" office:value="2.55" calcext:value-type="float">
            <text:p>2.55</text:p>
          </table:table-cell>
          <table:table-cell table:formula="of:=([.$D25] * 2) - [.$F25]" office:value-type="float" office:value="-0.650000000000001" calcext:value-type="float">
            <text:p>-0.650000000000001</text:p>
          </table:table-cell>
          <table:table-cell table:formula="of:=[.$E25] + (1/3)" office:value-type="float" office:value="36.1666666666667" calcext:value-type="float">
            <text:p>36.1666666666667</text:p>
          </table:table-cell>
          <table:table-cell table:formula="of:=[.$E25]" office:value-type="float" office:value="35.8333333333333" calcext:value-type="float">
            <text:p>35.8333333333333</text:p>
          </table:table-cell>
          <table:table-cell table:formula="of:=[.$E25] - (1/3)" office:value-type="float" office:value="35.5" calcext:value-type="float">
            <text:p>35.5</text:p>
          </table:table-cell>
          <table:table-cell table:formula="of:=IF([.H25] &lt; 0; [.H25] + 1; IF([.H25] &gt; 1; [.H25] - 1; [.H25]))" office:value-type="float" office:value="35.1666666666667" calcext:value-type="float">
            <text:p>35.1666666666667</text:p>
          </table:table-cell>
          <table:table-cell table:formula="of:=IF([.I25] &lt; 0; [.I25] + 1; IF([.I25] &gt; 1; [.I25] - 1; [.I25]))" office:value-type="float" office:value="34.8333333333333" calcext:value-type="float">
            <text:p>34.8333333333333</text:p>
          </table:table-cell>
          <table:table-cell table:formula="of:=IF([.J25] &lt; 0; [.J25] + 1; IF([.J25] &gt; 1; [.J25] - 1; [.J25]))" office:value-type="float" office:value="34.5" calcext:value-type="float">
            <text:p>34.5</text:p>
          </table:table-cell>
          <table:table-cell table:formula="of:=IF([.K25] * 6 &lt; 1; [.$G25] + ([.$F25] - [.$G25]) * 6 * [.K25]; IF([.K25] * 2 &lt; 1; [.$F25]; IF([.K25] * 3 &lt; 2; [.$G25] + ([.$F25] - [.$G25]) * (2/3 - [.K25]) * 6; [.$G25])))" office:value-type="float" office:value="-0.650000000000001" calcext:value-type="float">
            <text:p>-0.650000000000001</text:p>
          </table:table-cell>
          <table:table-cell table:formula="of:=IF([.L25] * 6 &lt; 1; [.$G25] + ([.$F25] - [.$G25]) * 6 * [.L25]; IF([.L25] * 2 &lt; 1; [.$F25]; IF([.L25] * 3 &lt; 2; [.$G25] + ([.$F25] - [.$G25]) * (2/3 - [.L25]) * 6; [.$G25])))" office:value-type="float" office:value="-0.650000000000001" calcext:value-type="float">
            <text:p>-0.650000000000001</text:p>
          </table:table-cell>
          <table:table-cell table:formula="of:=IF([.M25] * 6 &lt; 1; [.$G25] + ([.$F25] - [.$G25]) * 6 * [.M25]; IF([.M25] * 2 &lt; 1; [.$F25]; IF([.M25] * 3 &lt; 2; [.$G25] + ([.$F25] - [.$G25]) * (2/3 - [.M25]) * 6; [.$G25])))" office:value-type="float" office:value="-0.650000000000001" calcext:value-type="float">
            <text:p>-0.650000000000001</text:p>
          </table:table-cell>
          <table:table-cell table:formula="of:=IF([.$B25] = 0; ROUND([.$D25] * 255); ROUND([.N25] * 255))" office:value-type="float" office:value="-166" calcext:value-type="float">
            <text:p>-166</text:p>
          </table:table-cell>
          <table:table-cell table:formula="of:=IF([.$B25] = 0; ROUND([.$D25] * 255); ROUND([.O25] * 255))" office:value-type="float" office:value="-166" calcext:value-type="float">
            <text:p>-166</text:p>
          </table:table-cell>
          <table:table-cell table:formula="of:=IF([.$B25] = 0; ROUND([.$D25] * 255); ROUND([.P25] * 255))" office:value-type="float" office:value="-166" calcext:value-type="float">
            <text:p>-166</text:p>
          </table:table-cell>
        </table:table-row>
      </table:table>
      <table:table table:name="HSL" table:style-name="ta1">
        <table:table-column table:style-name="co11" table:number-columns-repeated="3" table:default-cell-style-name="Calc_20_Text"/>
        <table:table-column table:style-name="co13" table:default-cell-style-name="Calc_20_Text"/>
        <table:table-column table:style-name="co11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1" table:number-columns-repeated="1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 (HSL)</text:p>
          </table:table-cell>
          <table:table-cell table:style-name="Default" table:number-columns-repeated="3"/>
          <table:table-cell table:number-columns-repeated="27"/>
        </table:table-row>
        <table:table-row table:style-name="ro2">
          <table:table-cell table:style-name="Default" table:number-columns-repeated="4"/>
          <table:table-cell table:number-columns-repeated="27"/>
        </table:table-row>
        <table:table-row table:style-name="ro2">
          <table:table-cell table:style-name="Default" table:number-columns-repeated="4"/>
          <table:table-cell office:value-type="string" calcext:value-type="string">
            <text:p>XXX here</text:p>
          </table:table-cell>
          <table:table-cell table:number-columns-repeated="26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osity</text:p>
          </table:table-cell>
          <table:table-cell table:style-name="Calc_20_Heading_20_4" office:value-type="string" calcext:value-type="string">
            <text:p>Luminosity (%)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number-columns-repeated="24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5]*0.01" office:value-type="float" office:value="0" calcext:value-type="float">
            <text:p>0</text:p>
          </table:table-cell>
          <table:table-cell table:style-name="Calc_20_Text" table:number-columns-repeated="3"/>
          <table:table-cell table:number-columns-repeated="24"/>
        </table:table-row>
        <table:table-row table:style-name="ro3">
          <table:table-cell table:formula="of:=[.A5]" office:value-type="float" office:value="215" calcext:value-type="float">
            <text:p>215</text:p>
          </table:table-cell>
          <table:table-cell table:formula="of:=[.B5]" office:value-type="float" office:value="32" calcext:value-type="float">
            <text:p>32</text:p>
          </table:table-cell>
          <table:table-cell table:formula="of:=[.C5]+5" office:value-type="float" office:value="5" calcext:value-type="float">
            <text:p>5</text:p>
          </table:table-cell>
          <table:table-cell table:formula="of:=[.C6]*0.01" office:value-type="float" office:value="0.05" calcext:value-type="float">
            <text:p>0.05</text:p>
          </table:table-cell>
          <table:table-cell table:number-columns-repeated="27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10" calcext:value-type="float">
            <text:p>10</text:p>
          </table:table-cell>
          <table:table-cell table:formula="of:=[.C7]*0.01" office:value-type="float" office:value="0.1" calcext:value-type="float">
            <text:p>0.1</text:p>
          </table:table-cell>
          <table:table-cell table:number-columns-repeated="27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5" calcext:value-type="float">
            <text:p>15</text:p>
          </table:table-cell>
          <table:table-cell table:formula="of:=[.C8]*0.01" office:value-type="float" office:value="0.15" calcext:value-type="float">
            <text:p>0.15</text:p>
          </table:table-cell>
          <table:table-cell table:number-columns-repeated="27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20" calcext:value-type="float">
            <text:p>20</text:p>
          </table:table-cell>
          <table:table-cell table:formula="of:=[.C9]*0.01" office:value-type="float" office:value="0.2" calcext:value-type="float">
            <text:p>0.2</text:p>
          </table:table-cell>
          <table:table-cell table:number-columns-repeated="27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5" calcext:value-type="float">
            <text:p>25</text:p>
          </table:table-cell>
          <table:table-cell table:formula="of:=[.C10]*0.01" office:value-type="float" office:value="0.25" calcext:value-type="float">
            <text:p>0.25</text:p>
          </table:table-cell>
          <table:table-cell table:number-columns-repeated="27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30" calcext:value-type="float">
            <text:p>30</text:p>
          </table:table-cell>
          <table:table-cell table:formula="of:=[.C11]*0.01" office:value-type="float" office:value="0.3" calcext:value-type="float">
            <text:p>0.3</text:p>
          </table:table-cell>
          <table:table-cell table:number-columns-repeated="27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5" calcext:value-type="float">
            <text:p>35</text:p>
          </table:table-cell>
          <table:table-cell table:formula="of:=[.C12]*0.01" office:value-type="float" office:value="0.35" calcext:value-type="float">
            <text:p>0.35</text:p>
          </table:table-cell>
          <table:table-cell table:number-columns-repeated="27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40" calcext:value-type="float">
            <text:p>40</text:p>
          </table:table-cell>
          <table:table-cell table:formula="of:=[.C13]*0.01" office:value-type="float" office:value="0.4" calcext:value-type="float">
            <text:p>0.4</text:p>
          </table:table-cell>
          <table:table-cell table:number-columns-repeated="27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5" calcext:value-type="float">
            <text:p>45</text:p>
          </table:table-cell>
          <table:table-cell table:formula="of:=[.C14]*0.01" office:value-type="float" office:value="0.45" calcext:value-type="float">
            <text:p>0.45</text:p>
          </table:table-cell>
          <table:table-cell table:number-columns-repeated="27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50" calcext:value-type="float">
            <text:p>50</text:p>
          </table:table-cell>
          <table:table-cell table:formula="of:=[.C15]*0.01" office:value-type="float" office:value="0.5" calcext:value-type="float">
            <text:p>0.5</text:p>
          </table:table-cell>
          <table:table-cell table:number-columns-repeated="27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5" calcext:value-type="float">
            <text:p>55</text:p>
          </table:table-cell>
          <table:table-cell table:formula="of:=[.C16]*0.01" office:value-type="float" office:value="0.55" calcext:value-type="float">
            <text:p>0.55</text:p>
          </table:table-cell>
          <table:table-cell table:number-columns-repeated="27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60" calcext:value-type="float">
            <text:p>60</text:p>
          </table:table-cell>
          <table:table-cell table:formula="of:=[.C17]*0.01" office:value-type="float" office:value="0.6" calcext:value-type="float">
            <text:p>0.6</text:p>
          </table:table-cell>
          <table:table-cell table:number-columns-repeated="27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5" calcext:value-type="float">
            <text:p>65</text:p>
          </table:table-cell>
          <table:table-cell table:formula="of:=[.C18]*0.01" office:value-type="float" office:value="0.65" calcext:value-type="float">
            <text:p>0.65</text:p>
          </table:table-cell>
          <table:table-cell table:number-columns-repeated="27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70" calcext:value-type="float">
            <text:p>70</text:p>
          </table:table-cell>
          <table:table-cell table:formula="of:=[.C19]*0.01" office:value-type="float" office:value="0.7" calcext:value-type="float">
            <text:p>0.7</text:p>
          </table:table-cell>
          <table:table-cell table:number-columns-repeated="27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5" calcext:value-type="float">
            <text:p>75</text:p>
          </table:table-cell>
          <table:table-cell table:formula="of:=[.C20]*0.01" office:value-type="float" office:value="0.75" calcext:value-type="float">
            <text:p>0.75</text:p>
          </table:table-cell>
          <table:table-cell table:number-columns-repeated="27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80" calcext:value-type="float">
            <text:p>80</text:p>
          </table:table-cell>
          <table:table-cell table:formula="of:=[.C21]*0.01" office:value-type="float" office:value="0.8" calcext:value-type="float">
            <text:p>0.8</text:p>
          </table:table-cell>
          <table:table-cell table:number-columns-repeated="27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5" calcext:value-type="float">
            <text:p>85</text:p>
          </table:table-cell>
          <table:table-cell table:formula="of:=[.C22]*0.01" office:value-type="float" office:value="0.85" calcext:value-type="float">
            <text:p>0.85</text:p>
          </table:table-cell>
          <table:table-cell table:number-columns-repeated="27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90" calcext:value-type="float">
            <text:p>90</text:p>
          </table:table-cell>
          <table:table-cell table:formula="of:=[.C23]*0.01" office:value-type="float" office:value="0.9" calcext:value-type="float">
            <text:p>0.9</text:p>
          </table:table-cell>
          <table:table-cell table:number-columns-repeated="27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5" calcext:value-type="float">
            <text:p>95</text:p>
          </table:table-cell>
          <table:table-cell table:formula="of:=[.C24]*0.01" office:value-type="float" office:value="0.95" calcext:value-type="float">
            <text:p>0.95</text:p>
          </table:table-cell>
          <table:table-cell table:number-columns-repeated="27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10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</table:table>
      <table:named-expressions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2P0" style:volatile="true">
      <number:text>+</number:text>
      <number:number number:decimal-places="0" number:min-decimal-places="0" number:min-integer-digits="1" number:grouping="true"/>
    </number:number-style>
    <number:number-style style:name="N312">
      <number:text>-</number:text>
      <number:number number:decimal-places="0" number:min-decimal-places="0" number:min-integer-digits="1" number:grouping="true"/>
      <style:map style:condition="value()&gt;=0" style:apply-style-name="N312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1:38:53.3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0.3$Windows_X86_64 LibreOffice_project/da48488a73ddd66ea24cf16bbc4f7b9c08e9bea1</meta:generator>
    <dc:date>2024-02-04T12:27:01.306000000</dc:date>
    <meta:editing-duration>PT20H12M6S</meta:editing-duration>
    <meta:editing-cycles>27</meta:editing-cycles>
    <meta:document-statistic meta:table-count="4" meta:cell-count="1181" meta:object-count="0"/>
  </office:meta>
</office:document-meta>
</file>